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Mn" svg:font-family="'Noto Mn'"/>
    <style:font-face style:name="monospace" svg:font-family="monospace"/>
    <style:font-face style:name="FreeMono" svg:font-family="FreeMono" style:font-pitch="fixed"/>
    <style:font-face style:name="Noto Mono" svg:font-family="'Noto Mono'" style:font-pitch="fixed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Cantarell" svg:font-family="Cantarell" style:font-pitch="variable"/>
    <style:font-face style:name="DejaVu Sans1" svg:font-family="'DejaVu Sans'" style:font-pitch="variable"/>
    <style:font-face style:name="URW Gothic" svg:font-family="'URW Gothic'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51in" table:align="margins" style:writing-mode="page"/>
    </style:style>
    <style:style style:name="Table1.A" style:family="table-column">
      <style:table-column-properties style:column-width="1.941in" style:rel-column-width="18999*"/>
    </style:style>
    <style:style style:name="Table1.B" style:family="table-column">
      <style:table-column-properties style:column-width="4.7542in" style:rel-column-width="46536*"/>
    </style:style>
    <style:style style:name="Table1.A1" style:family="table-cell">
      <style:table-cell-properties style:vertical-align="middle" fo:padding-left="0.0403in" fo:padding-right="0.0403in" fo:padding-top="0.25in" fo:padding-bottom="0.25in" fo:border="0.05pt solid #000000"/>
    </style:style>
    <style:style style:name="Table1.A2" style:family="table-cell">
      <style:table-cell-properties style:vertical-align="middle" fo:padding-left="0.0403in" fo:padding-right="0.0403in" fo:padding-top="0.1in" fo:padding-bottom="0.1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-left="0.0403in" fo:padding-right="0.0403in" fo:padding-top="0.1in" fo:padding-bottom="0.1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-left="0.1in" fo:padding-right="0.1in" fo:padding-top="0.0701in" fo:padding-bottom="0.0701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-left="0.0403in" fo:padding-right="0.0403in" fo:padding-top="0.0701in" fo:padding-bottom="0.0701in" fo:border-left="0.05pt solid #000000" fo:border-right="0.05pt solid #000000" fo:border-top="none" fo:border-bottom="0.05pt solid #000000"/>
    </style:style>
    <style:style style:name="Table2" style:family="table">
      <style:table-properties style:width="6.6951in" table:align="margins" style:writing-mode="page"/>
    </style:style>
    <style:style style:name="Table2.A" style:family="table-column">
      <style:table-column-properties style:column-width="1.941in" style:rel-column-width="18999*"/>
    </style:style>
    <style:style style:name="Table2.B" style:family="table-column">
      <style:table-column-properties style:column-width="4.7542in" style:rel-column-width="46536*"/>
    </style:style>
    <style:style style:name="Table2.A1" style:family="table-cell">
      <style:table-cell-properties style:vertical-align="middle" fo:padding-left="0.0403in" fo:padding-right="0.0403in" fo:padding-top="0.25in" fo:padding-bottom="0.25in" fo:border="0.05pt solid #000000"/>
    </style:style>
    <style:style style:name="Table2.A2" style:family="table-cell">
      <style:table-cell-properties style:vertical-align="middle" fo:padding-left="0.0403in" fo:padding-right="0.0403in" fo:padding-top="0.1in" fo:padding-bottom="0.1in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-left="0.0403in" fo:padding-right="0.0403in" fo:padding-top="0.1in" fo:padding-bottom="0.1in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padding-left="0.1in" fo:padding-right="0.1in" fo:padding-top="0.0701in" fo:padding-bottom="0.0701in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-left="0.0403in" fo:padding-right="0.0403in" fo:padding-top="0.0701in" fo:padding-bottom="0.0701in" fo:border-left="0.05pt solid #000000" fo:border-right="0.05pt solid #000000" fo:border-top="none" fo:border-bottom="0.05pt solid #000000"/>
    </style:style>
    <style:style style:name="Table3" style:family="table">
      <style:table-properties style:width="6.6951in" table:align="margins" style:writing-mode="page"/>
    </style:style>
    <style:style style:name="Table3.A" style:family="table-column">
      <style:table-column-properties style:column-width="1.941in" style:rel-column-width="18999*"/>
    </style:style>
    <style:style style:name="Table3.B" style:family="table-column">
      <style:table-column-properties style:column-width="4.7542in" style:rel-column-width="46536*"/>
    </style:style>
    <style:style style:name="Table3.A1" style:family="table-cell">
      <style:table-cell-properties style:vertical-align="middle" fo:padding-left="0.0403in" fo:padding-right="0.0403in" fo:padding-top="0.25in" fo:padding-bottom="0.25in" fo:border="0.05pt solid #000000"/>
    </style:style>
    <style:style style:name="Table3.A2" style:family="table-cell">
      <style:table-cell-properties style:vertical-align="middle" fo:padding-left="0.0403in" fo:padding-right="0.0403in" fo:padding-top="0.1in" fo:padding-bottom="0.1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-left="0.0403in" fo:padding-right="0.0403in" fo:padding-top="0.1in" fo:padding-bottom="0.1in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padding-left="0.1in" fo:padding-right="0.1in" fo:padding-top="0.0701in" fo:padding-bottom="0.0701in" fo:border-left="0.05pt solid #000000" fo:border-right="none" fo:border-top="none" fo:border-bottom="0.05pt solid #000000"/>
    </style:style>
    <style:style style:name="Table3.B3" style:family="table-cell">
      <style:table-cell-properties style:vertical-align="middle" fo:padding-left="0.0403in" fo:padding-right="0.0403in" fo:padding-top="0.0701in" fo:padding-bottom="0.0701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 style:shadow="none" style:vertical-align="middle" style:writing-mode="page"/>
      <style:text-properties officeooo:rsid="001e9a12" officeooo:paragraph-rsid="001e9a12"/>
    </style:style>
    <style:style style:name="P2" style:family="paragraph" style:parent-style-name="Title">
      <style:paragraph-properties fo:text-align="center" style:justify-single-word="false" style:shadow="none" style:vertical-align="middle" style:writing-mode="page"/>
      <style:text-properties officeooo:rsid="001fb317" officeooo:paragraph-rsid="001fb317"/>
    </style:style>
    <style:style style:name="P3" style:family="paragraph" style:parent-style-name="Subtitle">
      <style:paragraph-properties fo:text-align="center" style:justify-single-word="false" style:shadow="none" style:vertical-align="middle" style:writing-mode="page"/>
      <style:text-properties officeooo:rsid="001e9a12" officeooo:paragraph-rsid="001e9a12"/>
    </style:style>
    <style:style style:name="P4" style:family="paragraph" style:parent-style-name="Text_20_body">
      <style:paragraph-properties fo:margin-top="0in" fo:margin-bottom="0.1in" loext:contextual-spacing="false" style:writing-mode="page"/>
      <style:text-properties style:font-name="DejaVu Sans1" officeooo:rsid="00242522" officeooo:paragraph-rsid="00253b48"/>
    </style:style>
    <style:style style:name="P5" style:family="paragraph" style:parent-style-name="Text_20_body">
      <style:paragraph-properties fo:margin-top="0in" fo:margin-bottom="0.1in" loext:contextual-spacing="false" style:writing-mode="page"/>
      <style:text-properties style:font-name="DejaVu Sans1" officeooo:rsid="00253b48" officeooo:paragraph-rsid="002fe95b"/>
    </style:style>
    <style:style style:name="P6" style:family="paragraph" style:parent-style-name="Text_20_body">
      <style:paragraph-properties fo:margin-top="0in" fo:margin-bottom="0.1in" loext:contextual-spacing="false" style:writing-mode="page"/>
      <style:text-properties style:font-name="DejaVu Sans1" officeooo:rsid="00254782" officeooo:paragraph-rsid="002fe95b"/>
    </style:style>
    <style:style style:name="P7" style:family="paragraph" style:parent-style-name="Text_20_body">
      <style:paragraph-properties fo:margin-top="0in" fo:margin-bottom="0.1in" loext:contextual-spacing="false" style:writing-mode="page"/>
      <style:text-properties style:font-name="DejaVu Sans1" officeooo:rsid="002bf7d4" officeooo:paragraph-rsid="002bf7d4"/>
    </style:style>
    <style:style style:name="P8" style:family="paragraph" style:parent-style-name="Text_20_body">
      <style:paragraph-properties fo:margin-top="0in" fo:margin-bottom="0.1in" loext:contextual-spacing="false" style:writing-mode="page"/>
      <style:text-properties style:font-name="DejaVu Sans1" officeooo:rsid="002fe95b" officeooo:paragraph-rsid="002fe95b"/>
    </style:style>
    <style:style style:name="P9" style:family="paragraph" style:parent-style-name="Text_20_body">
      <style:paragraph-properties fo:margin-top="0in" fo:margin-bottom="0.1in" loext:contextual-spacing="false" style:writing-mode="page"/>
      <style:text-properties style:font-name="DejaVu Sans1" fo:font-weight="bold" officeooo:rsid="0031e012" officeooo:paragraph-rsid="0031e012" style:font-weight-asian="bold" style:font-weight-complex="bold"/>
    </style:style>
    <style:style style:name="P10" style:family="paragraph" style:parent-style-name="Text_20_body">
      <style:paragraph-properties fo:margin-top="0in" fo:margin-bottom="0.1in" loext:contextual-spacing="false" style:writing-mode="page"/>
      <style:text-properties fo:font-weight="normal" officeooo:rsid="0041698c" officeooo:paragraph-rsid="015b5ba9" style:font-weight-asian="normal" style:font-weight-complex="normal"/>
    </style:style>
    <style:style style:name="P11" style:family="paragraph" style:parent-style-name="Standard">
      <style:paragraph-properties fo:margin-top="0in" fo:margin-bottom="0.1in" loext:contextual-spacing="false" style:writing-mode="page"/>
      <style:text-properties style:font-name="Noto Mono" fo:font-size="12pt" officeooo:paragraph-rsid="015b5ba9" style:font-size-asian="10.5pt" style:font-size-complex="12pt"/>
    </style:style>
    <style:style style:name="P12" style:family="paragraph" style:parent-style-name="Title" style:master-page-name="">
      <style:paragraph-properties fo:text-align="center" style:justify-single-word="false" style:page-number="auto" style:shadow="none" style:vertical-align="middle" style:writing-mode="page"/>
      <style:text-properties officeooo:rsid="001e9a12" officeooo:paragraph-rsid="001e9a12"/>
    </style:style>
    <style:style style:name="P13" style:family="paragraph" style:parent-style-name="Title" style:master-page-name="">
      <style:paragraph-properties fo:text-align="center" style:justify-single-word="false" style:page-number="auto" style:shadow="none" style:vertical-align="middle" style:writing-mode="page"/>
      <style:text-properties style:font-name="Cantarell" fo:font-size="14pt" fo:font-weight="bold" officeooo:rsid="001fb317" officeooo:paragraph-rsid="001e9a12" style:font-size-asian="14pt" style:font-weight-asian="bold" style:font-size-complex="14pt" style:font-weight-complex="bold"/>
    </style:style>
    <style:style style:name="P14" style:family="paragraph" style:parent-style-name="Table_20_Heading">
      <style:paragraph-properties fo:text-align="start" style:justify-single-word="false"/>
      <style:text-properties style:font-name="Noto Mono" fo:font-size="10pt" fo:font-style="normal" fo:font-weight="normal" officeooo:rsid="004246ab" officeooo:paragraph-rsid="004246ab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Heading">
      <style:paragraph-properties fo:text-align="start" style:justify-single-word="false"/>
      <style:text-properties style:font-name="Noto Mono" fo:font-size="10pt" fo:font-style="normal" fo:font-weight="normal" officeooo:rsid="004723de" officeooo:paragraph-rsid="015b5ba9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Heading">
      <style:paragraph-properties fo:text-align="start" style:justify-single-word="false"/>
      <style:text-properties style:font-name="Noto Mono" fo:font-size="10pt" fo:font-style="normal" fo:font-weight="normal" officeooo:rsid="015b5ba9" officeooo:paragraph-rsid="015b5ba9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Heading">
      <style:paragraph-properties fo:text-align="center" style:justify-single-word="false"/>
      <style:text-properties style:font-name="DejaVu Sans1" fo:font-size="10pt" fo:font-style="normal" fo:font-weight="normal" officeooo:rsid="0042f346" officeooo:paragraph-rsid="0042f346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Heading">
      <style:paragraph-properties fo:text-align="start" style:justify-single-word="false"/>
      <style:text-properties style:font-name="DejaVu Sans1" fo:font-size="10pt" fo:font-style="normal" fo:font-weight="normal" officeooo:rsid="0042f346" officeooo:paragraph-rsid="0042f346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Heading">
      <style:paragraph-properties fo:text-align="start" style:justify-single-word="false"/>
      <style:text-properties style:font-name="DejaVu Sans1" fo:font-size="10pt" fo:font-style="normal" fo:font-weight="normal" officeooo:rsid="00b0faeb" officeooo:paragraph-rsid="00b0faeb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Heading">
      <style:paragraph-properties fo:text-align="center" style:justify-single-word="false"/>
      <style:text-properties style:font-name="DejaVu Sans1" fo:font-size="10pt" fo:font-style="normal" fo:font-weight="normal" officeooo:rsid="004723de" officeooo:paragraph-rsid="015b5ba9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Heading">
      <style:paragraph-properties fo:text-align="center" style:justify-single-word="false"/>
      <style:text-properties style:font-name="DejaVu Sans1" fo:font-size="10pt" fo:font-style="normal" fo:font-weight="normal" officeooo:rsid="015b5ba9" officeooo:paragraph-rsid="015b5ba9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Heading">
      <style:paragraph-properties fo:text-align="center" style:justify-single-word="false"/>
      <style:text-properties style:font-name="DejaVu Sans1" fo:font-size="10pt" fo:font-style="normal" fo:font-weight="normal" officeooo:rsid="015d2553" officeooo:paragraph-rsid="015d2553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Heading">
      <style:text-properties fo:font-size="14pt" officeooo:rsid="004246ab" officeooo:paragraph-rsid="004246ab" style:font-size-asian="14pt" style:font-size-complex="14pt"/>
    </style:style>
    <style:style style:name="P24" style:family="paragraph" style:parent-style-name="Table_20_Heading">
      <style:text-properties fo:font-size="14pt" officeooo:rsid="004723de" officeooo:paragraph-rsid="015b5ba9" style:font-size-asian="14pt" style:font-size-complex="14pt"/>
    </style:style>
    <style:style style:name="P25" style:family="paragraph" style:parent-style-name="Table_20_Heading">
      <style:text-properties fo:font-weight="bold" officeooo:rsid="0041698c" officeooo:paragraph-rsid="0041698c" style:font-weight-asian="bold" style:font-weight-complex="bold"/>
    </style:style>
    <style:style style:name="P26" style:family="paragraph" style:parent-style-name="Table_20_Heading">
      <style:text-properties fo:font-weight="bold" officeooo:rsid="0041698c" officeooo:paragraph-rsid="015b5ba9" style:font-weight-asian="bold" style:font-weight-complex="bold"/>
    </style:style>
    <style:style style:name="P27" style:family="paragraph" style:parent-style-name="Table_20_Heading">
      <style:text-properties officeooo:rsid="0041698c" officeooo:paragraph-rsid="0041698c"/>
    </style:style>
    <style:style style:name="P28" style:family="paragraph" style:parent-style-name="Table_20_Heading">
      <style:text-properties officeooo:rsid="0041698c" officeooo:paragraph-rsid="015b5ba9"/>
    </style:style>
    <style:style style:name="P29" style:family="paragraph" style:parent-style-name="Table_20_Contents">
      <style:paragraph-properties fo:text-align="start" style:justify-single-word="false"/>
      <style:text-properties style:font-name="Noto Mono" fo:font-size="10pt" fo:font-style="normal" fo:font-weight="normal" officeooo:rsid="0042f346" officeooo:paragraph-rsid="0042f346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Noto Mono" fo:font-size="10pt" fo:font-style="normal" fo:font-weight="normal" officeooo:rsid="004723de" officeooo:paragraph-rsid="015b5ba9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DejaVu Sans1" fo:font-size="10pt" fo:font-style="normal" fo:font-weight="normal" officeooo:rsid="0042f346" officeooo:paragraph-rsid="0042f346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DejaVu Sans1" fo:font-size="10pt" fo:font-style="normal" fo:font-weight="normal" officeooo:rsid="0042f346" officeooo:paragraph-rsid="0042f346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ext_20_body">
      <style:text-properties style:font-name="DejaVu Sans1"/>
    </style:style>
    <style:style style:name="P34" style:family="paragraph" style:parent-style-name="Text_20_body">
      <style:text-properties style:font-name="DejaVu Sans1" officeooo:paragraph-rsid="004fee71"/>
    </style:style>
    <style:style style:name="P35" style:family="paragraph" style:parent-style-name="Text_20_body">
      <style:text-properties style:font-name="DejaVu Sans1" officeooo:rsid="01d8ec32" officeooo:paragraph-rsid="01edaf37"/>
    </style:style>
    <style:style style:name="P36" style:family="paragraph" style:parent-style-name="Text_20_body">
      <style:text-properties officeooo:paragraph-rsid="00941a15"/>
    </style:style>
    <style:style style:name="P37" style:family="paragraph" style:parent-style-name="Text_20_body">
      <style:text-properties officeooo:paragraph-rsid="01554f2f"/>
    </style:style>
    <style:style style:name="P38" style:family="paragraph" style:parent-style-name="Text_20_body">
      <style:text-properties officeooo:rsid="01da6805" officeooo:paragraph-rsid="01d8ec32"/>
    </style:style>
    <style:style style:name="P39" style:family="paragraph" style:parent-style-name="Text_20_body">
      <style:paragraph-properties fo:margin-top="0in" fo:margin-bottom="0in" loext:contextual-spacing="false" style:writing-mode="page"/>
      <style:text-properties fo:font-size="8pt" style:text-underline-style="none" officeooo:rsid="01de4d81" officeooo:paragraph-rsid="01de4d81" style:font-size-asian="8pt" style:font-size-complex="8pt"/>
    </style:style>
    <style:style style:name="P40" style:family="paragraph" style:parent-style-name="Text_20_body">
      <style:paragraph-properties fo:margin-top="0in" fo:margin-bottom="0in" loext:contextual-spacing="false" style:writing-mode="page"/>
      <style:text-properties fo:font-size="8pt" style:text-underline-style="none" officeooo:rsid="01de4d81" officeooo:paragraph-rsid="01ef2577" style:font-size-asian="8pt" style:font-size-complex="8pt"/>
    </style:style>
    <style:style style:name="P41" style:family="paragraph" style:parent-style-name="Text_20_body">
      <style:paragraph-properties fo:margin-top="0in" fo:margin-bottom="0in" loext:contextual-spacing="false" style:writing-mode="page"/>
      <style:text-properties fo:font-size="8pt" style:text-underline-style="none" officeooo:rsid="01de4d81" officeooo:paragraph-rsid="01f30af1" style:font-size-asian="8pt" style:font-size-complex="8pt"/>
    </style:style>
    <style:style style:name="P42" style:family="paragraph" style:parent-style-name="Text_20_body">
      <style:paragraph-properties fo:margin-top="0in" fo:margin-bottom="0in" loext:contextual-spacing="false" style:writing-mode="page"/>
      <style:text-properties fo:font-size="8pt" style:text-underline-style="none" officeooo:rsid="01ef2577" officeooo:paragraph-rsid="01ef2577" style:font-size-asian="8pt" style:font-size-complex="8pt"/>
    </style:style>
    <style:style style:name="P43" style:family="paragraph" style:parent-style-name="Text_20_body">
      <style:paragraph-properties fo:margin-top="0in" fo:margin-bottom="0in" loext:contextual-spacing="false" style:writing-mode="page"/>
      <style:text-properties fo:font-size="8pt" style:text-underline-style="none" officeooo:rsid="01effc4d" officeooo:paragraph-rsid="01effc4d" style:font-size-asian="8pt" style:font-size-complex="8pt"/>
    </style:style>
    <style:style style:name="P44" style:family="paragraph" style:parent-style-name="Text_20_body">
      <style:paragraph-properties fo:margin-top="0in" fo:margin-bottom="0in" loext:contextual-spacing="false" style:writing-mode="page"/>
      <style:text-properties fo:font-size="8pt" style:text-underline-style="none" officeooo:rsid="01effc4d" officeooo:paragraph-rsid="01f32854" style:font-size-asian="8pt" style:font-size-complex="8pt"/>
    </style:style>
    <style:style style:name="P45" style:family="paragraph" style:parent-style-name="Text_20_body">
      <style:paragraph-properties fo:margin-top="0in" fo:margin-bottom="0in" loext:contextual-spacing="false" style:writing-mode="page"/>
      <style:text-properties fo:font-size="8pt" style:text-underline-style="none" officeooo:rsid="01f24b99" officeooo:paragraph-rsid="01f30af1" style:font-size-asian="8pt" style:font-size-complex="8pt"/>
    </style:style>
    <style:style style:name="P46" style:family="paragraph" style:parent-style-name="Text_20_body">
      <style:paragraph-properties fo:margin-top="0in" fo:margin-bottom="0in" loext:contextual-spacing="false" style:writing-mode="page"/>
      <style:text-properties fo:font-size="8pt" style:text-underline-style="none" officeooo:rsid="01f24b99" officeooo:paragraph-rsid="01f32854" style:font-size-asian="8pt" style:font-size-complex="8pt"/>
    </style:style>
    <style:style style:name="P47" style:family="paragraph" style:parent-style-name="Text_20_body">
      <style:paragraph-properties fo:margin-top="0in" fo:margin-bottom="0in" loext:contextual-spacing="false" style:writing-mode="page"/>
      <style:text-properties fo:font-size="8pt" style:text-underline-style="none" officeooo:rsid="01f24a09" officeooo:paragraph-rsid="01f30af1" style:font-size-asian="8pt" style:font-size-complex="8pt"/>
    </style:style>
    <style:style style:name="P48" style:family="paragraph" style:parent-style-name="Text_20_body">
      <style:paragraph-properties fo:margin-top="0in" fo:margin-bottom="0in" loext:contextual-spacing="false" fo:break-before="page" style:writing-mode="page"/>
      <style:text-properties fo:font-size="8pt" style:text-underline-style="none" officeooo:rsid="01ef2577" officeooo:paragraph-rsid="01ef2577" style:font-size-asian="8pt" style:font-size-complex="8pt"/>
    </style:style>
    <style:style style:name="P49" style:family="paragraph" style:parent-style-name="Text_20_body">
      <style:paragraph-properties fo:margin-top="0in" fo:margin-bottom="0in" loext:contextual-spacing="false" fo:break-before="page" style:writing-mode="page"/>
      <style:text-properties fo:font-size="8pt" style:text-underline-style="none" officeooo:rsid="01effc4d" officeooo:paragraph-rsid="01effc4d" style:font-size-asian="8pt" style:font-size-complex="8pt"/>
    </style:style>
    <style:style style:name="P50" style:family="paragraph" style:parent-style-name="Text_20_body">
      <style:paragraph-properties fo:margin-top="0in" fo:margin-bottom="0in" loext:contextual-spacing="false" fo:break-before="page" style:writing-mode="page"/>
      <style:text-properties fo:font-size="8pt" style:text-underline-style="none" officeooo:rsid="01f24b99" officeooo:paragraph-rsid="01f32854" style:font-size-asian="8pt" style:font-size-complex="8pt"/>
    </style:style>
    <style:style style:name="P51" style:family="paragraph" style:parent-style-name="Footnote">
      <style:text-properties officeooo:paragraph-rsid="01da13a5"/>
    </style:style>
    <style:style style:name="P52" style:family="paragraph" style:parent-style-name="Footnote">
      <style:text-properties style:font-name="DejaVu Sans1" fo:font-size="8pt" fo:font-weight="normal" officeooo:rsid="01bdce23" officeooo:paragraph-rsid="01da13a5" style:font-size-asian="8pt" style:font-weight-asian="normal" style:font-size-complex="8pt" style:font-weight-complex="normal"/>
    </style:style>
    <style:style style:name="P53" style:family="paragraph" style:parent-style-name="Text_20_body">
      <style:paragraph-properties fo:margin-top="0in" fo:margin-bottom="0.05in" loext:contextual-spacing="false" style:writing-mode="page"/>
      <style:text-properties fo:font-size="8pt" style:text-underline-style="solid" style:text-underline-width="auto" style:text-underline-color="font-color" fo:font-weight="bold" officeooo:rsid="01de4d81" officeooo:paragraph-rsid="01de4d81" style:font-size-asian="8pt" style:font-weight-asian="bold" style:font-size-complex="8pt" style:font-weight-complex="bold"/>
    </style:style>
    <style:style style:name="P54" style:family="paragraph" style:parent-style-name="Text_20_body">
      <style:paragraph-properties fo:margin-top="0in" fo:margin-bottom="0.05in" loext:contextual-spacing="false" style:writing-mode="page"/>
      <style:text-properties fo:font-size="8pt" style:text-underline-style="solid" style:text-underline-width="auto" style:text-underline-color="font-color" fo:font-weight="bold" officeooo:rsid="01de4d81" officeooo:paragraph-rsid="01ef2577" style:font-size-asian="8pt" style:font-weight-asian="bold" style:font-size-complex="8pt" style:font-weight-complex="bold"/>
    </style:style>
    <style:style style:name="P55" style:family="paragraph" style:parent-style-name="Text_20_body">
      <style:paragraph-properties fo:margin-top="0in" fo:margin-bottom="0.05in" loext:contextual-spacing="false" style:writing-mode="page"/>
      <style:text-properties fo:font-size="8pt" style:text-underline-style="solid" style:text-underline-width="auto" style:text-underline-color="font-color" fo:font-weight="bold" officeooo:rsid="01de4d81" officeooo:paragraph-rsid="01f30af1" style:font-size-asian="8pt" style:font-weight-asian="bold" style:font-size-complex="8pt" style:font-weight-complex="bold"/>
    </style:style>
    <style:style style:name="P56" style:family="paragraph" style:parent-style-name="Text_20_body">
      <style:paragraph-properties fo:margin-top="0in" fo:margin-bottom="0.05in" loext:contextual-spacing="false" fo:break-before="page" style:writing-mode="page"/>
      <style:text-properties fo:font-size="8pt" style:text-underline-style="none" fo:font-weight="bold" officeooo:rsid="01effc4d" officeooo:paragraph-rsid="01f32854" style:font-size-asian="8pt" style:font-weight-asian="bold" style:font-size-complex="8pt" style:font-weight-complex="bold"/>
    </style:style>
    <style:style style:name="P57" style:family="paragraph" style:parent-style-name="Code">
      <style:text-properties fo:font-size="8pt" style:font-size-asian="8pt" style:font-size-complex="8pt"/>
    </style:style>
    <style:style style:name="P58" style:family="paragraph" style:parent-style-name="Code">
      <style:text-properties fo:font-size="8pt" officeooo:paragraph-rsid="0204be50" style:font-size-asian="8pt" style:font-size-complex="8pt"/>
    </style:style>
    <style:style style:name="P59" style:family="paragraph" style:parent-style-name="Code">
      <style:text-properties fo:font-size="8pt" officeooo:paragraph-rsid="020ae77a" style:font-size-asian="8pt" style:font-size-complex="8pt"/>
    </style:style>
    <style:style style:name="P60" style:family="paragraph" style:parent-style-name="Code">
      <style:text-properties fo:font-size="8pt" officeooo:rsid="0204be50" style:font-size-asian="8pt" style:font-size-complex="8pt"/>
    </style:style>
    <style:style style:name="P61" style:family="paragraph" style:parent-style-name="Code">
      <style:text-properties fo:font-size="8pt" officeooo:paragraph-rsid="0214bd49" style:font-size-asian="8pt" style:font-size-complex="8pt"/>
    </style:style>
    <style:style style:name="P62" style:family="paragraph" style:parent-style-name="Code">
      <style:text-properties fo:font-size="8pt" officeooo:paragraph-rsid="022e0302" style:font-size-asian="8pt" style:font-size-complex="8pt"/>
    </style:style>
    <style:style style:name="P63" style:family="paragraph" style:parent-style-name="Code">
      <style:text-properties fo:font-size="8pt" officeooo:paragraph-rsid="02449192" style:font-size-asian="8pt" style:font-size-complex="8pt"/>
    </style:style>
    <style:style style:name="P64" style:family="paragraph" style:parent-style-name="Code">
      <style:text-properties fo:font-size="8pt" fo:font-weight="normal" officeooo:rsid="01fa467b" officeooo:paragraph-rsid="0204be50" style:font-size-asian="8pt" style:font-weight-asian="normal" style:font-size-complex="8pt" style:font-weight-complex="normal"/>
    </style:style>
    <style:style style:name="P65" style:family="paragraph" style:parent-style-name="Code">
      <style:paragraph-properties fo:text-align="start" style:justify-single-word="false" style:writing-mode="lr-tb"/>
      <style:text-properties officeooo:paragraph-rsid="01fccf37"/>
    </style:style>
    <style:style style:name="P66" style:family="paragraph" style:parent-style-name="Code">
      <style:paragraph-properties fo:text-align="start" style:justify-single-word="false" style:writing-mode="lr-tb"/>
      <style:text-properties fo:font-size="8pt" officeooo:paragraph-rsid="01fa467b" style:font-size-asian="8pt" style:font-size-complex="8pt"/>
    </style:style>
    <style:style style:name="P67" style:family="paragraph" style:parent-style-name="Code">
      <style:paragraph-properties fo:text-align="start" style:justify-single-word="false" style:writing-mode="lr-tb"/>
      <style:text-properties fo:font-size="8pt" officeooo:paragraph-rsid="0204be50" style:font-size-asian="8pt" style:font-size-complex="8pt"/>
    </style:style>
    <style:style style:name="P68" style:family="paragraph" style:parent-style-name="Code">
      <style:paragraph-properties fo:text-align="start" style:justify-single-word="false" style:writing-mode="lr-tb"/>
      <style:text-properties fo:font-size="8pt" officeooo:paragraph-rsid="0214bd49" style:font-size-asian="8pt" style:font-size-complex="8pt"/>
    </style:style>
    <style:style style:name="P69" style:family="paragraph" style:parent-style-name="Code">
      <style:paragraph-properties fo:text-align="start" style:justify-single-word="false" style:writing-mode="lr-tb"/>
      <style:text-properties fo:font-size="8pt" officeooo:paragraph-rsid="02213cd9" style:font-size-asian="8pt" style:font-size-complex="8pt"/>
    </style:style>
    <style:style style:name="P70" style:family="paragraph" style:parent-style-name="Code">
      <style:paragraph-properties fo:text-align="start" style:justify-single-word="false" style:writing-mode="lr-tb"/>
      <style:text-properties fo:font-size="8pt" officeooo:paragraph-rsid="023f524a" style:font-size-asian="8pt" style:font-size-complex="8pt"/>
    </style:style>
    <style:style style:name="P71" style:family="paragraph" style:parent-style-name="Code">
      <style:paragraph-properties fo:text-align="start" style:justify-single-word="false" style:writing-mode="lr-tb"/>
      <style:text-properties fo:font-size="8pt" officeooo:paragraph-rsid="02412c43" style:font-size-asian="8pt" style:font-size-complex="8pt"/>
    </style:style>
    <style:style style:name="P72" style:family="paragraph" style:parent-style-name="Code">
      <style:paragraph-properties fo:text-align="start" style:justify-single-word="false" style:writing-mode="lr-tb"/>
      <style:text-properties fo:font-size="8pt" officeooo:paragraph-rsid="0242d9e5" style:font-size-asian="8pt" style:font-size-complex="8pt"/>
    </style:style>
    <style:style style:name="P73" style:family="paragraph" style:parent-style-name="Code">
      <style:paragraph-properties fo:text-align="start" style:justify-single-word="false" style:writing-mode="lr-tb"/>
      <style:text-properties fo:font-size="8pt" officeooo:paragraph-rsid="024ab25d" style:font-size-asian="8pt" style:font-size-complex="8pt"/>
    </style:style>
    <style:style style:name="P74" style:family="paragraph" style:parent-style-name="Code">
      <style:paragraph-properties fo:text-align="start" style:justify-single-word="false" style:writing-mode="lr-tb"/>
      <style:text-properties fo:font-size="8pt" officeooo:paragraph-rsid="024b31c8" style:font-size-asian="8pt" style:font-size-complex="8pt"/>
    </style:style>
    <style:style style:name="P75" style:family="paragraph" style:parent-style-name="Code">
      <style:paragraph-properties fo:text-align="start" style:justify-single-word="false" style:writing-mode="lr-tb"/>
      <style:text-properties fo:font-size="8pt" officeooo:rsid="0233bd1a" officeooo:paragraph-rsid="0233bd1a" style:font-size-asian="8pt" style:font-size-complex="8pt"/>
    </style:style>
    <style:style style:name="P76" style:family="paragraph" style:parent-style-name="Code">
      <style:paragraph-properties fo:text-align="start" style:justify-single-word="false" style:writing-mode="lr-tb"/>
      <style:text-properties fo:font-size="8pt" officeooo:rsid="0233bd1a" officeooo:paragraph-rsid="023f524a" style:font-size-asian="8pt" style:font-size-complex="8pt"/>
    </style:style>
    <style:style style:name="P77" style:family="paragraph" style:parent-style-name="Code">
      <style:paragraph-properties fo:text-align="start" style:justify-single-word="false" style:writing-mode="lr-tb"/>
      <style:text-properties fo:font-size="8pt" officeooo:rsid="0233bd1a" officeooo:paragraph-rsid="02412c43" style:font-size-asian="8pt" style:font-size-complex="8pt"/>
    </style:style>
    <style:style style:name="P78" style:family="paragraph" style:parent-style-name="Code">
      <style:paragraph-properties fo:text-align="start" style:justify-single-word="false" style:writing-mode="lr-tb"/>
      <style:text-properties fo:font-size="8pt" officeooo:rsid="0233bd1a" officeooo:paragraph-rsid="0242d9e5" style:font-size-asian="8pt" style:font-size-complex="8pt"/>
    </style:style>
    <style:style style:name="P79" style:family="paragraph" style:parent-style-name="Code">
      <style:paragraph-properties fo:margin-left="0.4925in" fo:margin-right="0in" fo:text-indent="0in" style:auto-text-indent="false"/>
    </style:style>
    <style:style style:name="P80" style:family="paragraph" style:parent-style-name="Code">
      <style:paragraph-properties fo:margin-left="0.4925in" fo:margin-right="0in" fo:text-indent="0in" style:auto-text-indent="false"/>
      <style:text-properties officeooo:paragraph-rsid="020ae77a"/>
    </style:style>
    <style:style style:name="P81" style:family="paragraph" style:parent-style-name="Code">
      <style:paragraph-properties fo:margin-left="0.4925in" fo:margin-right="0in" fo:text-indent="0in" style:auto-text-indent="false"/>
      <style:text-properties officeooo:rsid="020ae77a" officeooo:paragraph-rsid="020ae77a"/>
    </style:style>
    <style:style style:name="P82" style:family="paragraph" style:parent-style-name="Code">
      <style:paragraph-properties fo:margin-left="0.4925in" fo:margin-right="0in" fo:text-indent="0in" style:auto-text-indent="false"/>
      <style:text-properties fo:font-size="8pt" officeooo:rsid="020ae77a" style:font-size-asian="7pt" style:font-size-complex="8pt"/>
    </style:style>
    <style:style style:name="P83" style:family="paragraph" style:parent-style-name="Code">
      <style:paragraph-properties fo:margin-left="0.4925in" fo:margin-right="0in" fo:text-indent="0in" style:auto-text-indent="false"/>
      <style:text-properties fo:font-size="8pt" officeooo:rsid="020ae77a" officeooo:paragraph-rsid="020ae77a" style:font-size-asian="7pt" style:font-size-complex="8pt"/>
    </style:style>
    <style:style style:name="P84" style:family="paragraph" style:parent-style-name="Code">
      <style:paragraph-properties fo:margin-left="0.4925in" fo:margin-right="0in" fo:text-align="start" style:justify-single-word="false" fo:text-indent="0in" style:auto-text-indent="false" style:writing-mode="lr-tb"/>
      <style:text-properties officeooo:paragraph-rsid="01fccf37"/>
    </style:style>
    <style:style style:name="P85" style:family="paragraph" style:parent-style-name="Code">
      <style:paragraph-properties fo:margin-left="0.4925in" fo:margin-right="0in" fo:text-align="start" style:justify-single-word="false" fo:text-indent="0in" style:auto-text-indent="false" style:writing-mode="lr-tb"/>
      <style:text-properties fo:font-size="8pt" style:font-size-asian="8pt" style:font-size-complex="8pt"/>
    </style:style>
    <style:style style:name="P86" style:family="paragraph" style:parent-style-name="Code">
      <style:paragraph-properties fo:margin-left="0.4925in" fo:margin-right="0in" fo:text-align="start" style:justify-single-word="false" fo:text-indent="0in" style:auto-text-indent="false" style:writing-mode="lr-tb"/>
      <style:text-properties fo:font-size="8pt" officeooo:paragraph-rsid="01f8629a" style:font-size-asian="8pt" style:font-size-complex="8pt"/>
    </style:style>
    <style:style style:name="P87" style:family="paragraph" style:parent-style-name="Code">
      <style:paragraph-properties fo:margin-left="0.4925in" fo:margin-right="0in" fo:text-align="start" style:justify-single-word="false" fo:text-indent="0in" style:auto-text-indent="false" style:writing-mode="lr-tb"/>
      <style:text-properties fo:font-size="8pt" officeooo:paragraph-rsid="01fa467b" style:font-size-asian="8pt" style:font-size-complex="8pt"/>
    </style:style>
    <style:style style:name="P88" style:family="paragraph" style:parent-style-name="Code">
      <style:paragraph-properties fo:margin-left="0.4925in" fo:margin-right="0in" fo:text-align="start" style:justify-single-word="false" fo:text-indent="0in" style:auto-text-indent="false" style:writing-mode="lr-tb"/>
      <style:text-properties fo:font-size="8pt" fo:font-weight="bold" officeooo:rsid="01f8629a" style:font-size-asian="8pt" style:font-weight-asian="bold" style:font-size-complex="8pt" style:font-weight-complex="bold"/>
    </style:style>
    <style:style style:name="P89" style:family="paragraph" style:parent-style-name="Code">
      <style:paragraph-properties fo:margin-left="0.4925in" fo:margin-right="0in" fo:text-align="start" style:justify-single-word="false" fo:text-indent="0in" style:auto-text-indent="false" style:writing-mode="lr-tb"/>
      <style:text-properties fo:font-size="8pt" fo:font-weight="normal" officeooo:rsid="01fae104" officeooo:paragraph-rsid="01fa467b" style:font-size-asian="8pt" style:font-weight-asian="normal" style:font-size-complex="8pt" style:font-weight-complex="normal"/>
    </style:style>
    <style:style style:name="P90" style:family="paragraph" style:parent-style-name="Code">
      <style:paragraph-properties fo:margin-left="0.4925in" fo:margin-right="0in" fo:text-align="start" style:justify-single-word="false" fo:text-indent="0in" style:auto-text-indent="false" style:writing-mode="lr-tb"/>
      <style:text-properties fo:font-size="8pt" fo:font-weight="normal" officeooo:rsid="01fa467b" officeooo:paragraph-rsid="01fa467b" style:font-size-asian="8pt" style:font-weight-asian="normal" style:font-size-complex="8pt" style:font-weight-complex="normal"/>
    </style:style>
    <style:style style:name="P91" style:family="paragraph" style:parent-style-name="Text_20_body" style:list-style-name="L6">
      <style:text-properties style:font-name="DejaVu Sans1" officeooo:rsid="004f207c" officeooo:paragraph-rsid="004f207c"/>
    </style:style>
    <style:style style:name="P92" style:family="paragraph" style:parent-style-name="Text_20_body" style:list-style-name="L7">
      <style:text-properties fo:font-size="8pt" officeooo:rsid="0096527f" officeooo:paragraph-rsid="019e2ffc" style:font-size-asian="7pt" style:font-size-complex="8pt"/>
    </style:style>
    <style:style style:name="P93" style:family="paragraph" style:parent-style-name="Text_20_body" style:list-style-name="L7">
      <style:text-properties fo:font-size="8pt" officeooo:rsid="01a3aaec" officeooo:paragraph-rsid="01a3aaec" style:font-size-asian="7pt" style:font-size-complex="8pt"/>
    </style:style>
    <style:style style:name="P94" style:family="paragraph" style:parent-style-name="Text_20_body" style:list-style-name="L10">
      <style:text-properties fo:font-size="8pt" officeooo:rsid="00675083" officeooo:paragraph-rsid="00675083" style:font-size-asian="7pt" style:font-size-complex="8pt"/>
    </style:style>
    <style:style style:name="P95" style:family="paragraph" style:parent-style-name="Text_20_body" style:list-style-name="L10">
      <style:text-properties fo:font-size="8pt" officeooo:rsid="006e6a8b" officeooo:paragraph-rsid="006e6a8b" style:font-size-asian="7pt" style:font-size-complex="8pt"/>
    </style:style>
    <style:style style:name="P96" style:family="paragraph" style:parent-style-name="Text_20_body" style:list-style-name="L11">
      <style:text-properties fo:font-size="8pt" officeooo:rsid="0074bdb7" officeooo:paragraph-rsid="016d78e3" style:font-size-asian="7pt" style:font-size-complex="8pt"/>
    </style:style>
    <style:style style:name="P97" style:family="paragraph" style:parent-style-name="Text_20_body" style:list-style-name="L11">
      <style:text-properties fo:font-size="8pt" officeooo:rsid="0075c3df" officeooo:paragraph-rsid="0075c3df" style:font-size-asian="7pt" style:font-size-complex="8pt"/>
    </style:style>
    <style:style style:name="P98" style:family="paragraph" style:parent-style-name="Text_20_body" style:list-style-name="L11">
      <style:text-properties fo:font-size="8pt" officeooo:rsid="0075c3df" officeooo:paragraph-rsid="00847444" style:font-size-asian="7pt" style:font-size-complex="8pt"/>
    </style:style>
    <style:style style:name="P99" style:family="paragraph" style:parent-style-name="Text_20_body" style:list-style-name="L12">
      <style:text-properties fo:font-size="8pt" officeooo:rsid="01927b93" officeooo:paragraph-rsid="01927b93" style:font-size-asian="7pt" style:font-size-complex="8pt"/>
    </style:style>
    <style:style style:name="P100" style:family="paragraph" style:parent-style-name="Text_20_body" style:list-style-name="L12">
      <style:text-properties fo:font-size="8pt" officeooo:rsid="0182dd1e" officeooo:paragraph-rsid="0182dd1e" style:font-size-asian="7pt" style:font-size-complex="8pt"/>
    </style:style>
    <style:style style:name="P101" style:family="paragraph" style:parent-style-name="Text_20_body" style:list-style-name="L12">
      <style:text-properties fo:font-size="8pt" officeooo:rsid="0087cfb3" officeooo:paragraph-rsid="0087cfb3" style:font-size-asian="7pt" style:font-size-complex="8pt"/>
    </style:style>
    <style:style style:name="P102" style:family="paragraph" style:parent-style-name="Text_20_body" style:list-style-name="L12">
      <style:text-properties fo:font-size="8pt" officeooo:rsid="00884687" officeooo:paragraph-rsid="008a0d73" style:font-size-asian="7pt" style:font-size-complex="8pt"/>
    </style:style>
    <style:style style:name="P103" style:family="paragraph" style:parent-style-name="Text_20_body" style:list-style-name="L9">
      <style:text-properties fo:font-size="8pt" officeooo:rsid="0064cda0" officeooo:paragraph-rsid="0064cda0" style:font-size-asian="8pt" style:font-size-complex="8pt"/>
    </style:style>
    <style:style style:name="P104" style:family="paragraph" style:parent-style-name="Text_20_body" style:list-style-name="L9">
      <style:text-properties fo:font-size="8pt" officeooo:rsid="0064cda0" officeooo:paragraph-rsid="00b301d7" style:font-size-asian="8pt" style:font-size-complex="8pt"/>
    </style:style>
    <style:style style:name="P105" style:family="paragraph" style:parent-style-name="Text_20_body" style:list-style-name="L8">
      <style:text-properties officeooo:paragraph-rsid="010f1f6e"/>
    </style:style>
    <style:style style:name="P106" style:family="paragraph" style:parent-style-name="Text_20_body" style:list-style-name="L8">
      <style:text-properties style:font-name="Noto Mono" officeooo:rsid="005ad73f" officeooo:paragraph-rsid="010eba7b"/>
    </style:style>
    <style:style style:name="P107" style:family="paragraph" style:parent-style-name="Text_20_body" style:list-style-name="L8">
      <style:text-properties style:font-name="Noto Mono" officeooo:rsid="005ad73f" officeooo:paragraph-rsid="01544239"/>
    </style:style>
    <style:style style:name="P108" style:family="paragraph" style:parent-style-name="Text_20_body" style:list-style-name="L8">
      <style:text-properties style:font-name="Noto Mono" officeooo:rsid="005cd6db" officeooo:paragraph-rsid="005cd6db"/>
    </style:style>
    <style:style style:name="P109" style:family="paragraph" style:parent-style-name="Text_20_body" style:list-style-name="L10">
      <style:text-properties style:font-name="Noto Mono" fo:font-size="8pt" fo:font-weight="normal" officeooo:rsid="015d641f" officeooo:paragraph-rsid="015d641f" style:font-size-asian="7pt" style:font-weight-asian="normal" style:font-size-complex="8pt" style:font-weight-complex="normal"/>
    </style:style>
    <style:style style:name="P110" style:family="paragraph" style:parent-style-name="Text_20_body" style:list-style-name="L10">
      <style:text-properties style:font-name="Noto Mono" fo:font-size="8pt" fo:font-weight="normal" officeooo:rsid="015d641f" officeooo:paragraph-rsid="015f67f2" style:font-size-asian="7pt" style:font-weight-asian="normal" style:font-size-complex="8pt" style:font-weight-complex="normal"/>
    </style:style>
    <style:style style:name="P111" style:family="paragraph" style:parent-style-name="Text_20_body" style:list-style-name="L8">
      <style:text-properties officeooo:rsid="005e8c52" officeooo:paragraph-rsid="00a14d65"/>
    </style:style>
    <style:style style:name="P112" style:family="paragraph" style:parent-style-name="Text_20_body" style:list-style-name="L9">
      <style:text-properties officeooo:paragraph-rsid="00dec393"/>
    </style:style>
    <style:style style:name="P113" style:family="paragraph" style:parent-style-name="Text_20_body" style:list-style-name="L9">
      <style:text-properties officeooo:rsid="014bfc69" officeooo:paragraph-rsid="014bfc69"/>
    </style:style>
    <style:style style:name="P114" style:family="paragraph" style:parent-style-name="Text_20_body" style:list-style-name="L9">
      <style:text-properties officeooo:rsid="0064cda0" officeooo:paragraph-rsid="0064cda0"/>
    </style:style>
    <style:style style:name="P115" style:family="paragraph" style:parent-style-name="Text_20_body" style:list-style-name="L10">
      <style:text-properties officeooo:rsid="00675083" officeooo:paragraph-rsid="006e6a8b"/>
    </style:style>
    <style:style style:name="P116" style:family="paragraph" style:parent-style-name="Text_20_body">
      <style:text-properties style:font-name="DejaVu Sans1" officeooo:paragraph-rsid="02985d38"/>
    </style:style>
    <style:style style:name="P117" style:family="paragraph" style:parent-style-name="Text_20_body" style:list-style-name="L1">
      <style:paragraph-properties fo:margin-top="0in" fo:margin-bottom="0in" loext:contextual-spacing="false" style:writing-mode="page"/>
      <style:text-properties style:font-name="Cantarell" fo:font-size="14pt" fo:font-weight="bold" officeooo:rsid="003acafc" officeooo:paragraph-rsid="003acafc" style:font-size-asian="14pt" style:font-weight-asian="bold" style:font-size-complex="14pt" style:font-weight-complex="bold"/>
    </style:style>
    <style:style style:name="P118" style:family="paragraph" style:parent-style-name="Text_20_body" style:list-style-name="L1">
      <style:paragraph-properties fo:margin-top="0in" fo:margin-bottom="0in" loext:contextual-spacing="false" style:writing-mode="page"/>
      <style:text-properties style:font-name="Cantarell" fo:font-size="14pt" fo:font-weight="bold" officeooo:rsid="01bc0e01" officeooo:paragraph-rsid="01bc0e01" style:font-size-asian="14pt" style:font-weight-asian="bold" style:font-size-complex="14pt" style:font-weight-complex="bold"/>
    </style:style>
    <style:style style:name="P119" style:family="paragraph" style:parent-style-name="Text_20_body" style:list-style-name="L1">
      <style:paragraph-properties fo:margin-top="0in" fo:margin-bottom="0in" loext:contextual-spacing="false" style:writing-mode="page"/>
      <style:text-properties style:font-name="Cantarell" fo:font-size="14pt" fo:font-weight="bold" officeooo:rsid="015435a8" officeooo:paragraph-rsid="015435a8" style:font-size-asian="14pt" style:font-weight-asian="bold" style:font-size-complex="14pt" style:font-weight-complex="bold"/>
    </style:style>
    <style:style style:name="P120" style:family="paragraph" style:parent-style-name="Text_20_body" style:list-style-name="L1">
      <style:paragraph-properties fo:margin-top="0in" fo:margin-bottom="0in" loext:contextual-spacing="false" style:writing-mode="page"/>
      <style:text-properties style:font-name="Cantarell" fo:font-size="14pt" fo:font-weight="bold" officeooo:rsid="029d72ef" officeooo:paragraph-rsid="029d72ef" style:font-size-asian="14pt" style:font-weight-asian="bold" style:font-size-complex="14pt" style:font-weight-complex="bold"/>
    </style:style>
    <style:style style:name="P121" style:family="paragraph" style:parent-style-name="Text_20_body" style:list-style-name="">
      <style:paragraph-properties fo:margin-top="0in" fo:margin-bottom="0in" loext:contextual-spacing="false" style:writing-mode="page"/>
      <style:text-properties style:font-name="DejaVu Sans1" officeooo:rsid="02a23296" officeooo:paragraph-rsid="02a23296"/>
    </style:style>
    <style:style style:name="P122" style:family="paragraph" style:parent-style-name="Text_20_body" style:list-style-name="">
      <style:paragraph-properties fo:margin-top="0in" fo:margin-bottom="0in" loext:contextual-spacing="false" style:writing-mode="page"/>
      <style:text-properties style:font-name="DejaVu Sans1" officeooo:rsid="02a9529a" officeooo:paragraph-rsid="02a9529a"/>
    </style:style>
    <style:style style:name="P123" style:family="paragraph" style:parent-style-name="Text_20_body" style:list-style-name="">
      <style:paragraph-properties fo:margin-top="0in" fo:margin-bottom="0in" loext:contextual-spacing="false" style:writing-mode="page"/>
      <style:text-properties style:font-name="DejaVu Sans1" officeooo:rsid="02aaa748" officeooo:paragraph-rsid="02aaa748"/>
    </style:style>
    <style:style style:name="P124" style:family="paragraph" style:parent-style-name="Text_20_body" style:list-style-name="L2">
      <style:paragraph-properties fo:margin-top="0in" fo:margin-bottom="0in" loext:contextual-spacing="false" fo:text-align="start" style:justify-single-word="false" style:shadow="none" style:vertical-align="middle" style:writing-mode="page"/>
      <style:text-properties style:font-name="Cantarell" fo:font-size="14pt" fo:font-weight="bold" officeooo:rsid="001fb317" officeooo:paragraph-rsid="001fb317" style:font-size-asian="14pt" style:font-weight-asian="bold" style:font-size-complex="14pt" style:font-weight-complex="bold"/>
    </style:style>
    <style:style style:name="P125" style:family="paragraph" style:parent-style-name="Text_20_body" style:list-style-name="L2">
      <style:paragraph-properties fo:margin-top="0in" fo:margin-bottom="0in" loext:contextual-spacing="false" fo:text-align="start" style:justify-single-word="false" style:shadow="none" style:vertical-align="middle" style:writing-mode="page"/>
      <style:text-properties officeooo:paragraph-rsid="001fb317"/>
    </style:style>
    <style:style style:name="P126" style:family="paragraph" style:parent-style-name="Text_20_body" style:list-style-name="L3">
      <style:paragraph-properties fo:margin-top="0in" fo:margin-bottom="0.1in" loext:contextual-spacing="false" style:writing-mode="page"/>
      <style:text-properties style:font-name="DejaVu Sans1" officeooo:rsid="0031e012" officeooo:paragraph-rsid="0031e012"/>
    </style:style>
    <style:style style:name="P127" style:family="paragraph" style:parent-style-name="Text_20_body" style:list-style-name="L3">
      <style:paragraph-properties fo:margin-top="0in" fo:margin-bottom="0.1in" loext:contextual-spacing="false" style:writing-mode="page"/>
      <style:text-properties style:font-name="DejaVu Sans1" officeooo:rsid="00335508" officeooo:paragraph-rsid="00335508"/>
    </style:style>
    <style:style style:name="P128" style:family="paragraph" style:parent-style-name="Text_20_body" style:list-style-name="L3">
      <style:paragraph-properties fo:margin-top="0in" fo:margin-bottom="0.1in" loext:contextual-spacing="false" style:writing-mode="page"/>
      <style:text-properties style:font-name="DejaVu Sans1" officeooo:rsid="0034608d" officeooo:paragraph-rsid="0034608d"/>
    </style:style>
    <style:style style:name="P129" style:family="paragraph" style:parent-style-name="Text_20_body" style:list-style-name="L4">
      <style:paragraph-properties fo:margin-top="0.1701in" fo:margin-bottom="0in" loext:contextual-spacing="false" style:writing-mode="page"/>
      <style:text-properties style:font-name="DejaVu Sans1" officeooo:rsid="01bd2f42" officeooo:paragraph-rsid="01bd2f42"/>
    </style:style>
    <style:style style:name="P130" style:family="paragraph" style:parent-style-name="Text_20_body" style:list-style-name="L4">
      <style:paragraph-properties fo:margin-top="0.0299in" fo:margin-bottom="0in" loext:contextual-spacing="false" style:writing-mode="page"/>
      <style:text-properties style:font-name="Noto Mono" fo:font-size="10pt" officeooo:rsid="01bd2f42" officeooo:paragraph-rsid="01bd2f42" style:font-size-asian="10pt" style:font-size-complex="10pt"/>
    </style:style>
    <style:style style:name="P131" style:family="paragraph" style:parent-style-name="Text_20_body" style:list-style-name="L4">
      <style:paragraph-properties fo:margin-top="0.1in" fo:margin-bottom="0in" loext:contextual-spacing="false" style:writing-mode="page"/>
      <style:text-properties style:font-name="DejaVu Sans1" fo:font-size="12pt" officeooo:rsid="01bdce23" officeooo:paragraph-rsid="01bdce23" style:font-size-asian="12pt" style:font-size-complex="12pt"/>
    </style:style>
    <style:style style:name="P132" style:family="paragraph" style:parent-style-name="Text_20_body" style:list-style-name="L4">
      <style:paragraph-properties fo:margin-top="0.1in" fo:margin-bottom="0in" loext:contextual-spacing="false" style:writing-mode="page"/>
      <style:text-properties style:font-name="DejaVu Sans1" fo:font-size="12pt" officeooo:rsid="01c229e2" officeooo:paragraph-rsid="01c229e2" style:font-size-asian="12pt" style:font-size-complex="12pt"/>
    </style:style>
    <style:style style:name="P133" style:family="paragraph" style:parent-style-name="Text_20_body" style:list-style-name="L5">
      <style:paragraph-properties fo:margin-top="0.1in" fo:margin-bottom="0in" loext:contextual-spacing="false" style:writing-mode="page"/>
      <style:text-properties style:font-name="DejaVu Sans1" fo:font-size="10pt" officeooo:rsid="01c229e2" officeooo:paragraph-rsid="01c229e2" style:font-size-asian="8.75pt" style:font-size-complex="10pt"/>
    </style:style>
    <style:style style:name="P134" style:family="paragraph" style:parent-style-name="Text_20_body" style:list-style-name="L5">
      <style:paragraph-properties fo:margin-top="0.1in" fo:margin-bottom="0in" loext:contextual-spacing="false" style:writing-mode="page"/>
      <style:text-properties style:font-name="Noto Mono" fo:font-size="8pt" officeooo:rsid="01c9255d" officeooo:paragraph-rsid="01c9255d" style:font-size-asian="8pt" style:font-size-complex="8pt"/>
    </style:style>
    <style:style style:name="P135" style:family="paragraph" style:parent-style-name="Text_20_body" style:list-style-name="L5">
      <style:paragraph-properties fo:margin-top="0.1in" fo:margin-bottom="0in" loext:contextual-spacing="false" style:writing-mode="page"/>
      <style:text-properties style:font-name="Noto Mono" fo:font-size="8pt" officeooo:rsid="01ce3f22" officeooo:paragraph-rsid="01ce3f22" style:font-size-asian="8pt" style:font-size-complex="8pt"/>
    </style:style>
    <style:style style:name="P136" style:family="paragraph" style:parent-style-name="Text_20_body" style:list-style-name="L5">
      <style:paragraph-properties fo:margin-top="0.1in" fo:margin-bottom="0in" loext:contextual-spacing="false" style:writing-mode="page"/>
      <style:text-properties style:font-name="Noto Mono" fo:font-size="10pt" officeooo:rsid="01d63269" officeooo:paragraph-rsid="01d63269" style:font-size-asian="8.75pt" style:font-size-complex="10pt"/>
    </style:style>
    <style:style style:name="P137" style:family="paragraph" style:parent-style-name="Text_20_body" style:list-style-name="">
      <style:paragraph-properties fo:margin-left="0.4925in" fo:margin-right="0in" fo:margin-top="0in" fo:margin-bottom="0in" loext:contextual-spacing="false" fo:text-indent="0in" style:auto-text-indent="false" style:writing-mode="page"/>
      <style:text-properties style:font-name="DejaVu Sans1" officeooo:rsid="02689724" officeooo:paragraph-rsid="02689724"/>
    </style:style>
    <style:style style:name="P138" style:family="paragraph" style:parent-style-name="Text_20_body">
      <style:paragraph-properties fo:margin-left="0.4925in" fo:margin-right="0in" fo:text-indent="0in" style:auto-text-indent="false"/>
      <style:text-properties style:font-name="DejaVu Sans1" officeooo:rsid="026b7846" officeooo:paragraph-rsid="026b7846"/>
    </style:style>
    <style:style style:name="P139" style:family="paragraph" style:parent-style-name="Text_20_body">
      <style:paragraph-properties fo:margin-left="0.4925in" fo:margin-right="0in" fo:text-indent="0in" style:auto-text-indent="false"/>
      <style:text-properties style:font-name="DejaVu Sans1" officeooo:rsid="02708f44" officeooo:paragraph-rsid="02708f44"/>
    </style:style>
    <style:style style:name="P140" style:family="paragraph" style:parent-style-name="Text_20_body">
      <style:paragraph-properties fo:margin-left="0.4925in" fo:margin-right="0in" fo:text-indent="0in" style:auto-text-indent="false"/>
      <style:text-properties style:font-name="DejaVu Sans1" officeooo:rsid="0272e0d3" officeooo:paragraph-rsid="0272e0d3"/>
    </style:style>
    <style:style style:name="P141" style:family="paragraph" style:parent-style-name="Text_20_body">
      <style:paragraph-properties fo:margin-left="0.4925in" fo:margin-right="0in" fo:text-indent="0in" style:auto-text-indent="false"/>
      <style:text-properties style:font-name="DejaVu Sans1" officeooo:rsid="027657b1" officeooo:paragraph-rsid="027657b1"/>
    </style:style>
    <style:style style:name="P142" style:family="paragraph" style:parent-style-name="Text_20_body">
      <style:paragraph-properties fo:margin-left="0.4925in" fo:margin-right="0in" fo:text-indent="0in" style:auto-text-indent="false"/>
      <style:text-properties style:font-name="DejaVu Sans1" officeooo:rsid="027957fb" officeooo:paragraph-rsid="027957fb"/>
    </style:style>
    <style:style style:name="P143" style:family="paragraph" style:parent-style-name="Text_20_body">
      <style:paragraph-properties fo:margin-left="0.4925in" fo:margin-right="0in" fo:text-indent="0in" style:auto-text-indent="false"/>
      <style:text-properties style:font-name="DejaVu Sans1" officeooo:rsid="0297fb5b" officeooo:paragraph-rsid="0297fb5b"/>
    </style:style>
    <style:style style:name="P144" style:family="paragraph" style:parent-style-name="Text_20_body">
      <style:paragraph-properties fo:margin-left="0.4925in" fo:margin-right="0in" fo:text-indent="0in" style:auto-text-indent="false"/>
      <style:text-properties officeooo:paragraph-rsid="027957fb"/>
    </style:style>
    <style:style style:name="P145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officeooo:rsid="027c4994" officeooo:paragraph-rsid="027f47cb"/>
    </style:style>
    <style:style style:name="P146" style:family="paragraph" style:parent-style-name="Text_20_body">
      <style:paragraph-properties fo:margin-left="0.4925in" fo:margin-right="0in" fo:text-indent="0in" style:auto-text-indent="false"/>
      <style:text-properties officeooo:paragraph-rsid="027b408d"/>
    </style:style>
    <style:style style:name="P147" style:family="paragraph" style:parent-style-name="Text_20_body">
      <style:paragraph-properties fo:margin-left="0.4925in" fo:margin-right="0in" fo:text-indent="0in" style:auto-text-indent="false"/>
      <style:text-properties officeooo:rsid="027b408d" officeooo:paragraph-rsid="027b408d"/>
    </style:style>
    <style:style style:name="P148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officeooo:rsid="027c357b" officeooo:paragraph-rsid="027c357b"/>
    </style:style>
    <style:style style:name="P149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officeooo:rsid="028084b9" officeooo:paragraph-rsid="028084b9"/>
    </style:style>
    <style:style style:name="P150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officeooo:rsid="028331cc" officeooo:paragraph-rsid="028331cc"/>
    </style:style>
    <style:style style:name="P151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officeooo:rsid="0287a1b4" officeooo:paragraph-rsid="0287a1b4"/>
    </style:style>
    <style:style style:name="P152" style:family="paragraph" style:parent-style-name="Text_20_body">
      <style:paragraph-properties fo:margin-left="0.4925in" fo:margin-right="0in" fo:margin-top="0.2in" fo:margin-bottom="0in" loext:contextual-spacing="false" fo:text-align="start" style:justify-single-word="false" fo:text-indent="0in" style:auto-text-indent="false" style:writing-mode="page"/>
      <style:text-properties officeooo:rsid="028084b9" officeooo:paragraph-rsid="028084b9"/>
    </style:style>
    <style:style style:name="P153" style:family="paragraph" style:parent-style-name="Text_20_body">
      <style:paragraph-properties fo:margin-left="0.4925in" fo:margin-right="0in" fo:margin-top="0.1in" fo:margin-bottom="0.1in" loext:contextual-spacing="false" fo:text-align="start" style:justify-single-word="false" fo:text-indent="0in" style:auto-text-indent="false" style:writing-mode="page"/>
      <style:text-properties officeooo:rsid="027c357b" officeooo:paragraph-rsid="027c357b"/>
    </style:style>
    <style:style style:name="P154" style:family="paragraph" style:parent-style-name="Text_20_body" style:list-style-name="">
      <style:paragraph-properties fo:margin-left="0.4925in" fo:margin-right="0in" fo:margin-top="0in" fo:margin-bottom="0in" loext:contextual-spacing="false" fo:text-indent="0in" style:auto-text-indent="false" style:writing-mode="page"/>
      <style:text-properties style:font-name="DejaVu Sans1" officeooo:rsid="02676cd6" officeooo:paragraph-rsid="026d46e3"/>
    </style:style>
    <style:style style:name="P155" style:family="paragraph" style:parent-style-name="Heading_20_1">
      <style:text-properties officeooo:rsid="003acafc" officeooo:paragraph-rsid="003acafc"/>
    </style:style>
    <style:style style:name="P156" style:family="paragraph" style:parent-style-name="Heading_20_1">
      <style:paragraph-properties fo:text-align="start" style:justify-single-word="false" style:shadow="none" style:vertical-align="middle" style:writing-mode="page"/>
      <style:text-properties officeooo:rsid="001fb317" officeooo:paragraph-rsid="001fb317"/>
    </style:style>
    <style:style style:name="P157" style:family="paragraph" style:parent-style-name="Heading_20_1">
      <style:paragraph-properties fo:margin-top="0.1701in" fo:margin-bottom="0.2in" loext:contextual-spacing="false" fo:break-before="page" style:writing-mode="page"/>
      <style:text-properties officeooo:rsid="00242522" officeooo:paragraph-rsid="00242522"/>
    </style:style>
    <style:style style:name="P158" style:family="paragraph" style:parent-style-name="Heading_20_1" style:list-style-name="">
      <style:paragraph-properties fo:margin-top="0.1701in" fo:margin-bottom="0.2in" loext:contextual-spacing="false" fo:break-before="page" style:writing-mode="page"/>
      <style:text-properties officeooo:rsid="01bd2f42" officeooo:paragraph-rsid="01bd2f42"/>
    </style:style>
    <style:style style:name="P159" style:family="paragraph" style:parent-style-name="Heading_20_1" style:list-style-name="">
      <style:paragraph-properties fo:margin-top="0.1701in" fo:margin-bottom="0.2in" loext:contextual-spacing="false" fo:break-before="page" style:writing-mode="page"/>
      <style:text-properties officeooo:rsid="004e371c" officeooo:paragraph-rsid="004e371c"/>
    </style:style>
    <style:style style:name="P160" style:family="paragraph" style:parent-style-name="Heading_20_1">
      <style:paragraph-properties fo:margin-top="0.1701in" fo:margin-bottom="0.2in" loext:contextual-spacing="false" fo:break-before="page" style:writing-mode="page"/>
      <style:text-properties officeooo:rsid="0040af6a" officeooo:paragraph-rsid="0040af6a"/>
    </style:style>
    <style:style style:name="P161" style:family="paragraph" style:parent-style-name="Heading_20_1">
      <style:paragraph-properties fo:margin-top="0.1701in" fo:margin-bottom="0.2in" loext:contextual-spacing="false" fo:break-before="page" style:writing-mode="page"/>
      <style:text-properties officeooo:paragraph-rsid="015b5ba9"/>
    </style:style>
    <style:style style:name="P162" style:family="paragraph" style:parent-style-name="Heading_20_1" style:list-style-name="">
      <style:paragraph-properties fo:margin-top="0.1701in" fo:margin-bottom="0.2in" loext:contextual-spacing="false" fo:break-before="page" style:writing-mode="page"/>
      <style:text-properties officeooo:rsid="01f4469e" officeooo:paragraph-rsid="01f4469e"/>
    </style:style>
    <style:style style:name="P163" style:family="paragraph" style:parent-style-name="Heading_20_1">
      <style:paragraph-properties fo:margin-top="0.1701in" fo:margin-bottom="0.2in" loext:contextual-spacing="false" fo:break-before="page" style:writing-mode="page"/>
      <style:text-properties officeooo:rsid="01d8ec32" officeooo:paragraph-rsid="01d8ec32"/>
    </style:style>
    <style:style style:name="P164" style:family="paragraph" style:parent-style-name="Heading_20_1" style:list-style-name="">
      <style:paragraph-properties fo:margin-top="0.1701in" fo:margin-bottom="0.2in" loext:contextual-spacing="false" fo:break-before="page" style:writing-mode="page"/>
      <style:text-properties officeooo:rsid="0263339f" officeooo:paragraph-rsid="0263339f"/>
    </style:style>
    <style:style style:name="P165" style:family="paragraph" style:parent-style-name="Heading_20_1" style:list-style-name="">
      <style:paragraph-properties fo:margin-top="0.1701in" fo:margin-bottom="0.2in" loext:contextual-spacing="false" fo:break-before="page" style:writing-mode="page"/>
      <style:text-properties officeooo:rsid="029d7d46" officeooo:paragraph-rsid="029d7d46"/>
    </style:style>
    <style:style style:name="P166" style:family="paragraph" style:parent-style-name="Heading_20_2">
      <style:text-properties style:font-name="DejaVu Sans1"/>
    </style:style>
    <style:style style:name="P167" style:family="paragraph" style:parent-style-name="Heading_20_2">
      <style:text-properties style:font-name="DejaVu Sans1" officeooo:rsid="00941a15" officeooo:paragraph-rsid="00941a15"/>
    </style:style>
    <style:style style:name="P168" style:family="paragraph" style:parent-style-name="Heading_20_2">
      <style:text-properties officeooo:rsid="00958e2d" officeooo:paragraph-rsid="00958e2d"/>
    </style:style>
    <style:style style:name="P169" style:family="paragraph" style:parent-style-name="Heading_20_2">
      <style:text-properties officeooo:rsid="005ad73f" officeooo:paragraph-rsid="005ad73f"/>
    </style:style>
    <style:style style:name="P170" style:family="paragraph" style:parent-style-name="Heading_20_2">
      <style:text-properties officeooo:rsid="00638e15" officeooo:paragraph-rsid="00638e15"/>
    </style:style>
    <style:style style:name="P171" style:family="paragraph" style:parent-style-name="Heading_20_2">
      <style:text-properties officeooo:rsid="006681a7" officeooo:paragraph-rsid="006681a7"/>
    </style:style>
    <style:style style:name="P172" style:family="paragraph" style:parent-style-name="Heading_20_2">
      <style:text-properties officeooo:rsid="0074bdb7" officeooo:paragraph-rsid="0074bdb7"/>
    </style:style>
    <style:style style:name="P173" style:family="paragraph" style:parent-style-name="Heading_20_2">
      <style:text-properties officeooo:rsid="007a6cb0" officeooo:paragraph-rsid="007a6cb0"/>
    </style:style>
    <style:style style:name="P174" style:family="paragraph" style:parent-style-name="Heading_20_2">
      <style:text-properties officeooo:rsid="01f52f9c" officeooo:paragraph-rsid="01f52f9c"/>
    </style:style>
    <style:style style:name="P175" style:family="paragraph" style:parent-style-name="Heading_20_2">
      <style:text-properties officeooo:rsid="023d92fd" officeooo:paragraph-rsid="023d92fd"/>
    </style:style>
    <style:style style:name="P176" style:family="paragraph" style:parent-style-name="Heading_20_2">
      <style:text-properties officeooo:rsid="01ffaf51" officeooo:paragraph-rsid="01ffaf51"/>
    </style:style>
    <style:style style:name="P177" style:family="paragraph" style:parent-style-name="Heading_20_2">
      <style:text-properties officeooo:rsid="0208f0dc" officeooo:paragraph-rsid="0208f0dc"/>
    </style:style>
    <style:style style:name="P178" style:family="paragraph" style:parent-style-name="Heading_20_2">
      <style:text-properties officeooo:rsid="026d46e3" officeooo:paragraph-rsid="026d46e3"/>
    </style:style>
    <style:style style:name="P179" style:family="paragraph" style:parent-style-name="Heading_20_2">
      <style:text-properties officeooo:rsid="026ff105" officeooo:paragraph-rsid="026ff105"/>
    </style:style>
    <style:style style:name="P180" style:family="paragraph" style:parent-style-name="Heading_20_2">
      <style:text-properties officeooo:rsid="02985d38" officeooo:paragraph-rsid="02985d38"/>
    </style:style>
    <style:style style:name="P181" style:family="paragraph" style:parent-style-name="Heading_20_2">
      <style:paragraph-properties fo:break-before="page"/>
      <style:text-properties officeooo:rsid="0294d9e5" officeooo:paragraph-rsid="0294d9e5"/>
    </style:style>
    <style:style style:name="P182" style:family="paragraph" style:parent-style-name="Heading_20_3">
      <style:text-properties officeooo:paragraph-rsid="013abb3e"/>
    </style:style>
    <style:style style:name="P183" style:family="paragraph" style:parent-style-name="Code" style:list-style-name="L8"/>
    <style:style style:name="P184" style:family="paragraph" style:parent-style-name="Code">
      <style:text-properties fo:font-size="8pt" fo:font-weight="normal" officeooo:rsid="023d9549" style:font-size-asian="7pt" style:font-weight-asian="normal" style:font-size-complex="8pt" style:font-weight-complex="normal"/>
    </style:style>
    <style:style style:name="P185" style:family="paragraph" style:parent-style-name="Code">
      <style:text-properties fo:font-size="8pt" fo:font-weight="normal" officeooo:rsid="022e0302" officeooo:paragraph-rsid="0214bd49" style:font-size-asian="8pt" style:font-weight-asian="normal" style:font-size-complex="8pt" style:font-weight-complex="normal"/>
    </style:style>
    <style:style style:name="P186" style:family="paragraph" style:parent-style-name="Code">
      <style:text-properties fo:font-size="8pt" fo:font-weight="normal" officeooo:rsid="021be9a8" officeooo:paragraph-rsid="0214bd49" style:font-size-asian="8pt" style:font-weight-asian="normal" style:font-size-complex="8pt" style:font-weight-complex="normal"/>
    </style:style>
    <style:style style:name="P187" style:family="paragraph" style:parent-style-name="Code">
      <style:text-properties fo:font-size="8pt" fo:font-weight="normal" officeooo:rsid="021cab3b" officeooo:paragraph-rsid="0214bd49" style:font-size-asian="8pt" style:font-weight-asian="normal" style:font-size-complex="8pt" style:font-weight-complex="normal"/>
    </style:style>
    <style:style style:name="P188" style:family="paragraph" style:parent-style-name="Code">
      <style:text-properties fo:font-size="8pt" fo:font-weight="normal" officeooo:rsid="021fed8a" officeooo:paragraph-rsid="0214bd49" style:font-size-asian="8pt" style:font-weight-asian="normal" style:font-size-complex="8pt" style:font-weight-complex="normal"/>
    </style:style>
    <style:style style:name="P189" style:family="paragraph" style:parent-style-name="Code">
      <style:text-properties fo:font-size="8pt" fo:font-weight="normal" officeooo:rsid="02217481" officeooo:paragraph-rsid="0214bd49" style:font-size-asian="8pt" style:font-weight-asian="normal" style:font-size-complex="8pt" style:font-weight-complex="normal"/>
    </style:style>
    <style:style style:name="P190" style:family="paragraph" style:parent-style-name="Code">
      <style:text-properties fo:font-size="8pt" fo:font-weight="normal" officeooo:rsid="02234dce" officeooo:paragraph-rsid="0214bd49" style:font-size-asian="8pt" style:font-weight-asian="normal" style:font-size-complex="8pt" style:font-weight-complex="normal"/>
    </style:style>
    <style:style style:name="P191" style:family="paragraph" style:parent-style-name="Code">
      <style:text-properties fo:font-size="8pt" fo:font-weight="normal" officeooo:rsid="02250a48" officeooo:paragraph-rsid="0214bd49" style:font-size-asian="8pt" style:font-weight-asian="normal" style:font-size-complex="8pt" style:font-weight-complex="normal"/>
    </style:style>
    <style:style style:name="P192" style:family="paragraph" style:parent-style-name="Code">
      <style:text-properties fo:font-size="8pt" fo:font-weight="normal" officeooo:rsid="022cf9d5" officeooo:paragraph-rsid="0214bd49" style:font-size-asian="8pt" style:font-weight-asian="normal" style:font-size-complex="8pt" style:font-weight-complex="normal"/>
    </style:style>
    <style:style style:name="P193" style:family="paragraph" style:parent-style-name="Code">
      <style:text-properties fo:font-size="8pt" fo:font-weight="normal" officeooo:rsid="022b6a59" officeooo:paragraph-rsid="0214bd49" style:font-size-asian="8pt" style:font-weight-asian="normal" style:font-size-complex="8pt" style:font-weight-complex="normal"/>
    </style:style>
    <style:style style:name="P194" style:family="paragraph" style:parent-style-name="Code">
      <style:text-properties fo:font-size="8pt" fo:font-weight="normal" officeooo:rsid="021bcefa" officeooo:paragraph-rsid="021bcefa" style:font-size-asian="8pt" style:font-weight-asian="normal" style:font-size-complex="8pt" style:font-weight-complex="normal"/>
    </style:style>
    <style:style style:name="P195" style:family="paragraph" style:parent-style-name="Code">
      <style:text-properties officeooo:paragraph-rsid="02573090"/>
    </style:style>
    <style:style style:name="P196" style:family="paragraph" style:parent-style-name="Code">
      <style:paragraph-properties fo:text-align="start" style:justify-single-word="false" style:writing-mode="lr-tb"/>
      <style:text-properties fo:font-size="8pt" fo:font-weight="normal" officeooo:rsid="02213cd9" officeooo:paragraph-rsid="02213cd9" style:font-size-asian="8pt" style:font-weight-asian="normal" style:font-size-complex="8pt" style:font-weight-complex="normal"/>
    </style:style>
    <style:style style:name="P197" style:family="paragraph" style:parent-style-name="Code">
      <style:paragraph-properties fo:text-align="start" style:justify-single-word="false" style:writing-mode="lr-tb"/>
      <style:text-properties fo:font-size="8pt" fo:font-weight="normal" officeooo:rsid="0240e7aa" officeooo:paragraph-rsid="023f524a" style:font-size-asian="8pt" style:font-weight-asian="normal" style:font-size-complex="8pt" style:font-weight-complex="normal"/>
    </style:style>
    <style:style style:name="P198" style:family="paragraph" style:parent-style-name="Code">
      <style:paragraph-properties fo:text-align="start" style:justify-single-word="false" style:writing-mode="lr-tb"/>
      <style:text-properties fo:font-size="8pt" fo:font-weight="normal" officeooo:rsid="0240e7aa" officeooo:paragraph-rsid="02412c43" style:font-size-asian="8pt" style:font-weight-asian="normal" style:font-size-complex="8pt" style:font-weight-complex="normal"/>
    </style:style>
    <style:style style:name="P199" style:family="paragraph" style:parent-style-name="Code">
      <style:paragraph-properties fo:text-align="start" style:justify-single-word="false" style:writing-mode="lr-tb"/>
      <style:text-properties fo:font-size="8pt" fo:font-weight="normal" officeooo:rsid="0242d9e5" officeooo:paragraph-rsid="0242d9e5" style:font-size-asian="8pt" style:font-weight-asian="normal" style:font-size-complex="8pt" style:font-weight-complex="normal"/>
    </style:style>
    <style:style style:name="P200" style:family="paragraph" style:parent-style-name="Code">
      <style:paragraph-properties fo:text-align="start" style:justify-single-word="false" style:writing-mode="lr-tb"/>
      <style:text-properties fo:font-size="8pt" fo:font-weight="normal" officeooo:rsid="024c6f4f" officeooo:paragraph-rsid="024ab25d" style:font-size-asian="8pt" style:font-weight-asian="normal" style:font-size-complex="8pt" style:font-weight-complex="normal"/>
    </style:style>
    <style:style style:name="P201" style:family="paragraph" style:parent-style-name="Code">
      <style:paragraph-properties fo:text-align="start" style:justify-single-word="false" style:writing-mode="lr-tb"/>
      <style:text-properties fo:font-size="8pt" fo:font-weight="normal" officeooo:rsid="02475047" officeooo:paragraph-rsid="02213cd9" style:font-size-asian="8pt" style:font-weight-asian="normal" style:font-size-complex="8pt" style:font-weight-complex="normal"/>
    </style:style>
    <style:style style:name="P202" style:family="paragraph" style:parent-style-name="Code">
      <style:paragraph-properties fo:text-align="start" style:justify-single-word="false" style:writing-mode="lr-tb"/>
      <style:text-properties fo:font-size="8pt" fo:font-weight="normal" officeooo:rsid="021fed8a" officeooo:paragraph-rsid="0214bd49" style:font-size-asian="8pt" style:font-weight-asian="normal" style:font-size-complex="8pt" style:font-weight-complex="normal"/>
    </style:style>
    <style:style style:name="P203" style:family="paragraph" style:parent-style-name="Code">
      <style:paragraph-properties fo:text-align="start" style:justify-single-word="false" style:writing-mode="lr-tb"/>
      <style:text-properties fo:font-size="8pt" officeooo:rsid="0233bd1a" officeooo:paragraph-rsid="0233bd1a" style:font-size-asian="8pt" style:font-size-complex="8pt"/>
    </style:style>
    <style:style style:name="P204" style:family="paragraph" style:parent-style-name="Code">
      <style:paragraph-properties fo:margin-left="0in" fo:margin-right="0in" fo:text-indent="0in" style:auto-text-indent="false"/>
    </style:style>
    <style:style style:name="P205" style:family="paragraph" style:parent-style-name="Code">
      <style:paragraph-properties fo:margin-left="0in" fo:margin-right="0in" fo:text-indent="0in" style:auto-text-indent="false"/>
      <style:text-properties style:font-name="DejaVu Sans1" fo:font-size="12pt" style:font-size-asian="10.5pt" style:font-size-complex="12pt"/>
    </style:style>
    <style:style style:name="P206" style:family="paragraph" style:parent-style-name="Code">
      <style:paragraph-properties fo:margin-left="0.4925in" fo:margin-right="0in" fo:text-indent="0in" style:auto-text-indent="false"/>
    </style:style>
    <style:style style:name="P207" style:family="paragraph" style:parent-style-name="Code">
      <style:paragraph-properties fo:margin-left="0.4925in" fo:margin-right="0in" fo:text-indent="0in" style:auto-text-indent="false"/>
      <style:text-properties style:font-name="Noto Mono" fo:font-size="8pt" style:font-size-asian="8pt" style:font-size-complex="8pt"/>
    </style:style>
    <style:style style:name="P208" style:family="paragraph" style:parent-style-name="Code">
      <style:paragraph-properties fo:margin-left="0.4925in" fo:margin-right="0in" fo:text-indent="0in" style:auto-text-indent="false"/>
    </style:style>
    <style:style style:name="P209" style:family="paragraph" style:parent-style-name="Code">
      <style:paragraph-properties fo:margin-left="0.4925in" fo:margin-right="0in" fo:text-indent="0in" style:auto-text-indent="false"/>
      <style:text-properties officeooo:paragraph-rsid="02689724"/>
    </style:style>
    <style:style style:name="P210" style:family="paragraph" style:parent-style-name="Code">
      <style:paragraph-properties fo:margin-left="0.4925in" fo:margin-right="0in" fo:text-indent="0in" style:auto-text-indent="false"/>
      <style:text-properties style:font-name="Noto Mono" fo:font-size="8pt" style:font-size-asian="8pt" style:font-size-complex="8pt"/>
    </style:style>
    <style:style style:name="P211" style:family="paragraph" style:parent-style-name="Code">
      <style:paragraph-properties fo:margin-left="0.4925in" fo:margin-right="0in" fo:text-indent="0in" style:auto-text-indent="false" fo:break-before="page"/>
    </style:style>
    <style:style style:name="P212" style:family="paragraph" style:parent-style-name="Funcdesc" style:list-style-name="L7"/>
    <style:style style:name="P213" style:family="paragraph" style:parent-style-name="Funcdesc" style:list-style-name="L7">
      <style:text-properties officeooo:rsid="019a98d4" officeooo:paragraph-rsid="019a98d4"/>
    </style:style>
    <style:style style:name="P214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Free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5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Free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54782"/>
    </style:style>
    <style:style style:name="T2" style:family="text">
      <style:text-properties officeooo:rsid="002fe95b"/>
    </style:style>
    <style:style style:name="T3" style:family="text">
      <style:text-properties officeooo:rsid="00335508"/>
    </style:style>
    <style:style style:name="T4" style:family="text">
      <style:text-properties style:font-name="Cantarell" fo:font-size="14pt" fo:font-weight="bold" officeooo:rsid="001fb317" style:font-size-asian="14pt" style:font-weight-asian="bold" style:font-size-complex="14pt" style:font-weight-complex="bold"/>
    </style:style>
    <style:style style:name="T5" style:family="text">
      <style:text-properties style:font-name="Cantarell" fo:font-size="14pt" fo:font-weight="bold" officeooo:rsid="003d8f97" style:font-size-asian="14pt" style:font-weight-asian="bold" style:font-size-complex="14pt" style:font-weight-complex="bold"/>
    </style:style>
    <style:style style:name="T6" style:family="text">
      <style:text-properties officeooo:rsid="0044193d"/>
    </style:style>
    <style:style style:name="T7" style:family="text">
      <style:text-properties officeooo:rsid="004f207c"/>
    </style:style>
    <style:style style:name="T8" style:family="text">
      <style:text-properties officeooo:rsid="0052a577"/>
    </style:style>
    <style:style style:name="T9" style:family="text">
      <style:text-properties officeooo:rsid="0053b81e"/>
    </style:style>
    <style:style style:name="T10" style:family="text">
      <style:text-properties style:font-name="DejaVu Sans1"/>
    </style:style>
    <style:style style:name="T11" style:family="text">
      <style:text-properties style:font-name="DejaVu Sans1" officeooo:rsid="00941a15"/>
    </style:style>
    <style:style style:name="T12" style:family="text">
      <style:text-properties style:font-name="DejaVu Sans1" officeooo:rsid="0094c9b5"/>
    </style:style>
    <style:style style:name="T13" style:family="text">
      <style:text-properties style:font-name="DejaVu Sans1" officeooo:rsid="004f207c"/>
    </style:style>
    <style:style style:name="T14" style:family="text">
      <style:text-properties style:font-name="DejaVu Sans1" officeooo:rsid="01d7833a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8pt" officeooo:rsid="00646559" style:font-size-asian="8pt" style:font-size-complex="8pt"/>
    </style:style>
    <style:style style:name="T17" style:family="text">
      <style:text-properties fo:font-size="8pt" officeooo:rsid="00638e15" style:font-size-asian="8pt" style:font-size-complex="8pt"/>
    </style:style>
    <style:style style:name="T18" style:family="text">
      <style:text-properties fo:font-size="8pt" officeooo:rsid="01f6b7f2" style:font-size-asian="8pt" style:font-size-complex="8pt"/>
    </style:style>
    <style:style style:name="T19" style:family="text">
      <style:text-properties fo:font-size="8pt" officeooo:rsid="0204be50" style:font-size-asian="8pt" style:font-size-complex="8pt"/>
    </style:style>
    <style:style style:name="T20" style:family="text">
      <style:text-properties fo:font-size="8pt" officeooo:rsid="020ae77a" style:font-size-asian="8pt" style:font-size-complex="8pt"/>
    </style:style>
    <style:style style:name="T21" style:family="text">
      <style:text-properties fo:font-size="8pt" officeooo:rsid="02116b67" style:font-size-asian="8pt" style:font-size-complex="8pt"/>
    </style:style>
    <style:style style:name="T22" style:family="text">
      <style:text-properties fo:font-size="8pt" officeooo:rsid="023d9549" style:font-size-asian="8pt" style:font-size-complex="8pt"/>
    </style:style>
    <style:style style:name="T23" style:family="text">
      <style:text-properties fo:font-size="8pt" style:font-size-asian="7pt" style:font-size-complex="8pt"/>
    </style:style>
    <style:style style:name="T24" style:family="text">
      <style:text-properties fo:font-size="8pt" officeooo:rsid="020ae77a" style:font-size-asian="7pt" style:font-size-complex="8pt"/>
    </style:style>
    <style:style style:name="T25" style:family="text">
      <style:text-properties fo:font-size="8pt" officeooo:rsid="023d9549" style:font-size-asian="7pt" style:font-size-complex="8pt"/>
    </style:style>
    <style:style style:name="T26" style:family="text">
      <style:text-properties fo:font-size="8pt" fo:font-weight="normal" style:font-size-asian="8pt" style:font-weight-asian="normal" style:font-size-complex="8pt" style:font-weight-complex="normal"/>
    </style:style>
    <style:style style:name="T27" style:family="text">
      <style:text-properties fo:font-size="8pt" fo:font-weight="normal" officeooo:rsid="01da13a5" style:font-size-asian="8pt" style:font-weight-asian="normal" style:font-size-complex="8pt" style:font-weight-complex="normal"/>
    </style:style>
    <style:style style:name="T28" style:family="text">
      <style:text-properties fo:font-size="8pt" fo:font-weight="normal" officeooo:rsid="0204be50" style:font-size-asian="8pt" style:font-weight-asian="normal" style:font-size-complex="8pt" style:font-weight-complex="normal"/>
    </style:style>
    <style:style style:name="T29" style:family="text">
      <style:text-properties fo:font-size="8pt" fo:font-weight="normal" officeooo:rsid="023d9549" style:font-size-asian="7pt" style:font-weight-asian="normal" style:font-size-complex="8pt" style:font-weight-complex="normal"/>
    </style:style>
    <style:style style:name="T30" style:family="text">
      <style:text-properties fo:font-size="8pt" fo:font-weight="normal" officeooo:rsid="024e458c" style:font-size-asian="7pt" style:font-weight-asian="normal" style:font-size-complex="8pt" style:font-weight-complex="normal"/>
    </style:style>
    <style:style style:name="T31" style:family="text">
      <style:text-properties fo:font-size="8pt" fo:font-weight="normal" officeooo:rsid="024eb4fb" style:font-size-asian="7pt" style:font-weight-asian="normal" style:font-size-complex="8pt" style:font-weight-complex="normal"/>
    </style:style>
    <style:style style:name="T32" style:family="text">
      <style:text-properties fo:font-size="8pt" fo:font-weight="normal" officeooo:rsid="025075ce" style:font-size-asian="7pt" style:font-weight-asian="normal" style:font-size-complex="8pt" style:font-weight-complex="normal"/>
    </style:style>
    <style:style style:name="T33" style:family="text">
      <style:text-properties fo:font-size="8pt" fo:font-weight="normal" officeooo:rsid="02527652" style:font-size-asian="7pt" style:font-weight-asian="normal" style:font-size-complex="8pt" style:font-weight-complex="normal"/>
    </style:style>
    <style:style style:name="T34" style:family="text">
      <style:text-properties fo:font-size="8pt" fo:font-weight="normal" officeooo:rsid="02527ef8" style:font-size-asian="7pt" style:font-weight-asian="normal" style:font-size-complex="8pt" style:font-weight-complex="normal"/>
    </style:style>
    <style:style style:name="T35" style:family="text">
      <style:text-properties fo:font-size="8pt" fo:font-weight="normal" officeooo:rsid="0253136a" style:font-size-asian="7pt" style:font-weight-asian="normal" style:font-size-complex="8pt" style:font-weight-complex="normal"/>
    </style:style>
    <style:style style:name="T36" style:family="text">
      <style:text-properties fo:font-size="8pt" fo:font-weight="normal" officeooo:rsid="025a9ada" style:font-size-asian="7pt" style:font-weight-asian="normal" style:font-size-complex="8pt" style:font-weight-complex="normal"/>
    </style:style>
    <style:style style:name="T37" style:family="text">
      <style:text-properties fo:font-size="8pt" fo:font-weight="normal" officeooo:rsid="025f2a5c" style:font-size-asian="7pt" style:font-weight-asian="normal" style:font-size-complex="8pt" style:font-weight-complex="normal"/>
    </style:style>
    <style:style style:name="T38" style:family="text">
      <style:text-properties fo:font-size="8pt" fo:font-weight="bold" officeooo:rsid="01f6b7f2" style:font-size-asian="8pt" style:font-weight-asian="bold" style:font-size-complex="8pt" style:font-weight-complex="bold"/>
    </style:style>
    <style:style style:name="T39" style:family="text">
      <style:text-properties fo:font-size="8pt" fo:font-weight="bold" officeooo:rsid="0204be50" style:font-size-asian="8pt" style:font-weight-asian="bold" style:font-size-complex="8pt" style:font-weight-complex="bold"/>
    </style:style>
    <style:style style:name="T40" style:family="text">
      <style:text-properties fo:font-size="8pt" fo:font-weight="bold" officeooo:rsid="02116b67" style:font-size-asian="8pt" style:font-weight-asian="bold" style:font-size-complex="8pt" style:font-weight-complex="bold"/>
    </style:style>
    <style:style style:name="T41" style:family="text">
      <style:text-properties fo:font-size="8pt" fo:font-weight="bold" officeooo:rsid="0211fa9c" style:font-size-asian="8pt" style:font-weight-asian="bold" style:font-size-complex="8pt" style:font-weight-complex="bold"/>
    </style:style>
    <style:style style:name="T42" style:family="text">
      <style:text-properties fo:font-size="8pt" fo:font-weight="bold" style:font-size-asian="7pt" style:font-weight-asian="bold" style:font-size-complex="8pt" style:font-weight-complex="bold"/>
    </style:style>
    <style:style style:name="T43" style:family="text">
      <style:text-properties fo:font-size="8pt" fo:font-weight="bold" officeooo:rsid="020ae77a" style:font-size-asian="7pt" style:font-weight-asian="bold" style:font-size-complex="8pt" style:font-weight-complex="bold"/>
    </style:style>
    <style:style style:name="T44" style:family="text">
      <style:text-properties fo:font-size="8pt" fo:font-weight="bold" officeooo:rsid="023d9549" style:font-size-asian="7pt" style:font-weight-asian="bold" style:font-size-complex="8pt" style:font-weight-complex="bold"/>
    </style:style>
    <style:style style:name="T45" style:family="text">
      <style:text-properties fo:font-size="8pt" fo:font-weight="bold" officeooo:rsid="024e458c" style:font-size-asian="7pt" style:font-weight-asian="bold" style:font-size-complex="8pt" style:font-weight-complex="bold"/>
    </style:style>
    <style:style style:name="T46" style:family="text">
      <style:text-properties fo:font-size="8pt" fo:font-weight="bold" officeooo:rsid="024eb4fb" style:font-size-asian="7pt" style:font-weight-asian="bold" style:font-size-complex="8pt" style:font-weight-complex="bold"/>
    </style:style>
    <style:style style:name="T47" style:family="text">
      <style:text-properties fo:font-size="8pt" fo:font-weight="bold" officeooo:rsid="025075ce" style:font-size-asian="7pt" style:font-weight-asian="bold" style:font-size-complex="8pt" style:font-weight-complex="bold"/>
    </style:style>
    <style:style style:name="T48" style:family="text">
      <style:text-properties fo:font-size="8pt" fo:font-weight="bold" officeooo:rsid="02527652" style:font-size-asian="7pt" style:font-weight-asian="bold" style:font-size-complex="8pt" style:font-weight-complex="bold"/>
    </style:style>
    <style:style style:name="T49" style:family="text">
      <style:text-properties fo:font-size="8pt" fo:font-weight="bold" officeooo:rsid="02527ef8" style:font-size-asian="7pt" style:font-weight-asian="bold" style:font-size-complex="8pt" style:font-weight-complex="bold"/>
    </style:style>
    <style:style style:name="T50" style:family="text">
      <style:text-properties fo:font-size="8pt" fo:font-weight="bold" officeooo:rsid="025911ec" style:font-size-asian="7pt" style:font-weight-asian="bold" style:font-size-complex="8pt" style:font-weight-complex="bold"/>
    </style:style>
    <style:style style:name="T51" style:family="text">
      <style:text-properties fo:font-size="8pt" fo:background-color="transparent" loext:char-shading-value="0" style:font-size-asian="8pt" style:font-size-complex="8pt"/>
    </style:style>
    <style:style style:name="T52" style:family="text">
      <style:text-properties officeooo:rsid="00763175"/>
    </style:style>
    <style:style style:name="T53" style:family="text">
      <style:text-properties officeooo:rsid="0082ea93"/>
    </style:style>
    <style:style style:name="T54" style:family="text">
      <style:text-properties officeooo:rsid="00884687"/>
    </style:style>
    <style:style style:name="T55" style:family="text">
      <style:text-properties officeooo:rsid="008c8bd9"/>
    </style:style>
    <style:style style:name="T56" style:family="text">
      <style:text-properties officeooo:rsid="00b0faeb"/>
    </style:style>
    <style:style style:name="T57" style:family="text">
      <style:text-properties officeooo:rsid="00cb1a02"/>
    </style:style>
    <style:style style:name="T58" style:family="text">
      <style:text-properties officeooo:rsid="00d0ad9c"/>
    </style:style>
    <style:style style:name="T59" style:family="text">
      <style:text-properties officeooo:rsid="00d8f200"/>
    </style:style>
    <style:style style:name="T60" style:family="text">
      <style:text-properties style:font-name="URW Gothic" fo:font-weight="bold" style:font-size-asian="8pt" style:font-weight-asian="bold" style:font-weight-complex="bold"/>
    </style:style>
    <style:style style:name="T61" style:family="text">
      <style:text-properties style:font-name="URW Gothic" fo:font-weight="bold" officeooo:rsid="0097ff91" style:font-size-asian="8pt" style:font-weight-asian="bold" style:font-weight-complex="bold"/>
    </style:style>
    <style:style style:name="T62" style:family="text">
      <style:text-properties style:font-name="URW Gothic" fo:font-weight="bold" officeooo:rsid="00b61bdf" style:font-size-asian="8pt" style:font-weight-asian="bold" style:font-weight-complex="bold"/>
    </style:style>
    <style:style style:name="T63" style:family="text">
      <style:text-properties style:font-name="URW Gothic" fo:font-weight="bold" officeooo:rsid="00b79c81" style:font-size-asian="8pt" style:font-weight-asian="bold" style:font-weight-complex="bold"/>
    </style:style>
    <style:style style:name="T64" style:family="text">
      <style:text-properties style:font-name="URW Gothic" fo:font-weight="bold" officeooo:rsid="00b70c2a" style:font-size-asian="8pt" style:font-weight-asian="bold" style:font-weight-complex="bold"/>
    </style:style>
    <style:style style:name="T65" style:family="text">
      <style:text-properties style:font-name="URW Gothic" fo:font-weight="bold" officeooo:rsid="00ed3b1c" style:font-size-asian="8pt" style:font-weight-asian="bold" style:font-weight-complex="bold"/>
    </style:style>
    <style:style style:name="T66" style:family="text">
      <style:text-properties style:font-name="URW Gothic" fo:font-weight="bold" officeooo:rsid="00ba1b34" style:font-size-asian="8pt" style:font-weight-asian="bold" style:font-weight-complex="bold"/>
    </style:style>
    <style:style style:name="T67" style:family="text">
      <style:text-properties style:font-name="URW Gothic" fo:font-weight="bold" officeooo:rsid="00bb0c5d" style:font-size-asian="8pt" style:font-weight-asian="bold" style:font-weight-complex="bold"/>
    </style:style>
    <style:style style:name="T68" style:family="text">
      <style:text-properties style:font-name="URW Gothic" fo:font-weight="bold" officeooo:rsid="00bcd533" style:font-size-asian="8pt" style:font-weight-asian="bold" style:font-weight-complex="bold"/>
    </style:style>
    <style:style style:name="T69" style:family="text">
      <style:text-properties style:font-name="URW Gothic" fo:font-weight="bold" officeooo:rsid="00cb1a02" style:font-size-asian="8pt" style:font-weight-asian="bold" style:font-weight-complex="bold"/>
    </style:style>
    <style:style style:name="T70" style:family="text">
      <style:text-properties style:font-name="URW Gothic" fo:font-weight="bold" officeooo:rsid="00763175" style:font-size-asian="8pt" style:font-weight-asian="bold" style:font-weight-complex="bold"/>
    </style:style>
    <style:style style:name="T71" style:family="text">
      <style:text-properties style:font-name="URW Gothic" fo:font-weight="bold" officeooo:rsid="00bcf1cf" style:font-size-asian="8pt" style:font-weight-asian="bold" style:font-weight-complex="bold"/>
    </style:style>
    <style:style style:name="T72" style:family="text">
      <style:text-properties style:font-name="URW Gothic" fo:font-weight="bold" officeooo:rsid="00f4726c" style:font-size-asian="8pt" style:font-weight-asian="bold" style:font-weight-complex="bold"/>
    </style:style>
    <style:style style:name="T73" style:family="text">
      <style:text-properties style:font-name="URW Gothic" fo:font-weight="bold" officeooo:rsid="00f5aea8" style:font-size-asian="8pt" style:font-weight-asian="bold" style:font-weight-complex="bold"/>
    </style:style>
    <style:style style:name="T74" style:family="text">
      <style:text-properties style:font-name="URW Gothic" fo:font-weight="bold" officeooo:rsid="00cbf502" style:font-size-asian="8pt" style:font-weight-asian="bold" style:font-weight-complex="bold"/>
    </style:style>
    <style:style style:name="T75" style:family="text">
      <style:text-properties style:font-name="URW Gothic" fo:font-weight="bold" officeooo:rsid="0157d7f9" style:font-size-asian="8pt" style:font-weight-asian="bold" style:font-weight-complex="bold"/>
    </style:style>
    <style:style style:name="T76" style:family="text">
      <style:text-properties style:font-name="URW Gothic" fo:font-weight="bold" officeooo:rsid="015f67f2" style:font-size-asian="8pt" style:font-weight-asian="bold" style:font-weight-complex="bold"/>
    </style:style>
    <style:style style:name="T77" style:family="text">
      <style:text-properties style:font-name="URW Gothic" fo:font-weight="bold" officeooo:rsid="016243ae" style:font-size-asian="8pt" style:font-weight-asian="bold" style:font-weight-complex="bold"/>
    </style:style>
    <style:style style:name="T78" style:family="text">
      <style:text-properties style:font-name="URW Gothic" fo:font-weight="bold" officeooo:rsid="01626b6b" style:font-size-asian="8pt" style:font-weight-asian="bold" style:font-weight-complex="bold"/>
    </style:style>
    <style:style style:name="T79" style:family="text">
      <style:text-properties style:font-name="URW Gothic" fo:font-weight="bold" officeooo:rsid="01712703" style:font-size-asian="8pt" style:font-weight-asian="bold" style:font-weight-complex="bold"/>
    </style:style>
    <style:style style:name="T80" style:family="text">
      <style:text-properties style:font-name="URW Gothic" fo:font-weight="bold" officeooo:rsid="0172b015" style:font-size-asian="8pt" style:font-weight-asian="bold" style:font-weight-complex="bold"/>
    </style:style>
    <style:style style:name="T81" style:family="text">
      <style:text-properties style:font-name="URW Gothic" fo:font-weight="bold" officeooo:rsid="017bd136" style:font-size-asian="8pt" style:font-weight-asian="bold" style:font-weight-complex="bold"/>
    </style:style>
    <style:style style:name="T82" style:family="text">
      <style:text-properties style:font-name="URW Gothic" fo:font-weight="bold" officeooo:rsid="01860fe7" style:font-size-asian="8pt" style:font-weight-asian="bold" style:font-weight-complex="bold"/>
    </style:style>
    <style:style style:name="T83" style:family="text">
      <style:text-properties style:font-name="URW Gothic" fo:font-weight="bold" officeooo:rsid="01875ed5" style:font-size-asian="8pt" style:font-weight-asian="bold" style:font-weight-complex="bold"/>
    </style:style>
    <style:style style:name="T84" style:family="text">
      <style:text-properties style:font-name="URW Gothic" fo:font-weight="bold" officeooo:rsid="01880cd6" style:font-size-asian="8pt" style:font-weight-asian="bold" style:font-weight-complex="bold"/>
    </style:style>
    <style:style style:name="T85" style:family="text">
      <style:text-properties style:font-name="URW Gothic" fo:font-weight="bold" officeooo:rsid="018a97bc" style:font-size-asian="8pt" style:font-weight-asian="bold" style:font-weight-complex="bold"/>
    </style:style>
    <style:style style:name="T86" style:family="text">
      <style:text-properties style:font-name="URW Gothic" fo:font-weight="bold" officeooo:rsid="018badb4" style:font-size-asian="8pt" style:font-weight-asian="bold" style:font-weight-complex="bold"/>
    </style:style>
    <style:style style:name="T87" style:family="text">
      <style:text-properties style:font-name="URW Gothic" fo:font-weight="bold" officeooo:rsid="018d27ed" style:font-size-asian="8pt" style:font-weight-asian="bold" style:font-weight-complex="bold"/>
    </style:style>
    <style:style style:name="T88" style:family="text">
      <style:text-properties style:font-name="URW Gothic" fo:font-weight="bold" officeooo:rsid="018eb3a1" style:font-size-asian="8pt" style:font-weight-asian="bold" style:font-weight-complex="bold"/>
    </style:style>
    <style:style style:name="T89" style:family="text">
      <style:text-properties style:font-name="URW Gothic" fo:font-weight="bold" officeooo:rsid="01995c90" style:font-size-asian="8pt" style:font-weight-asian="bold" style:font-weight-complex="bold"/>
    </style:style>
    <style:style style:name="T90" style:family="text">
      <style:text-properties style:font-name="URW Gothic" fo:font-weight="bold" style:font-weight-asian="bold" style:font-weight-complex="bold"/>
    </style:style>
    <style:style style:name="T91" style:family="text">
      <style:text-properties style:font-name="URW Gothic" fo:font-weight="bold" officeooo:rsid="00ae67ad" style:font-weight-asian="bold" style:font-weight-complex="bold"/>
    </style:style>
    <style:style style:name="T92" style:family="text">
      <style:text-properties style:font-name="URW Gothic" fo:font-weight="bold" officeooo:rsid="00af1951" style:font-weight-asian="bold" style:font-weight-complex="bold"/>
    </style:style>
    <style:style style:name="T93" style:family="text">
      <style:text-properties style:font-name="URW Gothic" fo:font-weight="bold" officeooo:rsid="00b4fadf" style:font-weight-asian="bold" style:font-weight-complex="bold"/>
    </style:style>
    <style:style style:name="T94" style:family="text">
      <style:text-properties style:font-name="URW Gothic" fo:font-weight="bold" officeooo:rsid="00b301d7" style:font-weight-asian="bold" style:font-weight-complex="bold"/>
    </style:style>
    <style:style style:name="T95" style:family="text">
      <style:text-properties style:font-name="URW Gothic" fo:font-weight="bold" officeooo:rsid="00c53dda" style:font-weight-asian="bold" style:font-weight-complex="bold"/>
    </style:style>
    <style:style style:name="T96" style:family="text">
      <style:text-properties style:font-name="URW Gothic" fo:font-weight="bold" officeooo:rsid="0182f599" style:font-weight-asian="bold" style:font-weight-complex="bold"/>
    </style:style>
    <style:style style:name="T97" style:family="text">
      <style:text-properties style:font-name="URW Gothic" fo:font-weight="bold" officeooo:rsid="0194d5d8" style:font-weight-asian="bold" style:font-weight-complex="bold"/>
    </style:style>
    <style:style style:name="T98" style:family="text">
      <style:text-properties style:font-name="URW Gothic" fo:font-weight="bold" officeooo:rsid="01a99558" style:font-weight-asian="bold" style:font-weight-complex="bold"/>
    </style:style>
    <style:style style:name="T99" style:family="text">
      <style:text-properties style:font-name="URW Gothic" fo:font-weight="bold" officeooo:rsid="01abc17f" style:font-weight-asian="bold" style:font-weight-complex="bold"/>
    </style:style>
    <style:style style:name="T100" style:family="text">
      <style:text-properties style:font-name="URW Gothic" fo:font-weight="bold" officeooo:rsid="01b5cb1b" style:font-weight-asian="bold" style:font-weight-complex="bold"/>
    </style:style>
    <style:style style:name="T101" style:family="text">
      <style:text-properties style:font-name="URW Gothic" fo:font-weight="bold" officeooo:rsid="01b63b99" style:font-weight-asian="bold" style:font-weight-complex="bold"/>
    </style:style>
    <style:style style:name="T102" style:family="text">
      <style:text-properties style:font-name="URW Gothic" fo:font-weight="bold" officeooo:rsid="01b7f594" style:font-weight-asian="bold" style:font-weight-complex="bold"/>
    </style:style>
    <style:style style:name="T103" style:family="text">
      <style:text-properties style:font-name="URW Gothic" fo:font-size="8pt" fo:font-weight="bold" style:font-size-asian="8pt" style:font-weight-asian="bold" style:font-size-complex="8pt" style:font-weight-complex="bold"/>
    </style:style>
    <style:style style:name="T104" style:family="text">
      <style:text-properties style:font-name="URW Gothic" fo:font-size="8pt" fo:font-weight="bold" officeooo:rsid="00d943f4" style:font-size-asian="8pt" style:font-weight-asian="bold" style:font-size-complex="8pt" style:font-weight-complex="bold"/>
    </style:style>
    <style:style style:name="T105" style:family="text">
      <style:text-properties style:font-name="URW Gothic" fo:font-size="8pt" fo:font-weight="bold" officeooo:rsid="00da49d3" style:font-size-asian="8pt" style:font-weight-asian="bold" style:font-size-complex="8pt" style:font-weight-complex="bold"/>
    </style:style>
    <style:style style:name="T106" style:family="text">
      <style:text-properties style:font-name="URW Gothic" fo:font-size="8pt" fo:font-weight="bold" officeooo:rsid="00dc0f73" style:font-size-asian="8pt" style:font-weight-asian="bold" style:font-size-complex="8pt" style:font-weight-complex="bold"/>
    </style:style>
    <style:style style:name="T107" style:family="text">
      <style:text-properties style:font-name="URW Gothic" fo:font-size="8pt" fo:font-weight="bold" officeooo:rsid="00dd3a9d" style:font-size-asian="8pt" style:font-weight-asian="bold" style:font-size-complex="8pt" style:font-weight-complex="bold"/>
    </style:style>
    <style:style style:name="T108" style:family="text">
      <style:text-properties style:font-name="URW Gothic" fo:font-size="8pt" fo:font-weight="bold" officeooo:rsid="006185de" style:font-size-asian="8pt" style:font-weight-asian="bold" style:font-size-complex="8pt" style:font-weight-complex="bold"/>
    </style:style>
    <style:style style:name="T109" style:family="text">
      <style:text-properties style:font-name="URW Gothic" fo:font-size="8pt" fo:font-weight="bold" officeooo:rsid="00a85061" style:font-size-asian="8pt" style:font-weight-asian="bold" style:font-size-complex="8pt" style:font-weight-complex="bold"/>
    </style:style>
    <style:style style:name="T110" style:family="text">
      <style:text-properties style:font-name="URW Gothic" fo:font-size="8pt" fo:font-weight="bold" officeooo:rsid="00dec393" style:font-size-asian="8pt" style:font-weight-asian="bold" style:font-size-complex="8pt" style:font-weight-complex="bold"/>
    </style:style>
    <style:style style:name="T111" style:family="text">
      <style:text-properties style:font-name="URW Gothic" fo:font-size="8pt" fo:font-weight="bold" officeooo:rsid="00ab0d3c" style:font-size-asian="8pt" style:font-weight-asian="bold" style:font-size-complex="8pt" style:font-weight-complex="bold"/>
    </style:style>
    <style:style style:name="T112" style:family="text">
      <style:text-properties style:font-name="URW Gothic" fo:font-size="8pt" fo:font-weight="bold" officeooo:rsid="00ac56c6" style:font-size-asian="8pt" style:font-weight-asian="bold" style:font-size-complex="8pt" style:font-weight-complex="bold"/>
    </style:style>
    <style:style style:name="T113" style:family="text">
      <style:text-properties style:font-name="URW Gothic" fo:font-size="8pt" fo:font-weight="bold" officeooo:rsid="00e0b99d" style:font-size-asian="8pt" style:font-weight-asian="bold" style:font-size-complex="8pt" style:font-weight-complex="bold"/>
    </style:style>
    <style:style style:name="T114" style:family="text">
      <style:text-properties style:font-name="URW Gothic" fo:font-size="8pt" fo:font-weight="bold" officeooo:rsid="00e1266d" style:font-size-asian="8pt" style:font-weight-asian="bold" style:font-size-complex="8pt" style:font-weight-complex="bold"/>
    </style:style>
    <style:style style:name="T115" style:family="text">
      <style:text-properties style:font-name="URW Gothic" fo:font-size="8pt" fo:font-weight="bold" officeooo:rsid="00a8a6e9" style:font-size-asian="8pt" style:font-weight-asian="bold" style:font-size-complex="8pt" style:font-weight-complex="bold"/>
    </style:style>
    <style:style style:name="T116" style:family="text">
      <style:text-properties style:font-name="URW Gothic" fo:font-size="8pt" fo:font-weight="bold" officeooo:rsid="00a8d038" style:font-size-asian="8pt" style:font-weight-asian="bold" style:font-size-complex="8pt" style:font-weight-complex="bold"/>
    </style:style>
    <style:style style:name="T117" style:family="text">
      <style:text-properties style:font-name="URW Gothic" fo:font-size="8pt" fo:font-weight="bold" officeooo:rsid="00af1951" style:font-size-asian="8pt" style:font-weight-asian="bold" style:font-size-complex="8pt" style:font-weight-complex="bold"/>
    </style:style>
    <style:style style:name="T118" style:family="text">
      <style:text-properties style:font-name="URW Gothic" fo:font-size="8pt" fo:font-weight="bold" officeooo:rsid="00e694c0" style:font-size-asian="8pt" style:font-weight-asian="bold" style:font-size-complex="8pt" style:font-weight-complex="bold"/>
    </style:style>
    <style:style style:name="T119" style:family="text">
      <style:text-properties style:font-name="URW Gothic" fo:font-size="8pt" fo:font-weight="bold" officeooo:rsid="00b1c6b7" style:font-size-asian="8pt" style:font-weight-asian="bold" style:font-size-complex="8pt" style:font-weight-complex="bold"/>
    </style:style>
    <style:style style:name="T120" style:family="text">
      <style:text-properties style:font-name="URW Gothic" fo:font-size="8pt" fo:font-weight="bold" officeooo:rsid="00ae67ad" style:font-size-asian="8pt" style:font-weight-asian="bold" style:font-size-complex="8pt" style:font-weight-complex="bold"/>
    </style:style>
    <style:style style:name="T121" style:family="text">
      <style:text-properties style:font-name="URW Gothic" fo:font-size="8pt" fo:font-weight="bold" officeooo:rsid="00c0d7d7" style:font-size-asian="8pt" style:font-weight-asian="bold" style:font-size-complex="8pt" style:font-weight-complex="bold"/>
    </style:style>
    <style:style style:name="T122" style:family="text">
      <style:text-properties style:font-name="URW Gothic" fo:font-size="8pt" fo:font-weight="bold" officeooo:rsid="00c31a45" style:font-size-asian="8pt" style:font-weight-asian="bold" style:font-size-complex="8pt" style:font-weight-complex="bold"/>
    </style:style>
    <style:style style:name="T123" style:family="text">
      <style:text-properties style:font-name="URW Gothic" fo:font-size="8pt" fo:font-weight="bold" officeooo:rsid="00e2e428" style:font-size-asian="8pt" style:font-weight-asian="bold" style:font-size-complex="8pt" style:font-weight-complex="bold"/>
    </style:style>
    <style:style style:name="T124" style:family="text">
      <style:text-properties style:font-name="URW Gothic" fo:font-size="8pt" fo:font-weight="bold" officeooo:rsid="00b4fadf" style:font-size-asian="8pt" style:font-weight-asian="bold" style:font-size-complex="8pt" style:font-weight-complex="bold"/>
    </style:style>
    <style:style style:name="T125" style:family="text">
      <style:text-properties style:font-name="URW Gothic" fo:font-size="8pt" fo:font-weight="bold" officeooo:rsid="0104f147" style:font-size-asian="8pt" style:font-weight-asian="bold" style:font-size-complex="8pt" style:font-weight-complex="bold"/>
    </style:style>
    <style:style style:name="T126" style:family="text">
      <style:text-properties style:font-name="URW Gothic" fo:font-size="8pt" fo:font-weight="bold" officeooo:rsid="013abb3e" style:font-size-asian="8pt" style:font-weight-asian="bold" style:font-size-complex="8pt" style:font-weight-complex="bold"/>
    </style:style>
    <style:style style:name="T127" style:family="text">
      <style:text-properties style:font-name="URW Gothic" fo:font-size="8pt" fo:font-weight="bold" officeooo:rsid="013e7c2f" style:font-size-asian="8pt" style:font-weight-asian="bold" style:font-size-complex="8pt" style:font-weight-complex="bold"/>
    </style:style>
    <style:style style:name="T128" style:family="text">
      <style:text-properties style:font-name="URW Gothic" fo:font-size="8pt" fo:font-weight="bold" officeooo:rsid="010f1f6e" style:font-size-asian="8pt" style:font-weight-asian="bold" style:font-size-complex="8pt" style:font-weight-complex="bold"/>
    </style:style>
    <style:style style:name="T129" style:family="text">
      <style:text-properties style:font-name="URW Gothic" fo:font-size="8pt" fo:font-weight="bold" officeooo:rsid="01554f2f" style:font-size-asian="8pt" style:font-weight-asian="bold" style:font-size-complex="8pt" style:font-weight-complex="bold"/>
    </style:style>
    <style:style style:name="T130" style:family="text">
      <style:text-properties style:font-name="URW Gothic" fo:font-size="8pt" fo:font-weight="bold" officeooo:rsid="01692037" style:font-size-asian="8pt" style:font-weight-asian="bold" style:font-size-complex="8pt" style:font-weight-complex="bold"/>
    </style:style>
    <style:style style:name="T131" style:family="text">
      <style:text-properties style:font-name="URW Gothic" fo:font-size="8pt" fo:font-weight="bold" officeooo:rsid="01746346" style:font-size-asian="8pt" style:font-weight-asian="bold" style:font-size-complex="8pt" style:font-weight-complex="bold"/>
    </style:style>
    <style:style style:name="T132" style:family="text">
      <style:text-properties style:font-name="URW Gothic" fo:font-size="8pt" fo:font-weight="bold" officeooo:rsid="0175d17e" style:font-size-asian="8pt" style:font-weight-asian="bold" style:font-size-complex="8pt" style:font-weight-complex="bold"/>
    </style:style>
    <style:style style:name="T133" style:family="text">
      <style:text-properties style:font-name="URW Gothic" fo:font-size="8pt" fo:font-weight="bold" officeooo:rsid="00b89490" style:font-size-asian="8pt" style:font-weight-asian="bold" style:font-size-complex="8pt" style:font-weight-complex="bold"/>
    </style:style>
    <style:style style:name="T134" style:family="text">
      <style:text-properties style:font-name="URW Gothic" fo:font-size="8pt" fo:font-weight="bold" officeooo:rsid="00ba1b34" style:font-size-asian="8pt" style:font-weight-asian="bold" style:font-size-complex="8pt" style:font-weight-complex="bold"/>
    </style:style>
    <style:style style:name="T135" style:family="text">
      <style:text-properties style:font-name="URW Gothic" fo:font-size="8pt" fo:font-weight="bold" officeooo:rsid="00bb0c5d" style:font-size-asian="8pt" style:font-weight-asian="bold" style:font-size-complex="8pt" style:font-weight-complex="bold"/>
    </style:style>
    <style:style style:name="T136" style:family="text">
      <style:text-properties style:font-name="URW Gothic" fo:font-size="8pt" fo:font-weight="bold" officeooo:rsid="00fd4d66" style:font-size-asian="8pt" style:font-weight-asian="bold" style:font-size-complex="8pt" style:font-weight-complex="bold"/>
    </style:style>
    <style:style style:name="T137" style:family="text">
      <style:text-properties style:font-name="URW Gothic" fo:font-size="8pt" fo:font-weight="bold" officeooo:rsid="00d520d0" style:font-size-asian="8pt" style:font-weight-asian="bold" style:font-size-complex="8pt" style:font-weight-complex="bold"/>
    </style:style>
    <style:style style:name="T138" style:family="text">
      <style:text-properties style:font-name="URW Gothic" fo:font-size="8pt" fo:font-weight="bold" officeooo:rsid="00d39fc0" style:font-size-asian="8pt" style:font-weight-asian="bold" style:font-size-complex="8pt" style:font-weight-complex="bold"/>
    </style:style>
    <style:style style:name="T139" style:family="text">
      <style:text-properties style:font-name="URW Gothic" fo:font-size="8pt" fo:font-weight="bold" officeooo:rsid="00c815d8" style:font-size-asian="8pt" style:font-weight-asian="bold" style:font-size-complex="8pt" style:font-weight-complex="bold"/>
    </style:style>
    <style:style style:name="T140" style:family="text">
      <style:text-properties style:font-name="URW Gothic" fo:font-size="8pt" fo:font-weight="bold" officeooo:rsid="00c96773" style:font-size-asian="8pt" style:font-weight-asian="bold" style:font-size-complex="8pt" style:font-weight-complex="bold"/>
    </style:style>
    <style:style style:name="T141" style:family="text">
      <style:text-properties style:font-name="URW Gothic" fo:font-size="8pt" fo:font-weight="bold" officeooo:rsid="00f177ba" style:font-size-asian="8pt" style:font-weight-asian="bold" style:font-size-complex="8pt" style:font-weight-complex="bold"/>
    </style:style>
    <style:style style:name="T142" style:family="text">
      <style:text-properties style:font-name="URW Gothic" fo:font-size="8pt" fo:font-weight="bold" officeooo:rsid="01637845" style:font-size-asian="8pt" style:font-weight-asian="bold" style:font-size-complex="8pt" style:font-weight-complex="bold"/>
    </style:style>
    <style:style style:name="T143" style:family="text">
      <style:text-properties officeooo:rsid="00ffade4"/>
    </style:style>
    <style:style style:name="T144" style:family="text">
      <style:text-properties officeooo:rsid="010d7fa0"/>
    </style:style>
    <style:style style:name="T145" style:family="text">
      <style:text-properties style:font-name="Noto Mono"/>
    </style:style>
    <style:style style:name="T146" style:family="text">
      <style:text-properties style:font-name="Noto Mono" fo:font-size="8pt" fo:font-weight="normal" style:font-size-asian="8pt" style:font-weight-asian="normal" style:font-size-complex="8pt" style:font-weight-complex="normal"/>
    </style:style>
    <style:style style:name="T147" style:family="text">
      <style:text-properties style:font-name="Noto Mono" fo:font-size="8pt" fo:font-weight="normal" officeooo:rsid="005ad73f" style:font-size-asian="8pt" style:font-weight-asian="normal" style:font-size-complex="8pt" style:font-weight-complex="normal"/>
    </style:style>
    <style:style style:name="T148" style:family="text">
      <style:text-properties style:font-name="Noto Mono" fo:font-size="8pt" style:font-size-asian="8pt" style:font-size-complex="8pt"/>
    </style:style>
    <style:style style:name="T149" style:family="text">
      <style:text-properties style:font-name="Noto Mono" fo:font-weight="normal" officeooo:rsid="018a97bc" style:font-size-asian="8pt" style:font-weight-asian="normal" style:font-weight-complex="normal"/>
    </style:style>
    <style:style style:name="T150" style:family="text">
      <style:text-properties fo:font-size="12pt" style:font-size-asian="12pt" style:font-size-complex="12pt"/>
    </style:style>
    <style:style style:name="T151" style:family="text">
      <style:text-properties fo:font-size="12pt" officeooo:rsid="01383f3d" style:font-size-asian="12pt" style:font-size-complex="12pt"/>
    </style:style>
    <style:style style:name="T152" style:family="text">
      <style:text-properties officeooo:rsid="01429ba4"/>
    </style:style>
    <style:style style:name="T153" style:family="text">
      <style:text-properties officeooo:rsid="01430000"/>
    </style:style>
    <style:style style:name="T154" style:family="text">
      <style:text-properties officeooo:rsid="01526c85"/>
    </style:style>
    <style:style style:name="T155" style:family="text">
      <style:text-properties officeooo:rsid="0157d7f9"/>
    </style:style>
    <style:style style:name="T156" style:family="text">
      <style:text-properties officeooo:rsid="015b5ba9"/>
    </style:style>
    <style:style style:name="T157" style:family="text">
      <style:text-properties officeooo:rsid="00ed3b1c" style:font-size-asian="8pt"/>
    </style:style>
    <style:style style:name="T158" style:family="text">
      <style:text-properties officeooo:rsid="01788e4c"/>
    </style:style>
    <style:style style:name="T159" style:family="text">
      <style:text-properties officeooo:rsid="01797c33"/>
    </style:style>
    <style:style style:name="T160" style:family="text">
      <style:text-properties officeooo:rsid="017aa27d"/>
    </style:style>
    <style:style style:name="T161" style:family="text">
      <style:text-properties officeooo:rsid="017af3fe"/>
    </style:style>
    <style:style style:name="T162" style:family="text">
      <style:text-properties officeooo:rsid="017d9109"/>
    </style:style>
    <style:style style:name="T163" style:family="text">
      <style:text-properties officeooo:rsid="01c0e259"/>
    </style:style>
    <style:style style:name="T164" style:family="text">
      <style:text-properties officeooo:rsid="01c76ebf"/>
    </style:style>
    <style:style style:name="T165" style:family="text">
      <style:text-properties officeooo:rsid="01c9255d"/>
    </style:style>
    <style:style style:name="T166" style:family="text">
      <style:text-properties officeooo:rsid="01cc9cad"/>
    </style:style>
    <style:style style:name="T167" style:family="text">
      <style:text-properties officeooo:rsid="01d21942"/>
    </style:style>
    <style:style style:name="T168" style:family="text">
      <style:text-properties officeooo:rsid="01d3b9d4"/>
    </style:style>
    <style:style style:name="T169" style:family="text">
      <style:text-properties officeooo:rsid="01eb02c8"/>
    </style:style>
    <style:style style:name="T170" style:family="text">
      <style:text-properties officeooo:rsid="01ef2577"/>
    </style:style>
    <style:style style:name="T171" style:family="text">
      <style:text-properties officeooo:rsid="01f24a09"/>
    </style:style>
    <style:style style:name="T172" style:family="text">
      <style:text-properties style:text-underline-style="solid" style:text-underline-width="auto" style:text-underline-color="font-color" officeooo:rsid="01ef2577"/>
    </style:style>
    <style:style style:name="T173" style:family="text">
      <style:text-properties style:text-underline-style="solid" style:text-underline-width="auto" style:text-underline-color="font-color" officeooo:rsid="01de4d81"/>
    </style:style>
    <style:style style:name="T174" style:family="text">
      <style:text-properties officeooo:rsid="01f6b7f2"/>
    </style:style>
    <style:style style:name="T175" style:family="text">
      <style:text-properties fo:font-weight="bold" officeooo:rsid="01f6b7f2" style:font-weight-asian="bold" style:font-weight-complex="bold"/>
    </style:style>
    <style:style style:name="T176" style:family="text">
      <style:text-properties fo:font-weight="bold" officeooo:rsid="01f836ac" style:font-weight-asian="bold" style:font-weight-complex="bold"/>
    </style:style>
    <style:style style:name="T177" style:family="text">
      <style:text-properties fo:font-weight="bold" officeooo:rsid="01f8629a" style:font-weight-asian="bold" style:font-weight-complex="bold"/>
    </style:style>
    <style:style style:name="T178" style:family="text">
      <style:text-properties fo:font-weight="bold" officeooo:rsid="0204be50" style:font-weight-asian="bold" style:font-weight-complex="bold"/>
    </style:style>
    <style:style style:name="T179" style:family="text">
      <style:text-properties fo:font-weight="bold" officeooo:rsid="01fa467b" style:font-weight-asian="bold" style:font-weight-complex="bold"/>
    </style:style>
    <style:style style:name="T180" style:family="text">
      <style:text-properties fo:font-weight="bold" officeooo:rsid="01fae104" style:font-weight-asian="bold" style:font-weight-complex="bold"/>
    </style:style>
    <style:style style:name="T181" style:family="text">
      <style:text-properties fo:font-weight="bold" officeooo:rsid="020ae77a" style:font-weight-asian="bold" style:font-weight-complex="bold"/>
    </style:style>
    <style:style style:name="T182" style:family="text">
      <style:text-properties fo:font-weight="bold" officeooo:rsid="021bcefa" style:font-weight-asian="bold" style:font-weight-complex="bold"/>
    </style:style>
    <style:style style:name="T183" style:family="text">
      <style:text-properties fo:font-weight="bold" officeooo:rsid="021be9a8" style:font-weight-asian="bold" style:font-weight-complex="bold"/>
    </style:style>
    <style:style style:name="T184" style:family="text">
      <style:text-properties fo:font-weight="bold" officeooo:rsid="021cab3b" style:font-weight-asian="bold" style:font-weight-complex="bold"/>
    </style:style>
    <style:style style:name="T185" style:family="text">
      <style:text-properties fo:font-weight="bold" officeooo:rsid="021de1f4" style:font-weight-asian="bold" style:font-weight-complex="bold"/>
    </style:style>
    <style:style style:name="T186" style:family="text">
      <style:text-properties fo:font-weight="bold" officeooo:rsid="021eaeae" style:font-weight-asian="bold" style:font-weight-complex="bold"/>
    </style:style>
    <style:style style:name="T187" style:family="text">
      <style:text-properties fo:font-weight="bold" officeooo:rsid="021fed8a" style:font-weight-asian="bold" style:font-weight-complex="bold"/>
    </style:style>
    <style:style style:name="T188" style:family="text">
      <style:text-properties fo:font-weight="bold" officeooo:rsid="02217481" style:font-weight-asian="bold" style:font-weight-complex="bold"/>
    </style:style>
    <style:style style:name="T189" style:family="text">
      <style:text-properties fo:font-weight="bold" officeooo:rsid="02234dce" style:font-weight-asian="bold" style:font-weight-complex="bold"/>
    </style:style>
    <style:style style:name="T190" style:family="text">
      <style:text-properties fo:font-weight="bold" officeooo:rsid="022498c2" style:font-weight-asian="bold" style:font-weight-complex="bold"/>
    </style:style>
    <style:style style:name="T191" style:family="text">
      <style:text-properties fo:font-weight="bold" officeooo:rsid="02250a48" style:font-weight-asian="bold" style:font-weight-complex="bold"/>
    </style:style>
    <style:style style:name="T192" style:family="text">
      <style:text-properties fo:font-weight="bold" officeooo:rsid="02296cbf" style:font-weight-asian="bold" style:font-weight-complex="bold"/>
    </style:style>
    <style:style style:name="T193" style:family="text">
      <style:text-properties fo:font-weight="bold" officeooo:rsid="022cf9d5" style:font-weight-asian="bold" style:font-weight-complex="bold"/>
    </style:style>
    <style:style style:name="T194" style:family="text">
      <style:text-properties fo:font-weight="bold" officeooo:rsid="022e0302" style:font-weight-asian="bold" style:font-weight-complex="bold"/>
    </style:style>
    <style:style style:name="T195" style:family="text">
      <style:text-properties fo:font-weight="bold" officeooo:rsid="0233bd1a" style:font-weight-asian="bold" style:font-weight-complex="bold"/>
    </style:style>
    <style:style style:name="T196" style:family="text">
      <style:text-properties fo:font-weight="bold" officeooo:rsid="02346999" style:font-weight-asian="bold" style:font-weight-complex="bold"/>
    </style:style>
    <style:style style:name="T197" style:family="text">
      <style:text-properties fo:font-weight="bold" officeooo:rsid="0240e7aa" style:font-weight-asian="bold" style:font-weight-complex="bold"/>
    </style:style>
    <style:style style:name="T198" style:family="text">
      <style:text-properties fo:font-weight="bold" officeooo:rsid="02412c43" style:font-weight-asian="bold" style:font-weight-complex="bold"/>
    </style:style>
    <style:style style:name="T199" style:family="text">
      <style:text-properties fo:font-weight="bold" officeooo:rsid="0242d9e5" style:font-weight-asian="bold" style:font-weight-complex="bold"/>
    </style:style>
    <style:style style:name="T200" style:family="text">
      <style:text-properties fo:font-weight="bold" officeooo:rsid="02475047" style:font-weight-asian="bold" style:font-weight-complex="bold"/>
    </style:style>
    <style:style style:name="T201" style:family="text">
      <style:text-properties fo:font-weight="bold" officeooo:rsid="024ab25d" style:font-weight-asian="bold" style:font-weight-complex="bold"/>
    </style:style>
    <style:style style:name="T202" style:family="text">
      <style:text-properties fo:font-weight="bold" officeooo:rsid="024c6f4f" style:font-weight-asian="bold" style:font-weight-complex="bold"/>
    </style:style>
    <style:style style:name="T203" style:family="text">
      <style:text-properties fo:font-weight="bold" officeooo:rsid="02533290" style:font-weight-asian="bold" style:font-weight-complex="bold"/>
    </style:style>
    <style:style style:name="T204" style:family="text">
      <style:text-properties fo:font-weight="bold" officeooo:rsid="0253fd30" style:font-weight-asian="bold" style:font-weight-complex="bold"/>
    </style:style>
    <style:style style:name="T205" style:family="text">
      <style:text-properties fo:font-weight="bold" officeooo:rsid="0260980e" style:font-weight-asian="bold" style:font-weight-complex="bold"/>
    </style:style>
    <style:style style:name="T206" style:family="text">
      <style:text-properties fo:font-weight="bold" officeooo:rsid="0261749b" style:font-weight-asian="bold" style:font-weight-complex="bold"/>
    </style:style>
    <style:style style:name="T207" style:family="text">
      <style:text-properties fo:font-weight="bold" officeooo:rsid="02625998" style:font-weight-asian="bold" style:font-weight-complex="bold"/>
    </style:style>
    <style:style style:name="T208" style:family="text">
      <style:text-properties officeooo:rsid="01f836ac"/>
    </style:style>
    <style:style style:name="T209" style:family="text">
      <style:text-properties officeooo:rsid="01f8629a"/>
    </style:style>
    <style:style style:name="T210" style:family="text">
      <style:text-properties fo:font-weight="normal" style:font-weight-asian="normal" style:font-weight-complex="normal"/>
    </style:style>
    <style:style style:name="T211" style:family="text">
      <style:text-properties fo:font-weight="normal" officeooo:rsid="01f8629a" style:font-weight-asian="normal" style:font-weight-complex="normal"/>
    </style:style>
    <style:style style:name="T212" style:family="text">
      <style:text-properties fo:font-weight="normal" officeooo:rsid="01fa467b" style:font-weight-asian="normal" style:font-weight-complex="normal"/>
    </style:style>
    <style:style style:name="T213" style:family="text">
      <style:text-properties fo:font-weight="normal" officeooo:rsid="01fae104" style:font-weight-asian="normal" style:font-weight-complex="normal"/>
    </style:style>
    <style:style style:name="T214" style:family="text">
      <style:text-properties fo:font-weight="normal" officeooo:rsid="01fe91d5" style:font-weight-asian="normal" style:font-weight-complex="normal"/>
    </style:style>
    <style:style style:name="T215" style:family="text">
      <style:text-properties fo:font-weight="normal" officeooo:rsid="0204be50" style:font-weight-asian="normal" style:font-weight-complex="normal"/>
    </style:style>
    <style:style style:name="T216" style:family="text">
      <style:text-properties fo:font-weight="normal" officeooo:rsid="020e0e07" style:font-weight-asian="normal" style:font-weight-complex="normal"/>
    </style:style>
    <style:style style:name="T217" style:family="text">
      <style:text-properties fo:font-weight="normal" officeooo:rsid="02116b67" style:font-weight-asian="normal" style:font-weight-complex="normal"/>
    </style:style>
    <style:style style:name="T218" style:family="text">
      <style:text-properties fo:font-weight="normal" officeooo:rsid="021bcefa" style:font-weight-asian="normal" style:font-weight-complex="normal"/>
    </style:style>
    <style:style style:name="T219" style:family="text">
      <style:text-properties fo:font-weight="normal" officeooo:rsid="021be9a8" style:font-weight-asian="normal" style:font-weight-complex="normal"/>
    </style:style>
    <style:style style:name="T220" style:family="text">
      <style:text-properties fo:font-weight="normal" officeooo:rsid="021cab3b" style:font-weight-asian="normal" style:font-weight-complex="normal"/>
    </style:style>
    <style:style style:name="T221" style:family="text">
      <style:text-properties fo:font-weight="normal" officeooo:rsid="021de1f4" style:font-weight-asian="normal" style:font-weight-complex="normal"/>
    </style:style>
    <style:style style:name="T222" style:family="text">
      <style:text-properties fo:font-weight="normal" officeooo:rsid="021eaeae" style:font-weight-asian="normal" style:font-weight-complex="normal"/>
    </style:style>
    <style:style style:name="T223" style:family="text">
      <style:text-properties fo:font-weight="normal" officeooo:rsid="021fed8a" style:font-weight-asian="normal" style:font-weight-complex="normal"/>
    </style:style>
    <style:style style:name="T224" style:family="text">
      <style:text-properties fo:font-weight="normal" officeooo:rsid="02213cd9" style:font-weight-asian="normal" style:font-weight-complex="normal"/>
    </style:style>
    <style:style style:name="T225" style:family="text">
      <style:text-properties fo:font-weight="normal" officeooo:rsid="02217481" style:font-weight-asian="normal" style:font-weight-complex="normal"/>
    </style:style>
    <style:style style:name="T226" style:family="text">
      <style:text-properties fo:font-weight="normal" officeooo:rsid="02234dce" style:font-weight-asian="normal" style:font-weight-complex="normal"/>
    </style:style>
    <style:style style:name="T227" style:family="text">
      <style:text-properties fo:font-weight="normal" officeooo:rsid="022498c2" style:font-weight-asian="normal" style:font-weight-complex="normal"/>
    </style:style>
    <style:style style:name="T228" style:family="text">
      <style:text-properties fo:font-weight="normal" officeooo:rsid="02250a48" style:font-weight-asian="normal" style:font-weight-complex="normal"/>
    </style:style>
    <style:style style:name="T229" style:family="text">
      <style:text-properties fo:font-weight="normal" officeooo:rsid="02261a92" style:font-weight-asian="normal" style:font-weight-complex="normal"/>
    </style:style>
    <style:style style:name="T230" style:family="text">
      <style:text-properties fo:font-weight="normal" officeooo:rsid="02283ac4" style:font-weight-asian="normal" style:font-weight-complex="normal"/>
    </style:style>
    <style:style style:name="T231" style:family="text">
      <style:text-properties fo:font-weight="normal" officeooo:rsid="02296cbf" style:font-weight-asian="normal" style:font-weight-complex="normal"/>
    </style:style>
    <style:style style:name="T232" style:family="text">
      <style:text-properties fo:font-weight="normal" officeooo:rsid="022b6a59" style:font-weight-asian="normal" style:font-weight-complex="normal"/>
    </style:style>
    <style:style style:name="T233" style:family="text">
      <style:text-properties fo:font-weight="normal" officeooo:rsid="022cf9d5" style:font-weight-asian="normal" style:font-weight-complex="normal"/>
    </style:style>
    <style:style style:name="T234" style:family="text">
      <style:text-properties fo:font-weight="normal" officeooo:rsid="022e0302" style:font-weight-asian="normal" style:font-weight-complex="normal"/>
    </style:style>
    <style:style style:name="T235" style:family="text">
      <style:text-properties fo:font-weight="normal" officeooo:rsid="022f5266" style:font-weight-asian="normal" style:font-weight-complex="normal"/>
    </style:style>
    <style:style style:name="T236" style:family="text">
      <style:text-properties fo:font-weight="normal" officeooo:rsid="0233bd1a" style:font-weight-asian="normal" style:font-weight-complex="normal"/>
    </style:style>
    <style:style style:name="T237" style:family="text">
      <style:text-properties fo:font-weight="normal" officeooo:rsid="02346999" style:font-weight-asian="normal" style:font-weight-complex="normal"/>
    </style:style>
    <style:style style:name="T238" style:family="text">
      <style:text-properties fo:font-weight="normal" officeooo:rsid="0240e7aa" style:font-weight-asian="normal" style:font-weight-complex="normal"/>
    </style:style>
    <style:style style:name="T239" style:family="text">
      <style:text-properties fo:font-weight="normal" officeooo:rsid="02412c43" style:font-weight-asian="normal" style:font-weight-complex="normal"/>
    </style:style>
    <style:style style:name="T240" style:family="text">
      <style:text-properties fo:font-weight="normal" officeooo:rsid="0242d9e5" style:font-weight-asian="normal" style:font-weight-complex="normal"/>
    </style:style>
    <style:style style:name="T241" style:family="text">
      <style:text-properties fo:font-weight="normal" officeooo:rsid="0245e264" style:font-weight-asian="normal" style:font-weight-complex="normal"/>
    </style:style>
    <style:style style:name="T242" style:family="text">
      <style:text-properties fo:font-weight="normal" officeooo:rsid="02475047" style:font-weight-asian="normal" style:font-weight-complex="normal"/>
    </style:style>
    <style:style style:name="T243" style:family="text">
      <style:text-properties fo:font-weight="normal" officeooo:rsid="024ab25d" style:font-weight-asian="normal" style:font-weight-complex="normal"/>
    </style:style>
    <style:style style:name="T244" style:family="text">
      <style:text-properties fo:font-weight="normal" officeooo:rsid="024c6f4f" style:font-weight-asian="normal" style:font-weight-complex="normal"/>
    </style:style>
    <style:style style:name="T245" style:family="text">
      <style:text-properties fo:font-weight="normal" officeooo:rsid="02533290" style:font-weight-asian="normal" style:font-weight-complex="normal"/>
    </style:style>
    <style:style style:name="T246" style:family="text">
      <style:text-properties fo:font-weight="normal" officeooo:rsid="0253fd30" style:font-weight-asian="normal" style:font-weight-complex="normal"/>
    </style:style>
    <style:style style:name="T247" style:family="text">
      <style:text-properties officeooo:rsid="01fa467b"/>
    </style:style>
    <style:style style:name="T248" style:family="text">
      <style:text-properties officeooo:rsid="0204be50"/>
    </style:style>
    <style:style style:name="T249" style:family="text">
      <style:text-properties officeooo:rsid="020ae77a"/>
    </style:style>
    <style:style style:name="T250" style:family="text">
      <style:text-properties officeooo:rsid="02116b67"/>
    </style:style>
    <style:style style:name="T251" style:family="text">
      <style:text-properties fo:color="#000000" fo:background-color="#ffffff" loext:char-shading-value="0"/>
    </style:style>
    <style:style style:name="T252" style:family="text">
      <style:text-properties fo:color="#000000" officeooo:rsid="029d93be" fo:background-color="#ffffff" loext:char-shading-value="0"/>
    </style:style>
    <style:style style:name="T253" style:family="text">
      <style:text-properties fo:color="#000000" fo:font-size="8pt" fo:background-color="#ffffff" loext:char-shading-value="0" style:font-size-asian="8pt" style:font-size-complex="8pt"/>
    </style:style>
    <style:style style:name="T254" style:family="text">
      <style:text-properties fo:color="#000000" fo:font-size="8pt" fo:background-color="transparent" loext:char-shading-value="0" style:font-size-asian="8pt" style:font-size-complex="8pt"/>
    </style:style>
    <style:style style:name="T255" style:family="text">
      <style:text-properties fo:color="#000000" style:font-name="Noto Mono" fo:font-size="8pt" fo:background-color="#ffffff" loext:char-shading-value="0" style:font-size-asian="8pt" style:font-size-complex="8pt"/>
    </style:style>
    <style:style style:name="T256" style:family="text">
      <style:text-properties officeooo:rsid="026b8d1b"/>
    </style:style>
    <style:style style:name="T257" style:family="text">
      <style:text-properties style:font-name="DejaVu Sans1"/>
    </style:style>
    <style:style style:name="T258" style:family="text">
      <style:text-properties style:font-name="DejaVu Sans1" officeooo:rsid="027957fb"/>
    </style:style>
    <style:style style:name="T259" style:family="text">
      <style:text-properties style:font-name="DejaVu Sans1" officeooo:rsid="027b408d"/>
    </style:style>
    <style:style style:name="T260" style:family="text">
      <style:text-properties style:font-name="DejaVu Sans1" officeooo:rsid="027de7ee"/>
    </style:style>
    <style:style style:name="T261" style:family="text">
      <style:text-properties style:font-name="DejaVu Sans1" officeooo:rsid="027c4994"/>
    </style:style>
    <style:style style:name="T262" style:family="text">
      <style:text-properties style:font-name="DejaVu Sans1" officeooo:rsid="02810864"/>
    </style:style>
    <style:style style:name="T263" style:family="text">
      <style:text-properties style:font-name="DejaVu Sans1" officeooo:rsid="0283502c"/>
    </style:style>
    <style:style style:name="T264" style:family="text">
      <style:text-properties style:font-name="DejaVu Sans1" officeooo:rsid="02872e8b"/>
    </style:style>
    <style:style style:name="T265" style:family="text">
      <style:text-properties style:font-name="DejaVu Sans1" fo:font-size="8pt" style:font-size-asian="8pt" style:font-size-complex="8pt"/>
    </style:style>
    <style:style style:name="T266" style:family="text">
      <style:text-properties style:font-name="DejaVu Sans1" fo:font-size="12pt" style:font-size-asian="10.5pt" style:font-size-complex="12pt"/>
    </style:style>
    <style:style style:name="T267" style:family="text">
      <style:text-properties style:font-name="DejaVu Sans1" fo:font-size="12pt" officeooo:rsid="029307dc" style:font-size-asian="10.5pt" style:font-size-complex="12pt"/>
    </style:style>
    <style:style style:name="T268" style:family="text">
      <style:text-properties style:font-name="DejaVu Sans1" fo:font-size="12pt" officeooo:rsid="029d93be" style:font-size-asian="10.5pt" style:font-size-complex="12pt"/>
    </style:style>
    <style:style style:name="T269" style:family="text">
      <style:text-properties style:font-name="DejaVu Sans1" fo:font-size="12pt" officeooo:rsid="029f794a" style:font-size-asian="10.5pt" style:font-size-complex="12pt"/>
    </style:style>
    <style:style style:name="T270" style:family="text">
      <style:text-properties officeooo:rsid="0272359e"/>
    </style:style>
    <style:style style:name="T271" style:family="text">
      <style:text-properties officeooo:rsid="027833ae"/>
    </style:style>
    <style:style style:name="T272" style:family="text">
      <style:text-properties officeooo:rsid="0278477d"/>
    </style:style>
    <style:style style:name="T273" style:family="text">
      <style:text-properties officeooo:rsid="027957fb"/>
    </style:style>
    <style:style style:name="T274" style:family="text">
      <style:text-properties style:font-name="Noto Mono" fo:font-size="8pt" style:font-size-asian="8pt" style:font-size-complex="8pt"/>
    </style:style>
    <style:style style:name="T275" style:family="text">
      <style:text-properties style:font-name="Noto Mono" fo:font-size="8pt" officeooo:rsid="0281db06" style:font-size-asian="8pt" style:font-size-complex="8pt"/>
    </style:style>
    <style:style style:name="T276" style:family="text">
      <style:text-properties officeooo:rsid="029855b9"/>
    </style:style>
    <style:style style:name="T277" style:family="text">
      <style:text-properties officeooo:rsid="02985d38"/>
    </style:style>
    <style:style style:name="T278" style:family="text">
      <style:text-properties officeooo:rsid="029a36d3"/>
    </style:style>
    <style:style style:name="T279" style:family="text">
      <style:text-properties officeooo:rsid="029be502"/>
    </style:style>
    <style:style style:name="T280" style:family="text">
      <style:text-properties officeooo:rsid="029d93be"/>
    </style:style>
    <style:style style:name="T281" style:family="text">
      <style:text-properties officeooo:rsid="02a5df70"/>
    </style:style>
    <style:style style:name="fr1" style:family="graphic" style:parent-style-name="Frame">
      <style:graphic-properties style:vertical-pos="middle" style:vertical-rel="page" style:horizontal-pos="center" style:horizontal-rel="page" fo:padding="0in" fo:border="none" style:shadow="none" draw:shadow-opacity="100%">
        <style:columns fo:column-count="1" fo:column-gap="0in"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draw:z-index="0">
        <draw:text-box fo:min-height="6.6102in" fo:min-width="6.2201in">
          <text:p text:style-name="P12">CS121</text:p>
          <text:p text:style-name="P3">Computer Programming I</text:p>
          <text:p text:style-name="P1"/>
          <text:p text:style-name="P2">FINAL PROJECT REPORT</text:p>
          <text:p text:style-name="P3">Minesweeper</text:p>
          <text:p text:style-name="P1"/>
          <text:h text:style-name="P155" text:outline-level="1">Contents:</text:h>
          <text:list xml:id="list3416262733079029418" text:style-name="L1">
            <text:list-item>
              <text:p text:style-name="P117">Description <text:span text:style-name="T278">and Features</text:span></text:p>
            </text:list-item>
            <text:list-item>
              <text:p text:style-name="P120">Assumptions</text:p>
            </text:list-item>
            <text:list-item>
              <text:p text:style-name="P118">Compilation and Running</text:p>
            </text:list-item>
            <text:list-item>
              <text:p text:style-name="P117">Design Overview</text:p>
            </text:list-item>
            <text:list-item>
              <text:p text:style-name="P119">Data Structures</text:p>
            </text:list-item>
            <text:list-item>
              <text:p text:style-name="P117">Functions</text:p>
            </text:list-item>
            <text:list-item>
              <text:p text:style-name="P117">Main Algorithms</text:p>
            </text:list-item>
            <text:list-item>
              <text:p text:style-name="P117">User Manual</text:p>
            </text:list-item>
            <text:list-item>
              <text:p text:style-name="P117">Sample Runs</text:p>
            </text:list-item>
          </text:list>
          <text:h text:style-name="P156" text:outline-level="1">Team Members:</text:h>
          <text:list xml:id="list1035058702458161927" text:style-name="L2">
            <text:list-item>
              <text:p text:style-name="P124">Abdelhakeem Osama<text:tab/>[34]</text:p>
            </text:list-item>
            <text:list-item>
              <text:p text:style-name="P125"><text:span text:style-name="T4">Abdelrahman Shams<text:tab/>[</text:span><text:span text:style-name="T5">40</text:span><text:span text:style-name="T4">]</text:span></text:p>
            </text:list-item>
          </text:list>
        </draw:text-box>
      </draw:frame>
      <text:p text:style-name="P13"/>
      <text:h text:style-name="P157" text:outline-level="1">Description <text:span text:style-name="T279">and Features</text:span></text:h>
      <text:p text:style-name="P4">This is a console-based implementation of the famous classic puzzle video game, Minesweeper.</text:p>
      <text:p text:style-name="P4">As with any Minesweeper, the player is supposed to open all cells of a rectangular board containing mines, without detonating any of them (i.e.: without opening any cell that contains a mine.)</text:p>
      <text:p text:style-name="P5">The first cell the player opens always has no mine. Cells that have no mines but <text:span text:style-name="T1">are</text:span> neighboring <text:span text:style-name="T1">to</text:span> cells with mines <text:span text:style-name="T1">contain the number of adjacent cells with mines. This way the player can more easily guess where the mines actually are.</text:span></text:p>
      <text:p text:style-name="P6">Along the way, the player can “flag” some cells as having mines to avoid opening them. Flagged cells can also make <text:span text:style-name="T59">gameplay</text:span> faster. For instance, the player can choose to open an open cell <text:span text:style-name="T143">containing a certain number</text:span>, in which case <text:span text:style-name="T143">if the cell is surrounded by an equal number of flags then</text:span> all neighboring cells are opened except those with flags (whether those neighboring cells contain mines or not), all in one move!</text:p>
      <text:p text:style-name="P7">In addition, the player can mark any cell with a question mark, when unsure whether it contains a mine or not, to avoid opening it later. <text:span text:style-name="T2">The player can unmark any cell previously marked with a flag or a question mark.</text:span></text:p>
      <text:p text:style-name="P8">The player loses when a cell with a mine is opened. Otherwise, the player does not win unless all cells with no mines are opened. The player does not necessarily have to flag cells which contain mines.</text:p>
      <text:p text:style-name="P9">The main features of our implementation include:</text:p>
      <text:list xml:id="list1824085061442158931" text:style-name="L3">
        <text:list-item>
          <text:p text:style-name="P126"><text:span text:style-name="T3">Rectangular grid with custom dimensions</text:span>, from 2x2 up to <text:span text:style-name="T152">30x30</text:span></text:p>
        </text:list-item>
        <text:list-item>
          <text:p text:style-name="P127">At any time, the game can be saved to a file which can be loaded later to continue the game from the same point</text:p>
        </text:list-item>
        <text:list-item>
          <text:p text:style-name="P128">Sorted table of winners with their names and scores</text:p>
        </text:list-item>
      </text:list>
      <text:h text:style-name="P165" text:outline-level="1">Assumptions</text:h>
      <text:p text:style-name="P121">The game can only run in <text:span text:style-name="T281">a</text:span> POSIX-compliant environment. Therefore, for Windows, you need to compile and run the game from the Cygwin terminal.</text:p>
      <text:p text:style-name="P121"/>
      <text:p text:style-name="P123">The elapsed time starts counting just after the first move in case of a new game. In case of loading a previously-saved game, the elapsed time starts counting immediately, beginning from the point at which the game was saved.</text:p>
      <text:p text:style-name="P121"/>
      <text:p text:style-name="P122">Any valid move is considered in counting the number of moves done, including:</text:p>
      <text:p text:style-name="P122"><text:tab/>- Opening a cell.</text:p>
      <text:p text:style-name="P122"><text:tab/>- Flagging a cell.</text:p>
      <text:p text:style-name="P122"><text:tab/>- Marking a cell.</text:p>
      <text:p text:style-name="P122"><text:tab/>- Unmarking a cell.</text:p>
      <text:p text:style-name="P122"/>
      <text:p text:style-name="P122">A valid move is one which is done successfully without any errors.</text:p>
      <text:h text:style-name="P158" text:outline-level="1">Compilation and Running</text:h>
      <text:list xml:id="list1393641674934321695" text:style-name="L4">
        <text:list-item>
          <text:p text:style-name="P129">The following two binaries are found in <text:span text:style-name="T145">./bin:</text:span></text:p>
          <text:list>
            <text:list-item>
              <text:p text:style-name="P130">minesweeper<text:tab/><text:tab/>(64-bit Linux)</text:p>
            </text:list-item>
            <text:list-item>
              <text:p text:style-name="P130">minesweeper.exe<text:tab/>(64-bit Windows)</text:p>
            </text:list-item>
          </text:list>
        </text:list-item>
        <text:list-item>
          <text:p text:style-name="P131">The project is supposed to be compiled and run on a POSIX-compliant operating system due to our use of input<text:span text:style-name="T168">-</text:span>polling functions (found in poll.h) and signal<text:span text:style-name="T167">-</text:span>handling functions (found in signal.h) from the C POSIX Library. Consequently, it should compile and run on Unix-like operating systems without issues.<text:line-break/>For Windows, we use Cygwin<text:note text:id="ftn1" text:note-class="footnote"><text:note-citation>1</text:note-citation><text:note-body><text:p text:style-name="P52">"Linux-like environment for Windows making it possible to port software running on POSIX systems (such as Linux, BSD, and Unix systems)" [https://www.cygwin.com]</text:p></text:note-body></text:note>, where we invoke our compilation commands and run the <text:span text:style-name="T163">executables</text:span> directly from the Cygwin Terminal.</text:p>
        </text:list-item>
        <text:list-item>
          <text:p text:style-name="P132">Compilation Procedures:</text:p>
        </text:list-item>
      </text:list>
      <text:list xml:id="list2063327151180778173" text:style-name="L5">
        <text:list-item>
          <text:list>
            <text:list-item>
              <text:p text:style-name="P133">Open your terminal and change to the root directory of the project where the Makefile resides.</text:p>
            </text:list-item>
            <text:list-item>
              <text:p text:style-name="P133">Run “<text:span text:style-name="T165">make minesweeper” (or simply </text:span>“make” without specifying any target<text:span text:style-name="T166">)</text:span> to generate the necessary object files and link them into the final game executable under <text:span text:style-name="T145">./bin<text:line-break/><text:line-break/></text:span><text:span text:style-name="T164">The following targets are also available for testing game features separately:</text:span></text:p>
              <text:list>
                <text:list-item>
                  <text:p text:style-name="P134">gridtest</text:p>
                </text:list-item>
                <text:list-item>
                  <text:p text:style-name="P135">actionstest</text:p>
                </text:list-item>
                <text:list-item>
                  <text:p text:style-name="P135">gamelooptest</text:p>
                </text:list-item>
                <text:list-item>
                  <text:p text:style-name="P135">savingtest</text:p>
                </text:list-item>
                <text:list-item>
                  <text:p text:style-name="P135">scorestest</text:p>
                </text:list-item>
                <text:list-item>
                  <text:p text:style-name="P135">tests <text:span text:style-name="T10">(make all the previous </text:span><text:span text:style-name="T14">testing</text:span><text:span text:style-name="T10"> targets)</text:span></text:p>
                </text:list-item>
              </text:list>
              <text:p text:style-name="P136"><text:span text:style-name="T10">All corresponding executables are generated under </text:span>./bin</text:p>
            </text:list-item>
          </text:list>
        </text:list-item>
      </text:list>
      <text:h text:style-name="P159" text:outline-level="1">Design Overview</text:h>
      <text:h text:style-name="P167" text:outline-level="2">Input Module</text:h>
      <text:p text:style-name="P36"><text:span text:style-name="T11"><text:tab/>Handles </text:span><text:span text:style-name="T12">validated </text:span><text:span text:style-name="T11">input of various data types from the user.</text:span></text:p>
      <text:h text:style-name="P166" text:outline-level="2">Grid Module</text:h>
      <text:p text:style-name="Text_20_body"><text:span text:style-name="T10"><text:tab/></text:span><text:span text:style-name="T13">Handles grid initialization and display.</text:span></text:p>
      <text:h text:style-name="P166" text:outline-level="2">Game Actions Module</text:h>
      <text:p text:style-name="P33"><text:tab/><text:span text:style-name="T7">Handles game actions, including:</text:span></text:p>
      <text:list xml:id="list8526444093282705956" text:style-name="L6">
        <text:list-item>
          <text:p text:style-name="P91">Opening a cell.</text:p>
        </text:list-item>
        <text:list-item>
          <text:p text:style-name="P91">Flagging a cell.</text:p>
        </text:list-item>
        <text:list-item>
          <text:p text:style-name="P91">Marking a cell with a question mark.</text:p>
        </text:list-item>
        <text:list-item>
          <text:p text:style-name="P91">Unmarking a cell.</text:p>
        </text:list-item>
      </text:list>
      <text:h text:style-name="P166" text:outline-level="2">Game Loop Module</text:h>
      <text:p text:style-name="P34"><text:tab/><text:span text:style-name="T7">Handles the main game loop till the game ends in either state: win or <text:tab/>lose.</text:span></text:p>
      <text:h text:style-name="P166" text:outline-level="2"><text:span text:style-name="T8">Saving</text:span> Module</text:h>
      <text:p text:style-name="P33"><text:tab/><text:span text:style-name="T8">Handles saving and loading game state.</text:span></text:p>
      <text:h text:style-name="P166" text:outline-level="2">Scores Module</text:h>
      <text:p text:style-name="P33"><text:tab/><text:span text:style-name="T9">Handles storage and retrieval of scores of winners.</text:span></text:p>
      <text:h text:style-name="P160" text:outline-level="1"><text:span text:style-name="T154">Data </text:span>Structures</text:h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3">Cell</text:p>
          </table:table-cell>
          <table:covered-table-cell/>
        </table:table-row>
        <table:table-row>
          <table:table-cell table:style-name="Table1.A2" office:value-type="string">
            <text:p text:style-name="P25">Member</text:p>
          </table:table-cell>
          <table:table-cell table:style-name="Table1.B2" office:value-type="string">
            <text:p text:style-name="P27">Description</text:p>
          </table:table-cell>
        </table:table-row>
        <table:table-row>
          <table:table-cell table:style-name="Table1.A3" office:value-type="string">
            <text:p text:style-name="P14"><text:span text:style-name="T6">char </text:span>status</text:p>
          </table:table-cell>
          <table:table-cell table:style-name="Table1.B3" office:value-type="string">
            <text:p text:style-name="P17">Represent the status of the cell</text:p>
            <text:p text:style-name="P18"><text:span text:style-name="T56">0</text:span>: Closed</text:p>
            <text:p text:style-name="P18">1: Open</text:p>
            <text:p text:style-name="P19">2: Flagged</text:p>
            <text:p text:style-name="P19">3: Marked</text:p>
          </table:table-cell>
        </table:table-row>
        <table:table-row>
          <table:table-cell table:style-name="Table1.A3" office:value-type="string">
            <text:p text:style-name="P29"><text:span text:style-name="T6">char </text:span>type</text:p>
          </table:table-cell>
          <table:table-cell table:style-name="Table1.B3" office:value-type="string">
            <text:p text:style-name="P31">Type of the cell</text:p>
            <text:p text:style-name="P32">‘0’: Empty</text:p>
            <text:p text:style-name="P32">‘<text:span text:style-name="T153">V’: Empty visited cell (all adjacent cells are open)</text:span></text:p>
            <text:p text:style-name="P32">‘1’~’8’: Number of adjacent cells with mines</text:p>
            <text:p text:style-name="P32">‘*’: Mine</text:p>
            <text:p text:style-name="P32">‘!’: <text:span text:style-name="T144">Loss mine (mine that made the player lose)</text:span></text:p>
            <text:p text:style-name="P32">‘<text:span text:style-name="T144">M’: Missed mine</text:span></text:p>
            <text:p text:style-name="P32">‘<text:span text:style-name="T144">-’: Incorrect flag</text:span></text:p>
          </table:table-cell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4">Position </text:p>
          </table:table-cell>
          <table:covered-table-cell/>
        </table:table-row>
        <table:table-row>
          <table:table-cell table:style-name="Table2.A2" office:value-type="string">
            <text:p text:style-name="P26">Member</text:p>
          </table:table-cell>
          <table:table-cell table:style-name="Table2.B2" office:value-type="string">
            <text:p text:style-name="P28">Description</text:p>
          </table:table-cell>
        </table:table-row>
        <table:table-row>
          <table:table-cell table:style-name="Table2.A3" office:value-type="string">
            <text:p text:style-name="P15">int x</text:p>
          </table:table-cell>
          <table:table-cell table:style-name="Table2.B3" office:value-type="string">
            <text:p text:style-name="P20">Row Number</text:p>
          </table:table-cell>
        </table:table-row>
        <table:table-row>
          <table:table-cell table:style-name="Table2.A3" office:value-type="string">
            <text:p text:style-name="P30">int y</text:p>
          </table:table-cell>
          <table:table-cell table:style-name="Table2.B3" office:value-type="string">
            <text:p text:style-name="P20">Column Number</text:p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4"><text:span text:style-name="T156">ScoreEntry</text:span> </text:p>
          </table:table-cell>
          <table:covered-table-cell/>
        </table:table-row>
        <table:table-row>
          <table:table-cell table:style-name="Table3.A2" office:value-type="string">
            <text:p text:style-name="P26">Member</text:p>
          </table:table-cell>
          <table:table-cell table:style-name="Table3.B2" office:value-type="string">
            <text:p text:style-name="P28">Description</text:p>
          </table:table-cell>
        </table:table-row>
        <table:table-row>
          <table:table-cell table:style-name="Table3.A3" office:value-type="string">
            <text:p text:style-name="P16">char playerName[128]</text:p>
          </table:table-cell>
          <table:table-cell table:style-name="Table3.B3" office:value-type="string">
            <text:p text:style-name="P22">Player Name</text:p>
          </table:table-cell>
        </table:table-row>
        <table:table-row>
          <table:table-cell table:style-name="Table3.A3" office:value-type="string">
            <text:p text:style-name="P30">int <text:span text:style-name="T156">score</text:span></text:p>
          </table:table-cell>
          <table:table-cell table:style-name="Table3.B3" office:value-type="string">
            <text:p text:style-name="P21">Score</text:p>
          </table:table-cell>
        </table:table-row>
      </table:table>
      <text:p text:style-name="P11"/>
      <text:h text:style-name="P161" text:outline-level="1">Functions</text:h>
      <text:h text:style-name="P168" text:outline-level="2">Input Module</text:h>
      <text:list xml:id="list7042154936704342676" text:style-name="L7">
        <text:list-item>
          <text:p text:style-name="P212">void flushstdin(void);<text:line-break/><text:span text:style-name="T86">Read</text:span><text:span text:style-name="T87">s</text:span><text:span text:style-name="T86"> from stdin until an ENTER character is encountered</text:span><text:span text:style-name="T82"> </text:span><text:span text:style-name="T83">(which is also </text:span><text:span text:style-name="T86">read</text:span><text:span text:style-name="T83">)</text:span><text:span text:style-name="T60">.<text:line-break/></text:span><text:span text:style-name="T89">Also u</text:span><text:span text:style-name="T61">sed </text:span><text:span text:style-name="T88">to pause</text:span><text:span text:style-name="T84"> the game until </text:span><text:span text:style-name="T85">the player presses ENTER.</text:span></text:p>
        </text:list-item>
        <text:list-item>
          <text:p text:style-name="P213"><text:span text:style-name="T149">void trimSpaces(char *str);</text:span><text:span text:style-name="T85"><text:line-break/></text:span><text:span text:style-name="T60">Trims leading and trailing spaces from a string.</text:span></text:p>
        </text:list-item>
        <text:list-item>
          <text:p text:style-name="P92">char ab_getchar(void);</text:p>
        </text:list-item>
        <text:list-item>
          <text:p text:style-name="P92">int getint(void);</text:p>
        </text:list-item>
        <text:list-item>
          <text:p text:style-name="P93">void getstring(int size, char *str);<text:line-break/><text:span text:style-name="T98">NOTE: Two characters at the end of the string are reserved </text:span><text:span text:style-name="T99">for ‘\n’ and ‘\0’</text:span><text:span text:style-name="T98">, so </text:span><text:span text:style-name="T102">we</text:span><text:span text:style-name="T100"> </text:span><text:span text:style-name="T101">actually </text:span><text:span text:style-name="T98">read (size-2) characters.</text:span></text:p>
        </text:list-item>
      </text:list>
      <text:h text:style-name="P169" text:outline-level="2">Grid Module</text:h>
      <text:list xml:id="list6241177579446639797" text:style-name="L8">
        <text:list-item>
          <text:p text:style-name="P106"><text:span text:style-name="T15">Position getRandomPos(int m, int n);<text:line-break/></text:span><text:span text:style-name="T103">Returns a random position in a grid of (m X n) dimensions.<text:line-break/>NOTE: for this function to work, srand(time(NULL)) must be called at least once before using this function or any of its dependents to seed the random number generator.</text:span></text:p>
        </text:list-item>
        <text:list-item>
          <text:p text:style-name="P107"><text:span text:style-name="T146">char positionsEqual(Position a, Position b);</text:span><text:span text:style-name="T103"><text:line-break/>Returns 1 if Positions (a) and (b) have the same coordinates, 0 otherwise.</text:span></text:p>
        </text:list-item>
        <text:list-item>
          <text:p text:style-name="P105"><text:span text:style-name="T147">char arrayContains(Position *arr, int arrsize, Position key);<text:line-break/></text:span><text:span text:style-name="T128">Returns 1 if (arr) contains the position (key), 0 otherwise.</text:span></text:p>
        </text:list-item>
        <text:list-item>
          <text:p text:style-name="P183"><text:span text:style-name="T15">void prepareGrid(int m, int n, Cell grid[m][n]);</text:span><text:line-break/><text:span text:style-name="T103">Zero</text:span><text:span text:style-name="T104">es</text:span><text:span text:style-name="T103"> out (empt</text:span><text:span text:style-name="T104">ies</text:span><text:span text:style-name="T103">) all cells and set</text:span><text:span text:style-name="T104">s</text:span><text:span text:style-name="T103"> them closed.</text:span></text:p>
        </text:list-item>
        <text:list-item>
          <text:p text:style-name="P108"><text:span text:style-name="T15">void initGrid(Position firstPos, int m, int n, Cell grid[m][n]);</text:span><text:line-break/><text:span text:style-name="T103">Populates </text:span><text:span text:style-name="T104">a </text:span><text:span text:style-name="T103">grid of (m X n) dimensions with mines and numbers. (call prepareGrid first!)<text:line-break/>This function shall be called after the player makes </text:span><text:span text:style-name="T105">their</text:span><text:span text:style-name="T103"> first move </text:span><text:span text:style-name="T105">whose position</text:span><text:span text:style-name="T103"> (firstPos) </text:span><text:span text:style-name="T106">must</text:span><text:span text:style-name="T103"> not contain a mine<text:line-break/>NOTE: Prior validation for (m) and (n) is required!</text:span></text:p>
        </text:list-item>
        <text:list-item>
          <text:p text:style-name="P111"><text:span text:style-name="T148">void printGrid(int m, int n, Cell grid[m][n], char *filename, char debug);</text:span><text:span text:style-name="T145"><text:line-break/></text:span><text:span text:style-name="T103">Print</text:span><text:span text:style-name="T107">s a</text:span><text:span text:style-name="T103"> grid of (m X n) dimensions.<text:line-break/>To print to (stdout), simply pass an empty string for (filename)<text:line-break/>For debugging mode (i.e.: all cells open), pass a non</text:span><text:span text:style-name="T108">-</text:span><text:span text:style-name="T103">zero value for (debug)</text:span></text:p>
        </text:list-item>
      </text:list>
      <text:h text:style-name="P170" text:outline-level="2">Game Actions Module</text:h>
      <text:list xml:id="list4985599440220801411" text:style-name="L9">
        <text:list-item>
          <text:p text:style-name="P113"><text:span text:style-name="T15">void openEmpty(int m, int n, Cell grid[m][n], Position cellPos);<text:line-break/></text:span><text:span text:style-name="T103">Opens an empty cell and all adjacent empty cells recursively.</text:span></text:p>
        </text:list-item>
        <text:list-item>
          <text:p text:style-name="P112"><text:span text:style-name="T16">c</text:span><text:span text:style-name="T17">har openC</text:span><text:span text:style-name="T16">ell(int m, int n, Cell grid[m][n], Position cellPos);<text:line-break/></text:span><text:span text:style-name="T109">Opens the cell at (cellPos)<text:line-break/></text:span><text:span text:style-name="T110">If the cell is already open, there are two cases:<text:line-break/><text:tab/>1) If the cell </text:span><text:span text:style-name="T111">contains a number, </text:span><text:span text:style-name="T112">say</text:span><text:span text:style-name="T111"> </text:span><text:span text:style-name="T112">(</text:span><text:span text:style-name="T111">n</text:span><text:span text:style-name="T112">)</text:span><text:span text:style-name="T111">, and (n) adjacent cells are marked </text:span><text:span text:style-name="T125">with</text:span><text:span text:style-name="T111"> flags, </text:span><text:span text:style-name="T110">then </text:span><text:span text:style-name="T111">all adjacent <text:tab/>cells without flags are opened, whether they contain mines or not.<text:line-break/><text:tab/></text:span><text:span text:style-name="T113">2) </text:span><text:span text:style-name="T114">Otherwise, the function returns with error code 1</text:span><text:span text:style-name="T109"><text:line-break/></text:span><text:span text:style-name="T115">If </text:span><text:span text:style-name="T116">the</text:span><text:span text:style-name="T109"> opened cell is empty, all empty </text:span><text:span text:style-name="T117">adjacent</text:span><text:span text:style-name="T109"> cells are opened.</text:span><text:span text:style-name="T111"><text:line-break/></text:span><text:span text:style-name="T118">The value of any</text:span><text:span text:style-name="T119"> opened cell that contains a mine is replaced by an exclamation mark.</text:span><text:span text:style-name="T109"><text:line-break/></text:span><text:span text:style-name="T120">Returns 0 on success. Otherwise, an error code is returned as follows:</text:span><text:span text:style-name="T121"><text:line-break/><text:tab/></text:span><text:span text:style-name="T122">1: The cell is already open.</text:span><text:span text:style-name="T121"><text:line-break/><text:tab/></text:span><text:span text:style-name="T122">2</text:span><text:span text:style-name="T121">: </text:span><text:span text:style-name="T123">One or more of the</text:span><text:span text:style-name="T121"> opened cells contain mines.<text:line-break/><text:tab/></text:span><text:span text:style-name="T122">3</text:span><text:span text:style-name="T121">: The cell is flagged.<text:line-break/><text:tab/></text:span><text:span text:style-name="T122">4</text:span><text:span text:style-name="T121">: The cell is marked with a question mark.</text:span></text:p>
        </text:list-item>
        <text:list-item>
          <text:p text:style-name="P103">char flagCell(int m, int n, Cell grid[m][n], Position cellPos);<text:line-break/><text:span text:style-name="T91">Flags the cell at (cellPos)<text:line-break/>Returns 0 on success. Otherwise, an error code is returned as follows:<text:line-break/><text:tab/>1: Cell is </text:span><text:span text:style-name="T92">open.</text:span><text:span text:style-name="T91"><text:line-break/><text:tab/>2: Cell is already </text:span><text:span text:style-name="T92">flagged.</text:span><text:span text:style-name="T91"><text:line-break/><text:tab/>3: </text:span><text:span text:style-name="T92">Cell is marked </text:span><text:span text:style-name="T93">with</text:span><text:span text:style-name="T92"> a question mark.</text:span></text:p>
        </text:list-item>
        <text:list-item>
          <text:p text:style-name="P104">char markCell(int m, int n, Cell grid[m][n], Position cellPos);<text:line-break/><text:span text:style-name="T94">Marks</text:span><text:span text:style-name="T91"> the cell at (cellPos) </text:span><text:span text:style-name="T94">with a question mark.</text:span><text:span text:style-name="T91"><text:line-break/>Returns 0 on success. Otherwise, an error code is returned as follows:<text:line-break/><text:tab/>1: Cell is </text:span><text:span text:style-name="T92">open.</text:span><text:span text:style-name="T91"><text:line-break/><text:tab/>2: Cell is </text:span><text:span text:style-name="T92">flagged.</text:span><text:span text:style-name="T91"><text:line-break/><text:tab/>3: </text:span><text:span text:style-name="T92">Cell is </text:span><text:span text:style-name="T95">already </text:span><text:span text:style-name="T92">marked </text:span><text:span text:style-name="T93">with</text:span><text:span text:style-name="T92"> a question mark.</text:span></text:p>
        </text:list-item>
        <text:list-item>
          <text:p text:style-name="P114"><text:span text:style-name="T15">char unmarkCell(int m, int n, Cell grid[m][n], Position cellPos);<text:line-break/></text:span><text:span text:style-name="T124">Unmarks the cell at (cellPos)<text:line-break/>Returns </text:span><text:span text:style-name="T130">an error code as follows:<text:line-break/> 1: Flag removed successfully.<text:line-break/> 2: Question mark removed successfully.<text:line-break/> 3: The cell is not flagged nor marked.</text:span></text:p>
        </text:list-item>
      </text:list>
      <text:h text:style-name="P171" text:outline-level="2"><text:soft-page-break/>Game Loop Module</text:h>
      <text:list xml:id="list2588062156456181334" text:style-name="L10">
        <text:list-item>
          <text:p text:style-name="P94"><text:span text:style-name="T158">long long </text:span>calculateScore(int m, int n, <text:span text:style-name="T161">int</text:span> timePassed, int movesDone);<text:line-break/><text:span text:style-name="T62">Calculates the score </text:span><text:span text:style-name="T63">of the player</text:span><text:span text:style-name="T62"> after </text:span><text:span text:style-name="T64">[</text:span><text:span text:style-name="T62">timePassed</text:span><text:span text:style-name="T64">]</text:span><text:span text:style-name="T62"> seconds have passed and </text:span><text:span text:style-name="T64">[</text:span><text:span text:style-name="T62">movesDone</text:span><text:span text:style-name="T64">] moves</text:span><text:span text:style-name="T62"> have been done.</text:span></text:p>
        </text:list-item>
        <text:list-item>
          <text:p text:style-name="P95">void printHeader(<text:span text:style-name="T159">long long</text:span> timePassed, int movesDone, <text:span text:style-name="T58">int flagged, int marked</text:span>,<text:line-break/><text:tab/><text:span text:style-name="T160">long long</text:span> score);<text:line-break/><text:span text:style-name="T63">Prints a header line showing the time passed in seconds, number of moves done, and current score, </text:span><text:span text:style-name="T65">in addition to the number of flagged cells and number of cells marked with a question mark.</text:span></text:p>
        </text:list-item>
        <text:list-item>
          <text:p text:style-name="P109"><text:span text:style-name="T157">void getMove(int m, int n, Position *pos);<text:line-break/></text:span><text:span text:style-name="T60">Gets the coordinates of the next move from player.</text:span></text:p>
        </text:list-item>
        <text:list-item>
          <text:p text:style-name="P110"><text:span text:style-name="T157">char hasWon(int m, int n, Cell grid[m][n]);<text:line-break/></text:span><text:span text:style-name="T76">Checks the grid to determine if the player has won.</text:span><text:span text:style-name="T157"><text:line-break/></text:span><text:span text:style-name="T76">Returns 1 </text:span><text:span text:style-name="T77">i</text:span><text:span text:style-name="T76">f player </text:span><text:span text:style-name="T78">has </text:span><text:span text:style-name="T76">won, 0 otherwise</text:span></text:p>
        </text:list-item>
        <text:list-item>
          <text:p text:style-name="P115"><text:span text:style-name="T23">char startGame(int m, int n, Cell grid[m][n], int timePassed, int movesDone);<text:line-break/></text:span><text:span text:style-name="T133">Starts the game with the following initial conditions:<text:line-break/><text:tab/>(timePassed): </text:span><text:span text:style-name="T134">T</text:span><text:span text:style-name="T133">ime passed in seconds since the </text:span><text:span text:style-name="T135">start</text:span><text:span text:style-name="T133"> of the curren</text:span><text:span text:style-name="T136">t </text:span><text:span text:style-name="T133">game<text:line-break/><text:tab/>(0 in case of starting a new game)<text:line-break/><text:tab/>(movesDone): Number of moves done since the </text:span><text:span text:style-name="T135">start</text:span><text:span text:style-name="T133"> of the current game<text:line-break/><text:tab/>(0 in case of starting a new game)<text:line-break/></text:span><text:span text:style-name="T137">The player wins when all the cells that have no mines are opened.</text:span><text:span text:style-name="T133"><text:line-break/></text:span><text:span text:style-name="T138">In case the player loses, incorrect flags should be replaced with ‘-’ and missed mines should be replaced with ‘M’</text:span><text:span text:style-name="T139"><text:line-break/>Returns 0 on winning. Otherwise, an error code </text:span><text:span text:style-name="T140">is returned</text:span><text:span text:style-name="T139"> as follows:<text:line-break/><text:tab/>1: </text:span><text:span text:style-name="T140">Player lost.</text:span><text:span text:style-name="T139"><text:line-break/><text:tab/>2: </text:span><text:span text:style-name="T141">Player requested to save and exit </text:span><text:span text:style-name="T142">to main menu</text:span><text:span text:style-name="T141">.</text:span><text:span text:style-name="T139"><text:line-break/><text:tab/></text:span><text:span text:style-name="T140">3: </text:span><text:span text:style-name="T141">Player requested to exit </text:span><text:span text:style-name="T142">to main menu </text:span><text:span text:style-name="T141">without saving.</text:span></text:p>
        </text:list-item>
      </text:list>
      <text:h text:style-name="P172" text:outline-level="2">Saving Module</text:h>
      <text:list xml:id="list5122709770708153280" text:style-name="L11">
        <text:list-item>
          <text:p text:style-name="P96"><text:span text:style-name="T57">char </text:span>saveGame(int m, int n, Cell grid[m][n], <text:span text:style-name="T162">int</text:span> timePassed, int movesDone, char *fileName);<text:line-break/><text:span text:style-name="T66">Save</text:span><text:span text:style-name="T67">s</text:span><text:span text:style-name="T66"> the status </text:span><text:span text:style-name="T68">and grid</text:span><text:span text:style-name="T66"> of the current game to a file with the following format:<text:line-break/><text:tab/>4 bytes:<text:tab/><text:tab/><text:tab/>‘ABMS’ (for AB Team Minesweeper)<text:line-break/><text:tab/></text:span><text:span text:style-name="T81">int</text:span><text:span text:style-name="T66">:<text:tab/><text:tab/><text:tab/>Time passed since the start of the current game.<text:line-break/><text:tab/></text:span><text:span text:style-name="T80">i</text:span><text:span text:style-name="T79">nt:<text:tab/><text:tab/><text:tab/></text:span><text:span text:style-name="T66">Moves done since the start of the current game.<text:line-break/><text:tab/></text:span><text:span text:style-name="T80">i</text:span><text:span text:style-name="T79">nt</text:span><text:span text:style-name="T66">:<text:tab/><text:tab/><text:tab/>Number of rows.<text:line-break/><text:tab/></text:span><text:span text:style-name="T80">i</text:span><text:span text:style-name="T79">nt:<text:tab/><text:tab/><text:tab/></text:span><text:span text:style-name="T66">Number of columns.<text:line-break/><text:tab/>[2*rows*columns] bytes:<text:tab/>Grid array (elements are of Cell data structure)<text:line-break/></text:span><text:span text:style-name="T69">Returns 0 on success, 1 otherwise.</text:span></text:p>
        </text:list-item>
        <text:list-item>
          <text:p text:style-name="P97"><text:span text:style-name="T57">char </text:span>loadGame_<text:span text:style-name="T53">info</text:span>(int *m, int *n, <text:span text:style-name="T53">int *timePassed, int *movesDone,</text:span> char *fileName);<text:line-break/><text:span text:style-name="T67">Loads the status of a previously saved game from a file into the variables pointed to by (m), (n), (timePassed), (movesDone)<text:line-break/></text:span><text:span text:style-name="T69">Returns 0 on success, 1 otherwise.</text:span></text:p>
        </text:list-item>
        <text:list-item>
          <text:p text:style-name="P98"><text:span text:style-name="T57">char </text:span>loadGame_grid<text:span text:style-name="T52">(int m, int n, Cell grid[m][n], char *fileName);<text:line-break/></text:span><text:span text:style-name="T70">Loads the grid of a previously saved game from a file, given that its dimensions are (m X n)<text:line-break/></text:span><text:span text:style-name="T69">Returns 0 on success, 1 otherwise.</text:span></text:p>
        </text:list-item>
      </text:list>
      <text:h text:style-name="P173" text:outline-level="2">Scores Module</text:h>
      <text:list xml:id="list5101568497776531724" text:style-name="L12">
        <text:list-item>
          <text:p text:style-name="P99">char strEqual(char *s1, char *s2);<text:line-break/><text:span text:style-name="T90">Returns 1 if (s1) is identical to (s2), ignoring letter case. </text:span><text:span text:style-name="T97">Otherwise, returns 0</text:span></text:p>
        </text:list-item>
        <text:list-item>
          <text:p text:style-name="P100">char readScores(char *fileName, int numEntries, ScoreEntry *scores);<text:line-break/><text:span text:style-name="T90">Reads table of scores from file and stores it in (scores)<text:line-break/></text:span><text:span text:style-name="T96">Return 1 on success, 0 otherwise</text:span></text:p>
        </text:list-item>
        <text:list-item>
          <text:p text:style-name="P101"><text:span text:style-name="T155">char</text:span> addScore(<text:span text:style-name="T54">char playerName[128], long long</text:span> score, char *file<text:span text:style-name="T55">N</text:span>ame);<text:line-break/><text:span text:style-name="T71">Adds the score of </text:span><text:span text:style-name="T72">the</text:span><text:span text:style-name="T71"> player to </text:span><text:span text:style-name="T73">the table of scores file.<text:line-break/></text:span><text:span text:style-name="T75">Returns 1 on success, 0 otherwise.</text:span></text:p>
        </text:list-item>
        <text:list-item>
          <text:p text:style-name="P102"><text:span text:style-name="T155">char</text:span> displayScores(char *fileName);<text:line-break/><text:span text:style-name="T74">Reads table of scores from file.<text:line-break/></text:span><text:span text:style-name="T75">Returns 1 on success, 0 otherwise.</text:span></text:p>
        </text:list-item>
      </text:list>
      <text:h text:style-name="P182" text:outline-level="3"><text:span text:style-name="T150"><text:tab/></text:span><text:span text:style-name="T151">Scores File Format</text:span></text:h>
      <text:p text:style-name="P37"><text:tab/><text:span text:style-name="T126">4 bytes:<text:tab/>‘ABMS’<text:line-break/><text:tab/></text:span><text:span text:style-name="T131">int</text:span><text:span text:style-name="T129">:<text:tab/>Number of score entries<text:line-break/><text:tab/> <text:s text:c="3"/></text:span><text:span text:style-name="T131">int</text:span><text:span text:style-name="T129">:<text:tab/><text:tab/>Length of player name (n)</text:span><text:span text:style-name="T126"><text:line-break/><text:tab/> <text:s text:c="3"/></text:span><text:span text:style-name="T129">(n)</text:span><text:span text:style-name="T127"> bytes:<text:tab/>Player name<text:line-break/><text:tab/> <text:s text:c="3"/></text:span><text:span text:style-name="T132">long long</text:span><text:span text:style-name="T127">:<text:tab/>Player score<text:line-break/><text:tab/> <text:s text:c="3"/>.<text:line-break/><text:tab/> <text:s text:c="3"/>.<text:line-break/><text:tab/> <text:s text:c="3"/>.</text:span></text:p>
      <text:h text:style-name="P162" text:outline-level="1">Main Algorithms</text:h>
      <text:h text:style-name="P174" text:outline-level="2" text:restart-numbering="true" text:start-value="-1">Grid Initialization</text:h>
      <text:p text:style-name="P65"><text:span text:style-name="T18"><text:tab/></text:span><text:span text:style-name="T21">function </text:span><text:span text:style-name="T40">initGrid</text:span><text:span text:style-name="T21">(</text:span><text:span text:style-name="T41">firstMovePos</text:span><text:span text:style-name="T21">)</text:span></text:p>
      <text:p text:style-name="P84"><text:span text:style-name="T18"><text:tab/>for each </text:span><text:span text:style-name="T38">cell</text:span><text:span text:style-name="T18"> in grid</text:span></text:p>
      <text:p text:style-name="P85"><text:tab/><text:tab/><text:span text:style-name="T175">cell</text:span><text:span text:style-name="T174">.status = </text:span><text:span text:style-name="T175">CELL_CLOSED</text:span><text:span text:style-name="T174"> </text:span></text:p>
      <text:p text:style-name="P85"><text:tab/><text:tab/><text:span text:style-name="T175">cell</text:span><text:span text:style-name="T174">.type = ‘0’ // Empty</text:span></text:p>
      <text:p text:style-name="P85"><text:tab/><text:span text:style-name="T247">end for each</text:span></text:p>
      <text:p text:style-name="P85"/>
      <text:p text:style-name="P85"><text:tab/><text:span text:style-name="T176">numMines</text:span><text:span text:style-name="T208"> ← 1 + (</text:span><text:span text:style-name="T176">rows</text:span><text:span text:style-name="T208">*</text:span><text:span text:style-name="T176">columns</text:span><text:span text:style-name="T208">)/10</text:span></text:p>
      <text:p text:style-name="P85"><text:tab/><text:span text:style-name="T177">usedPositionCount</text:span><text:span text:style-name="T209"> ← 0</text:span></text:p>
      <text:p text:style-name="P86"><text:tab/><text:span text:style-name="T177">usedPositions</text:span><text:span text:style-name="T209"> ← [] // Empty list</text:span></text:p>
      <text:p text:style-name="P86"/>
      <text:p text:style-name="P85"><text:tab/><text:span text:style-name="T209">while(</text:span><text:span text:style-name="T177">usedPositionCount</text:span><text:span text:style-name="T209"> &lt; </text:span><text:span text:style-name="T177">numMines</text:span><text:span text:style-name="T209">)</text:span></text:p>
      <text:p text:style-name="P85"><text:tab/><text:tab/><text:span text:style-name="T209">generate random position → </text:span><text:span text:style-name="T177">pos</text:span></text:p>
      <text:p text:style-name="P85"><text:span text:style-name="T177"><text:tab/><text:tab/></text:span><text:span text:style-name="T211">if(</text:span><text:span text:style-name="T177">pos</text:span><text:span text:style-name="T211"> is NOT in </text:span><text:span text:style-name="T177">usedPositions</text:span><text:span text:style-name="T211"> AND </text:span><text:span text:style-name="T177">pos</text:span><text:span text:style-name="T211"> != </text:span><text:span text:style-name="T177">firstMovePos</text:span><text:span text:style-name="T211">)</text:span></text:p>
      <text:p text:style-name="P85"><text:span text:style-name="T211"><text:tab/><text:tab/><text:tab/>{cell at </text:span><text:span text:style-name="T177">pos</text:span><text:span text:style-name="T211">}.type = ‘*’</text:span></text:p>
      <text:p text:style-name="P85"><text:span text:style-name="T211"><text:tab/><text:tab/><text:tab/>add </text:span><text:span text:style-name="T177">pos </text:span><text:span text:style-name="T211">to </text:span><text:span text:style-name="T177">usedPositions</text:span></text:p>
      <text:p text:style-name="P88"><text:tab/><text:tab/><text:tab/>usedPositionCount++</text:p>
      <text:p text:style-name="P87"><text:span text:style-name="T211"><text:tab/><text:tab/><text:tab/></text:span><text:span text:style-name="T212">for each </text:span><text:span text:style-name="T178">adj</text:span><text:span text:style-name="T179">cell</text:span><text:span text:style-name="T212"> in {adjacent cells to cell at </text:span><text:span text:style-name="T179">pos</text:span><text:span text:style-name="T212">}</text:span></text:p>
      <text:p text:style-name="P87"><text:span text:style-name="T212"><text:tab/><text:tab/><text:tab/><text:tab/></text:span><text:span text:style-name="T213">if(</text:span><text:span text:style-name="T178">adj</text:span><text:span text:style-name="T180">cell</text:span><text:span text:style-name="T213">.type != ‘*’) // </text:span><text:span text:style-name="T214">cell contains a number</text:span></text:p>
      <text:p text:style-name="P87"><text:span text:style-name="T213"><text:tab/><text:tab/><text:tab/><text:tab/><text:tab/></text:span><text:span text:style-name="T178">adj</text:span><text:span text:style-name="T180">cell</text:span><text:span text:style-name="T213">.type++</text:span></text:p>
      <text:p text:style-name="P89"><text:tab/><text:tab/><text:tab/><text:tab/>end if</text:p>
      <text:p text:style-name="P90"><text:tab/><text:tab/><text:tab/>end for each</text:p>
      <text:p text:style-name="P90"><text:tab/><text:tab/>end if</text:p>
      <text:p text:style-name="P87"><text:span text:style-name="T212"><text:tab/></text:span><text:span text:style-name="T213">end while</text:span></text:p>
      <text:p text:style-name="P66"><text:span text:style-name="T213"><text:tab/></text:span><text:span text:style-name="T217">end function</text:span></text:p>
      <text:h text:style-name="P175" text:outline-level="2">Opening a Cell</text:h>
      <text:p text:style-name="Code"><text:span text:style-name="T15"><text:tab/></text:span><text:span text:style-name="T22">f</text:span><text:span text:style-name="T25">unction </text:span><text:span text:style-name="T44">openCell</text:span><text:span text:style-name="T29">(</text:span><text:span text:style-name="T44">cellPos</text:span><text:span text:style-name="T29">)</text:span></text:p>
      <text:p text:style-name="Code"><text:span text:style-name="T29"><text:tab/><text:tab/></text:span><text:span text:style-name="T45">cell</text:span><text:span text:style-name="T30"> ← {cell at </text:span><text:span text:style-name="T45">cellPos</text:span><text:span text:style-name="T30">}</text:span></text:p>
      <text:p text:style-name="Code"><text:span text:style-name="T30"><text:tab/><text:tab/>switch(</text:span><text:span text:style-name="T45">cell</text:span><text:span text:style-name="T30">.status)</text:span></text:p>
      <text:p text:style-name="Code"><text:span text:style-name="T30"><text:tab/><text:tab/><text:tab/>case </text:span><text:span text:style-name="T50">CELL_FLAGGED</text:span><text:span text:style-name="T30"> </text:span></text:p>
      <text:p text:style-name="Code"><text:span text:style-name="T30"><text:tab/><text:tab/><text:tab/><text:tab/></text:span><text:span text:style-name="T31">return </text:span><text:span text:style-name="T46">CELL_IS_FLAGGED</text:span></text:p>
      <text:p text:style-name="Code"><text:span text:style-name="T30"><text:tab/><text:tab/><text:tab/>end case</text:span></text:p>
      <text:p text:style-name="Code"><text:span text:style-name="T30"><text:tab/><text:tab/><text:tab/>case </text:span><text:span text:style-name="T50">CELL_MARKED</text:span><text:span text:style-name="T30"> </text:span></text:p>
      <text:p text:style-name="Code"><text:span text:style-name="T30"><text:tab/><text:tab/><text:tab/><text:tab/></text:span><text:span text:style-name="T31">return </text:span><text:span text:style-name="T46">CELL_IS_MARKED</text:span></text:p>
      <text:p text:style-name="Code"><text:span text:style-name="T30"><text:tab/><text:tab/><text:tab/>end case</text:span></text:p>
      <text:p text:style-name="Code"><text:span text:style-name="T30"><text:tab/><text:tab/><text:tab/></text:span><text:span text:style-name="T31">case </text:span><text:span text:style-name="T50">CELL_OPEN</text:span><text:span text:style-name="T30"> </text:span></text:p>
      <text:p text:style-name="P204"><text:span text:style-name="T30"><text:tab/><text:tab/><text:tab/><text:tab/></text:span><text:span text:style-name="T45">numFlags</text:span><text:span text:style-name="T30"> ← 0</text:span></text:p>
      <text:p text:style-name="P204"><text:span text:style-name="T30"><text:tab/><text:tab/><text:tab/><text:tab/>for each </text:span><text:span text:style-name="T45">adjcell</text:span><text:span text:style-name="T30"> in {adjacent cells to cell at </text:span><text:span text:style-name="T45">cellPos</text:span><text:span text:style-name="T30">)</text:span></text:p>
      <text:p text:style-name="P204"><text:span text:style-name="T30"><text:tab/><text:tab/><text:tab/><text:tab/><text:tab/>if(</text:span><text:span text:style-name="T45">adjcell</text:span><text:span text:style-name="T30">.status </text:span><text:span text:style-name="T36">=</text:span><text:span text:style-name="T30">= </text:span><text:span text:style-name="T45">CELL_FLAGGED</text:span><text:span text:style-name="T30">) </text:span></text:p>
      <text:p text:style-name="P204"><text:span text:style-name="T30"><text:tab/><text:tab/><text:tab/><text:tab/><text:tab/><text:tab/></text:span><text:span text:style-name="T45">numFlags</text:span><text:span text:style-name="T30">++</text:span></text:p>
      <text:p text:style-name="P204"><text:span text:style-name="T30"><text:tab/><text:tab/><text:tab/><text:tab/><text:tab/>end if</text:span></text:p>
      <text:p text:style-name="P204"><text:span text:style-name="T30"><text:tab/><text:tab/><text:tab/><text:tab/>end for each</text:span></text:p>
      <text:p text:style-name="P204"><text:span text:style-name="T30"><text:tab/><text:tab/><text:tab/><text:tab/></text:span><text:span text:style-name="T31">if(</text:span><text:span text:style-name="T46">numFlags</text:span><text:span text:style-name="T31"> == number value of </text:span><text:span text:style-name="T46">cell</text:span><text:span text:style-name="T31">.type)</text:span></text:p>
      <text:p text:style-name="P204"><text:span text:style-name="T31"><text:tab/><text:tab/><text:tab/><text:tab/><text:tab/></text:span><text:span text:style-name="T48">foundMine</text:span><text:span text:style-name="T33"> ← 0</text:span></text:p>
      <text:p text:style-name="P204"><text:span text:style-name="T33"><text:tab/><text:tab/><text:tab/><text:tab/><text:tab/></text:span><text:span text:style-name="T48">allAlreadyOpen</text:span><text:span text:style-name="T33"> ← 1</text:span></text:p>
      <text:p text:style-name="P204"><text:span text:style-name="T33"><text:tab/><text:tab/><text:tab/><text:tab/><text:tab/>for each </text:span><text:span text:style-name="T48">adjcell</text:span><text:span text:style-name="T33"> in {adjacent cells to cell at </text:span><text:span text:style-name="T48">cellPos</text:span><text:span text:style-name="T33">}</text:span></text:p>
      <text:p text:style-name="P204"><text:span text:style-name="T33"><text:tab/><text:tab/><text:tab/><text:tab/><text:tab/><text:tab/>if(</text:span><text:span text:style-name="T48">adjcell</text:span><text:span text:style-name="T33">.status == </text:span><text:span text:style-name="T48">CELL_CLOSED</text:span><text:span text:style-name="T33">) </text:span></text:p>
      <text:p text:style-name="P204"><text:span text:style-name="T33"><text:tab/><text:tab/><text:tab/><text:tab/><text:tab/><text:tab/><text:tab/></text:span><text:span text:style-name="T48">allAlreadyOpen</text:span><text:span text:style-name="T33"> = </text:span><text:span text:style-name="T37">0</text:span></text:p>
      <text:p text:style-name="P204"><text:span text:style-name="T33"><text:tab/><text:tab/><text:tab/><text:tab/><text:tab/><text:tab/><text:tab/></text:span><text:span text:style-name="T48">adjpos</text:span><text:span text:style-name="T33"> ← {position of </text:span><text:span text:style-name="T48">adjcell</text:span><text:span text:style-name="T33">}</text:span></text:p>
      <text:p text:style-name="P204"><text:span text:style-name="T33"><text:tab/><text:tab/><text:tab/><text:tab/><text:tab/><text:tab/><text:tab/>if(</text:span><text:span text:style-name="T48">openCell</text:span><text:span text:style-name="T33">(</text:span><text:span text:style-name="T48">adjpos</text:span><text:span text:style-name="T33">) == </text:span><text:span text:style-name="T48">TOUCHED_MINE</text:span><text:span text:style-name="T33">)</text:span></text:p>
      <text:p text:style-name="P204"><text:span text:style-name="T33"><text:tab/><text:tab/><text:tab/><text:tab/><text:tab/><text:tab/><text:tab/><text:tab/></text:span><text:span text:style-name="T48">foundMine</text:span><text:span text:style-name="T33"> = 1</text:span></text:p>
      <text:p text:style-name="P204"><text:span text:style-name="T33"><text:tab/><text:tab/><text:tab/><text:tab/><text:tab/><text:tab/><text:tab/>end if</text:span></text:p>
      <text:p text:style-name="P204"><text:span text:style-name="T33"><text:tab/><text:tab/><text:tab/><text:tab/><text:tab/><text:tab/>end if</text:span></text:p>
      <text:p text:style-name="P204"><text:span text:style-name="T33"><text:tab/><text:tab/><text:tab/><text:tab/><text:tab/>end for each</text:span></text:p>
      <text:p text:style-name="P204"><text:span text:style-name="T33"><text:tab/><text:tab/><text:tab/><text:tab/><text:tab/>if(</text:span><text:span text:style-name="T48">foundMine</text:span><text:span text:style-name="T33"> == 1)</text:span></text:p>
      <text:p text:style-name="P204"><text:span text:style-name="T33"><text:tab/><text:tab/><text:tab/><text:tab/><text:tab/><text:tab/>return </text:span><text:span text:style-name="T48">TOUCHED_MINE</text:span></text:p>
      <text:p text:style-name="P204"><text:span text:style-name="T48"><text:tab/><text:tab/><text:tab/><text:tab/><text:tab/></text:span><text:span text:style-name="T33">else if(</text:span><text:span text:style-name="T48">allAlreadyOpen</text:span><text:span text:style-name="T33"> == 1)</text:span></text:p>
      <text:p text:style-name="P204"><text:span text:style-name="T33"><text:tab/><text:tab/><text:tab/><text:tab/><text:tab/><text:tab/>return </text:span><text:span text:style-name="T48">ALREADY_OPEN</text:span></text:p>
      <text:p text:style-name="P204"><text:span text:style-name="T48"><text:tab/><text:tab/><text:tab/><text:tab/><text:tab/></text:span><text:span text:style-name="T33">else</text:span></text:p>
      <text:p text:style-name="P204"><text:span text:style-name="T33"><text:tab/><text:tab/><text:tab/><text:tab/><text:tab/><text:tab/>return 0 // Success</text:span></text:p>
      <text:p text:style-name="P204"><text:span text:style-name="T33"><text:tab/><text:tab/><text:tab/><text:tab/><text:tab/>end if</text:span></text:p>
      <text:p text:style-name="P204"><text:span text:style-name="T31"><text:tab/><text:tab/><text:tab/><text:tab/></text:span><text:span text:style-name="T32">else</text:span></text:p>
      <text:p text:style-name="P204"><text:span text:style-name="T32"><text:tab/><text:tab/><text:tab/><text:tab/><text:tab/>return </text:span><text:span text:style-name="T47">ALREADY_OPEN</text:span></text:p>
      <text:p text:style-name="P204"><text:span text:style-name="T31"><text:tab/><text:tab/><text:tab/><text:tab/>end if</text:span></text:p>
      <text:p text:style-name="Code"><text:span text:style-name="T30"><text:tab/><text:tab/><text:tab/>end case</text:span></text:p>
      <text:p text:style-name="Code"><text:span text:style-name="T30"><text:tab/><text:tab/>end switch</text:span></text:p>
      <text:p text:style-name="Code"><text:soft-page-break/><text:span text:style-name="T30"><text:tab/><text:tab/></text:span><text:span text:style-name="T49">cell</text:span><text:span text:style-name="T34">.status = </text:span><text:span text:style-name="T49">CELL_OPEN</text:span><text:span text:style-name="T34"> </text:span></text:p>
      <text:p text:style-name="Code"><text:span text:style-name="T34"><text:tab/><text:tab/>switch(</text:span><text:span text:style-name="T49">cell</text:span><text:span text:style-name="T34">.type)</text:span></text:p>
      <text:p text:style-name="Code"><text:span text:style-name="T34"><text:tab/><text:tab/><text:tab/>case ‘*’</text:span></text:p>
      <text:p text:style-name="Code"><text:span text:style-name="T34"><text:tab/><text:tab/><text:tab/><text:tab/></text:span><text:span text:style-name="T49">cell</text:span><text:span text:style-name="T34">.type = ‘!’</text:span></text:p>
      <text:p text:style-name="Code"><text:span text:style-name="T34"><text:tab/><text:tab/><text:tab/><text:tab/>return </text:span><text:span text:style-name="T49">TOUCHED_MINE</text:span></text:p>
      <text:p text:style-name="Code"><text:span text:style-name="T34"><text:tab/><text:tab/><text:tab/>end case</text:span></text:p>
      <text:p text:style-name="Code"><text:span text:style-name="T34"><text:tab/><text:tab/><text:tab/>case ‘0’ // Empty</text:span></text:p>
      <text:p text:style-name="Code"><text:span text:style-name="T34"><text:tab/><text:tab/><text:tab/><text:tab/></text:span><text:span text:style-name="T49">openEmpty</text:span><text:span text:style-name="T34">(</text:span><text:span text:style-name="T49">cellPos</text:span><text:span text:style-name="T34">)</text:span></text:p>
      <text:p text:style-name="Code"><text:span text:style-name="T34"><text:tab/><text:tab/><text:tab/>end case</text:span></text:p>
      <text:p text:style-name="Code"><text:span text:style-name="T34"><text:tab/><text:tab/>end switch</text:span></text:p>
      <text:p text:style-name="Code"><text:span text:style-name="T34"><text:tab/><text:tab/></text:span><text:span text:style-name="T35">return 0 // Success</text:span></text:p>
      <text:p text:style-name="P184"><text:tab/>end function</text:p>
      <text:h text:style-name="P176" text:outline-level="2">Opening an Empty Cell</text:h>
      <text:p text:style-name="Code"><text:tab/><text:span text:style-name="T19">function </text:span><text:span text:style-name="T39">openEmpty</text:span><text:span text:style-name="T28">(</text:span><text:span text:style-name="T39">cellPos</text:span><text:span text:style-name="T28">)</text:span></text:p>
      <text:p text:style-name="P58"><text:span text:style-name="T248"><text:tab/><text:tab/></text:span><text:span text:style-name="T178">cell</text:span><text:span text:style-name="T248"> ← {cell at cellPos}</text:span></text:p>
      <text:p text:style-name="P58"><text:span text:style-name="T248"><text:tab/><text:tab/></text:span><text:span text:style-name="T178">cell</text:span><text:span text:style-name="T215">.</text:span><text:span text:style-name="T248">status = </text:span><text:span text:style-name="T178">CELL_OPEN</text:span><text:span text:style-name="T248"> </text:span></text:p>
      <text:p text:style-name="P58"/>
      <text:p text:style-name="P57"><text:span text:style-name="T248"><text:tab/><text:tab/>if(</text:span><text:span text:style-name="T178">cell</text:span><text:span text:style-name="T248">.type == ‘0’) // Empty</text:span></text:p>
      <text:p text:style-name="P57"><text:span text:style-name="T248"><text:tab/><text:tab/><text:tab/></text:span><text:span text:style-name="T178">cell</text:span><text:span text:style-name="T248">.type = ‘V’ // Empty Visited</text:span></text:p>
      <text:p text:style-name="P58"><text:span text:style-name="T248"><text:tab/><text:tab/><text:tab/></text:span><text:span text:style-name="T212">for each </text:span><text:span text:style-name="T178">adj</text:span><text:span text:style-name="T179">cell</text:span><text:span text:style-name="T212"> in {adjacent cells to </text:span><text:span text:style-name="T178">cell</text:span><text:span text:style-name="T212">}</text:span></text:p>
      <text:p text:style-name="P67"><text:span text:style-name="T212"><text:tab/><text:tab/><text:tab/><text:tab/></text:span><text:span text:style-name="T178">openEmpty</text:span><text:span text:style-name="T215">({position of </text:span><text:span text:style-name="T178">adjcell</text:span><text:span text:style-name="T215">})</text:span></text:p>
      <text:p text:style-name="P64"><text:tab/><text:tab/><text:tab/>end for each</text:p>
      <text:p text:style-name="P60"><text:tab/><text:tab/>end if</text:p>
      <text:p text:style-name="P60"><text:tab/>end function</text:p>
      <text:h text:style-name="P177" text:outline-level="2">Checking for Win</text:h>
      <text:p text:style-name="P59"><text:tab/><text:span text:style-name="T249">function </text:span><text:span text:style-name="T181">hasWon</text:span><text:span text:style-name="T216">()</text:span></text:p>
      <text:p text:style-name="P80"><text:span text:style-name="T20"><text:tab/>f</text:span><text:span text:style-name="T24">or each </text:span><text:span text:style-name="T43">cell</text:span><text:span text:style-name="T24"> in grid</text:span></text:p>
      <text:p text:style-name="P79"><text:span text:style-name="T24"><text:tab/><text:tab/>if(</text:span><text:span text:style-name="T43">cell</text:span><text:span text:style-name="T24">.type != ‘*’ AND </text:span><text:span text:style-name="T43">cell</text:span><text:span text:style-name="T24">.status == </text:span><text:span text:style-name="T43">CELL_CLOSED</text:span><text:span text:style-name="T24">) <text:s/>Normal Cell</text:span></text:p>
      <text:p text:style-name="P79"><text:span text:style-name="T24"><text:tab/><text:tab/><text:tab/>return </text:span><text:span text:style-name="T43">FALSE</text:span></text:p>
      <text:p text:style-name="P82"><text:tab/><text:tab/>end if</text:p>
      <text:p text:style-name="P83"><text:tab/>end for each</text:p>
      <text:p text:style-name="P81"><text:span text:style-name="T23"><text:tab/>return </text:span><text:span text:style-name="T42">TRUE</text:span></text:p>
      <text:p text:style-name="P195"><text:span text:style-name="T24"><text:tab/>end function</text:span></text:p>
      <text:h text:style-name="Heading_20_2" text:outline-level="2">Game Loop</text:h>
      <text:p text:style-name="P61"><text:span text:style-name="T250"><text:tab/>f</text:span><text:span text:style-name="T218">unction </text:span><text:span text:style-name="T182">gameLoop</text:span><text:span text:style-name="T218">(</text:span><text:span text:style-name="T182">timePassed</text:span><text:span text:style-name="T218">, </text:span><text:span text:style-name="T182">movesDone</text:span><text:span text:style-name="T218">)</text:span></text:p>
      <text:p text:style-name="P61"><text:span text:style-name="T218"><text:tab/><text:tab/></text:span><text:span text:style-name="T183">end</text:span><text:span text:style-name="T219"> ← </text:span><text:span text:style-name="T183">GAME_IN_PROGRESS</text:span></text:p>
      <text:p text:style-name="P61"><text:span text:style-name="T219"><text:tab/><text:tab/></text:span><text:span text:style-name="T183">flaggedCells</text:span><text:span text:style-name="T219"> ← 0</text:span></text:p>
      <text:p text:style-name="P61"><text:span text:style-name="T219"><text:tab/><text:tab/></text:span><text:span text:style-name="T183">markedCells</text:span><text:span text:style-name="T219"> ← 0</text:span></text:p>
      <text:p text:style-name="P68"><text:span text:style-name="T219"><text:tab/><text:tab/>if(</text:span><text:span text:style-name="T183">movesDone</text:span><text:span text:style-name="T219"> == 0) // First move (also </text:span><text:span text:style-name="T183">timePassed </text:span><text:span text:style-name="T219">is 0 then)</text:span></text:p>
      <text:p text:style-name="P61"><text:span text:style-name="T219"><text:tab/><text:tab/><text:tab/></text:span><text:span text:style-name="T223">print grid</text:span></text:p>
      <text:p text:style-name="P61"><text:span text:style-name="T219"><text:tab/><text:tab/><text:tab/>get first move from user → </text:span><text:span text:style-name="T183">move</text:span></text:p>
      <text:p text:style-name="P61"><text:span text:style-name="T183"><text:tab/><text:tab/><text:tab/>initGrid</text:span><text:span text:style-name="T219">(</text:span><text:span text:style-name="T183">move</text:span><text:span text:style-name="T219">)</text:span></text:p>
      <text:p text:style-name="P61"><text:span text:style-name="T234"><text:tab/><text:tab/><text:tab/>if({cell at </text:span><text:span text:style-name="T194">move</text:span><text:span text:style-name="T234">}.type = ‘0’) // Empty</text:span></text:p>
      <text:p text:style-name="P61"><text:span text:style-name="T234"><text:tab/><text:tab/><text:tab/><text:tab/></text:span><text:span text:style-name="T194">openEmpty</text:span><text:span text:style-name="T234">(</text:span><text:span text:style-name="T194">move</text:span><text:span text:style-name="T234">)</text:span></text:p>
      <text:p text:style-name="P61"><text:span text:style-name="T234"><text:tab/><text:tab/><text:tab/>else // </text:span><text:span text:style-name="T235">Numbered</text:span></text:p>
      <text:p text:style-name="P62"><text:span text:style-name="T234"><text:tab/><text:tab/><text:tab/><text:tab/>open cell at </text:span><text:span text:style-name="T194">move</text:span></text:p>
      <text:p text:style-name="P185"><text:tab/><text:tab/><text:tab/>end if</text:p>
      <text:p text:style-name="P61"><text:span text:style-name="T219"><text:tab/><text:tab/><text:tab/></text:span><text:span text:style-name="T183">movesDone</text:span><text:span text:style-name="T219">++</text:span></text:p>
      <text:p text:style-name="P61"><text:span text:style-name="T219"><text:tab/><text:tab/><text:tab/>get current time → </text:span><text:span text:style-name="T183">start</text:span></text:p>
      <text:p text:style-name="P61"><text:span text:style-name="T183"><text:tab/><text:tab/><text:tab/></text:span><text:span text:style-name="T219">if(</text:span><text:span text:style-name="T183">hasWon</text:span><text:span text:style-name="T219">())</text:span></text:p>
      <text:p text:style-name="P61"><text:span text:style-name="T219"><text:tab/><text:tab/><text:tab/><text:tab/></text:span><text:span text:style-name="T183">end</text:span><text:span text:style-name="T219"> = </text:span><text:span text:style-name="T183">PLAYER_WON</text:span></text:p>
      <text:p text:style-name="P61"><text:span text:style-name="T183"><text:tab/><text:tab/><text:tab/><text:tab/>timePassed</text:span><text:span text:style-name="T219">++ // For proper score calculation (to avoid division by 0)</text:span></text:p>
      <text:p text:style-name="P186"><text:tab/><text:tab/><text:tab/>end if</text:p>
      <text:p text:style-name="P61"><text:span text:style-name="T219"><text:tab/><text:tab/></text:span><text:span text:style-name="T220">else // if not first move (i.e.: loaded game)</text:span></text:p>
      <text:p text:style-name="P61"><text:span text:style-name="T220"><text:tab/><text:tab/><text:tab/>for each </text:span><text:span text:style-name="T184">cell</text:span><text:span text:style-name="T220"> in grid</text:span></text:p>
      <text:p text:style-name="P61"><text:span text:style-name="T220"><text:tab/><text:tab/><text:tab/><text:tab/>if(</text:span><text:span text:style-name="T184">cell</text:span><text:span text:style-name="T220">.status == </text:span><text:span text:style-name="T184">CELL_FLAGGED</text:span><text:span text:style-name="T220">) </text:span></text:p>
      <text:p text:style-name="P61"><text:span text:style-name="T220"><text:tab/><text:tab/><text:tab/><text:tab/><text:tab/></text:span><text:span text:style-name="T184">flaggedCells</text:span><text:span text:style-name="T220">++</text:span></text:p>
      <text:p text:style-name="P61"><text:span text:style-name="T220"><text:tab/><text:tab/><text:tab/><text:tab/>else if(</text:span><text:span text:style-name="T184">cell</text:span><text:span text:style-name="T220">.status == </text:span><text:span text:style-name="T184">CELL_MARKED</text:span><text:span text:style-name="T220">) </text:span></text:p>
      <text:p text:style-name="P61"><text:span text:style-name="T220"><text:tab/><text:tab/><text:tab/><text:tab/><text:tab/></text:span><text:span text:style-name="T184">markedCells</text:span><text:span text:style-name="T220">++</text:span></text:p>
      <text:p text:style-name="P187"><text:tab/><text:tab/><text:tab/><text:tab/>end if</text:p>
      <text:p text:style-name="P187"><text:tab/><text:tab/><text:tab/>end for each</text:p>
      <text:p text:style-name="P61"><text:span text:style-name="T220"><text:tab/><text:tab/><text:tab/></text:span><text:span text:style-name="T185">start</text:span><text:span text:style-name="T221"> ← {current time} - </text:span><text:span text:style-name="T185">timePassed</text:span></text:p>
      <text:p text:style-name="P186"><text:tab/><text:tab/>end if</text:p>
      <text:p text:style-name="P61"><text:span text:style-name="T219"><text:tab/><text:tab/></text:span><text:span text:style-name="T186">score</text:span><text:span text:style-name="T222"> ← </text:span><text:span text:style-name="T186">rows</text:span><text:span text:style-name="T222">^4 * </text:span><text:span text:style-name="T186">columns</text:span><text:span text:style-name="T222">^4 / (</text:span><text:span text:style-name="T186">timePassed</text:span><text:span text:style-name="T222">*</text:span><text:span text:style-name="T186">movesDone</text:span><text:span text:style-name="T222">)</text:span></text:p>
      <text:p text:style-name="P61"><text:span text:style-name="T222"><text:tab/><text:tab/></text:span><text:span text:style-name="T223">while(</text:span><text:span text:style-name="T187">end</text:span><text:span text:style-name="T223"> == </text:span><text:span text:style-name="T187">GAME_IN_PROGRESS</text:span><text:span text:style-name="T223">)</text:span></text:p>
      <text:p text:style-name="P188"><text:tab/><text:tab/><text:tab/>print info and grid</text:p>
      <text:p text:style-name="P68"><text:span text:style-name="T223"><text:tab/><text:tab/><text:tab/>get action from user → </text:span><text:span text:style-name="T187">action</text:span></text:p>
      <text:p text:style-name="P68"><text:span text:style-name="T187"><text:tab/><text:tab/><text:tab/></text:span><text:span text:style-name="T223">change </text:span><text:span text:style-name="T187">action</text:span><text:span text:style-name="T223"> to lowercase</text:span></text:p>
      <text:p text:style-name="P68"><text:soft-page-break/><text:span text:style-name="T223"><text:tab/><text:tab/><text:tab/>switch(</text:span><text:span text:style-name="T187">action</text:span><text:span text:style-name="T223">)</text:span></text:p>
      <text:p text:style-name="P68"><text:span text:style-name="T223"><text:tab/><text:tab/><text:tab/><text:tab/></text:span><text:span text:style-name="T224">case ‘o’</text:span></text:p>
      <text:p text:style-name="P68"><text:span text:style-name="T224"><text:tab/><text:tab/><text:tab/><text:tab/><text:tab/></text:span><text:span text:style-name="T236">get move from user → </text:span><text:span text:style-name="T195">move</text:span></text:p>
      <text:p text:style-name="P75"><text:span text:style-name="T210"><text:tab/><text:tab/><text:tab/><text:tab/><text:tab/></text:span><text:span text:style-name="T196">cell</text:span><text:span text:style-name="T237"> ← {cell at </text:span><text:span text:style-name="T196">move</text:span><text:span text:style-name="T237">}</text:span></text:p>
      <text:p text:style-name="P75"><text:span text:style-name="T237"><text:tab/><text:tab/><text:tab/><text:tab/><text:tab/></text:span><text:span text:style-name="T203">result</text:span><text:span text:style-name="T245"> ← </text:span><text:span text:style-name="T203">openCell</text:span><text:span text:style-name="T245">(</text:span><text:span text:style-name="T203">move</text:span><text:span text:style-name="T245">)</text:span></text:p>
      <text:p text:style-name="P75"><text:span text:style-name="T245"><text:tab/><text:tab/><text:tab/><text:tab/><text:tab/>switch(</text:span><text:span text:style-name="T203">result</text:span><text:span text:style-name="T245">)</text:span></text:p>
      <text:p text:style-name="P75"><text:span text:style-name="T245"><text:tab/><text:tab/><text:tab/><text:tab/><text:tab/><text:tab/>case </text:span><text:span text:style-name="T203">ALREADY_OPEN</text:span></text:p>
      <text:p text:style-name="P75"><text:span text:style-name="T203"><text:tab/><text:tab/><text:tab/><text:tab/><text:tab/><text:tab/><text:tab/></text:span><text:span text:style-name="T245">print “The cell is already open!”</text:span></text:p>
      <text:p text:style-name="P75"><text:span text:style-name="T203"><text:tab/><text:tab/><text:tab/><text:tab/><text:tab/><text:tab/></text:span><text:span text:style-name="T245">end case</text:span></text:p>
      <text:p text:style-name="P75"><text:span text:style-name="T245"><text:tab/><text:tab/><text:tab/><text:tab/><text:tab/><text:tab/>case </text:span><text:span text:style-name="T203">CELL_IS_FLAGGED</text:span></text:p>
      <text:p text:style-name="P75"><text:span text:style-name="T203"><text:tab/><text:tab/><text:tab/><text:tab/><text:tab/><text:tab/><text:tab/></text:span><text:span text:style-name="T245">print “The cell is flagged!”</text:span></text:p>
      <text:p text:style-name="P75"><text:span text:style-name="T245"><text:tab/><text:tab/><text:tab/><text:tab/><text:tab/><text:tab/>end case</text:span></text:p>
      <text:p text:style-name="P75"><text:span text:style-name="T245"><text:tab/><text:tab/><text:tab/><text:tab/><text:tab/><text:tab/>case </text:span><text:span text:style-name="T203">CELL_IS_MARKED</text:span></text:p>
      <text:p text:style-name="P75"><text:span text:style-name="T245"><text:tab/><text:tab/><text:tab/><text:tab/><text:tab/><text:tab/><text:tab/>print “The cell is marked!”</text:span></text:p>
      <text:p text:style-name="P75"><text:span text:style-name="T245"><text:tab/><text:tab/><text:tab/><text:tab/><text:tab/><text:tab/>end case</text:span></text:p>
      <text:p text:style-name="P75"><text:span text:style-name="T245"><text:tab/><text:tab/><text:tab/><text:tab/><text:tab/><text:tab/></text:span><text:span text:style-name="T246">default</text:span></text:p>
      <text:p text:style-name="P75"><text:span text:style-name="T246"><text:tab/><text:tab/><text:tab/><text:tab/><text:tab/><text:tab/><text:tab/></text:span><text:span text:style-name="T204">movesDone</text:span><text:span text:style-name="T246">++</text:span></text:p>
      <text:p text:style-name="P75"><text:span text:style-name="T246"><text:tab/><text:tab/><text:tab/><text:tab/><text:tab/><text:tab/><text:tab/>if(</text:span><text:span text:style-name="T204">result </text:span><text:span text:style-name="T246">==</text:span><text:span text:style-name="T204"> TOUCHED_MINE</text:span><text:span text:style-name="T246">)</text:span></text:p>
      <text:p text:style-name="P75"><text:span text:style-name="T246"><text:tab/><text:tab/><text:tab/><text:tab/><text:tab/><text:tab/><text:tab/><text:tab/></text:span><text:span text:style-name="T204">end</text:span><text:span text:style-name="T246"> = </text:span><text:span text:style-name="T204">PLAYER_LOST</text:span></text:p>
      <text:p text:style-name="P75"><text:span text:style-name="T204"><text:tab/><text:tab/><text:tab/><text:tab/><text:tab/><text:tab/><text:tab/></text:span><text:span text:style-name="T246">else if(</text:span><text:span text:style-name="T204">hasWon</text:span><text:span text:style-name="T246">())</text:span></text:p>
      <text:p text:style-name="P75"><text:span text:style-name="T246"><text:tab/><text:tab/><text:tab/><text:tab/><text:tab/><text:tab/><text:tab/><text:tab/></text:span><text:span text:style-name="T204">end</text:span><text:span text:style-name="T246"> = </text:span><text:span text:style-name="T204">PLAYER_WON</text:span></text:p>
      <text:p text:style-name="P75"><text:span text:style-name="T246"><text:tab/><text:tab/><text:tab/><text:tab/><text:tab/><text:tab/><text:tab/>end if</text:span></text:p>
      <text:p text:style-name="P75"><text:span text:style-name="T246"><text:tab/><text:tab/><text:tab/><text:tab/><text:tab/><text:tab/>end case</text:span></text:p>
      <text:p text:style-name="P75"><text:span text:style-name="T245"><text:tab/><text:tab/><text:tab/><text:tab/><text:tab/>end switch</text:span></text:p>
      <text:p text:style-name="P196"><text:tab/><text:tab/><text:tab/><text:tab/>end case</text:p>
      <text:p text:style-name="P69"><text:span text:style-name="T223"><text:tab/><text:tab/><text:tab/><text:tab/></text:span><text:span text:style-name="T224">case ‘f’</text:span></text:p>
      <text:p text:style-name="P70"><text:span text:style-name="T224"><text:tab/><text:tab/><text:tab/><text:tab/><text:tab/></text:span><text:span text:style-name="T236">get move from user → </text:span><text:span text:style-name="T195">move</text:span></text:p>
      <text:p text:style-name="P76"><text:span text:style-name="T224"><text:tab/><text:tab/><text:tab/><text:tab/><text:tab/></text:span><text:span text:style-name="T196">cell</text:span><text:span text:style-name="T237"> ← {cell at </text:span><text:span text:style-name="T196">move</text:span><text:span text:style-name="T237">}</text:span></text:p>
      <text:p text:style-name="P76"><text:span text:style-name="T237"><text:tab/><text:tab/><text:tab/><text:tab/><text:tab/></text:span><text:span text:style-name="T238">switch(</text:span><text:span text:style-name="T197">cell</text:span><text:span text:style-name="T238">.status)</text:span></text:p>
      <text:p text:style-name="P197"><text:tab/><text:tab/><text:tab/><text:tab/><text:tab/><text:tab/>case <text:span text:style-name="T205">CELL_OPEN</text:span></text:p>
      <text:p text:style-name="P197"><text:tab/><text:tab/><text:tab/><text:tab/><text:tab/><text:tab/><text:tab/>print “The cell is already open!”</text:p>
      <text:p text:style-name="P197"><text:tab/><text:tab/><text:tab/><text:tab/><text:tab/><text:tab/>end case</text:p>
      <text:p text:style-name="P197"><text:tab/><text:tab/><text:tab/><text:tab/><text:tab/><text:tab/>case <text:span text:style-name="T205">CELL_FLAGGED</text:span></text:p>
      <text:p text:style-name="P197"><text:tab/><text:tab/><text:tab/><text:tab/><text:tab/><text:tab/><text:tab/>print “The cell is already flagged!”</text:p>
      <text:p text:style-name="P197"><text:tab/><text:tab/><text:tab/><text:tab/><text:tab/><text:tab/>end case</text:p>
      <text:p text:style-name="P197"><text:tab/><text:tab/><text:tab/><text:tab/><text:tab/><text:tab/>case <text:span text:style-name="T205">CELL_MARKED</text:span></text:p>
      <text:p text:style-name="P197"><text:tab/><text:tab/><text:tab/><text:tab/><text:tab/><text:tab/><text:tab/>print “The cell is already marked!”</text:p>
      <text:p text:style-name="P197"><text:tab/><text:tab/><text:tab/><text:tab/><text:tab/><text:tab/>end case</text:p>
      <text:p text:style-name="P197"><text:tab/><text:tab/><text:tab/><text:tab/><text:tab/><text:tab/>default</text:p>
      <text:p text:style-name="P76"><text:span text:style-name="T238"><text:tab/><text:tab/><text:tab/><text:tab/><text:tab/><text:tab/><text:tab/></text:span><text:span text:style-name="T197">cell</text:span><text:span text:style-name="T238">.status = </text:span><text:span text:style-name="T197">CELL_FLAGGED</text:span><text:span text:style-name="T238"> // Flag cell</text:span></text:p>
      <text:p text:style-name="P76"><text:span text:style-name="T238"><text:tab/><text:tab/><text:tab/><text:tab/><text:tab/><text:tab/><text:tab/></text:span><text:span text:style-name="T197">flaggedCells</text:span><text:span text:style-name="T238">++</text:span></text:p>
      <text:p text:style-name="P76"><text:span text:style-name="T238"><text:tab/><text:tab/><text:tab/><text:tab/><text:tab/><text:tab/><text:tab/></text:span><text:span text:style-name="T197">movesDone</text:span><text:span text:style-name="T238">++</text:span></text:p>
      <text:p text:style-name="P197"><text:tab/><text:tab/><text:tab/><text:tab/><text:tab/><text:tab/>end case</text:p>
      <text:p text:style-name="P197"><text:tab/><text:tab/><text:tab/><text:tab/><text:tab/>end switch</text:p>
      <text:p text:style-name="P196"><text:tab/><text:tab/><text:tab/><text:tab/>end case</text:p>
      <text:p text:style-name="P69"><text:span text:style-name="T223"><text:tab/><text:tab/><text:tab/><text:tab/></text:span><text:span text:style-name="T224">case ‘m’</text:span></text:p>
      <text:p text:style-name="P71"><text:span text:style-name="T224"><text:tab/><text:tab/><text:tab/><text:tab/><text:tab/></text:span><text:span text:style-name="T236">get move from user → </text:span><text:span text:style-name="T195">move</text:span></text:p>
      <text:p text:style-name="P77"><text:span text:style-name="T224"><text:tab/><text:tab/><text:tab/><text:tab/><text:tab/></text:span><text:span text:style-name="T196">cell</text:span><text:span text:style-name="T237"> ← {cell at </text:span><text:span text:style-name="T196">move</text:span><text:span text:style-name="T237">}</text:span></text:p>
      <text:p text:style-name="P77"><text:span text:style-name="T237"><text:tab/><text:tab/><text:tab/><text:tab/><text:tab/></text:span><text:span text:style-name="T238">switch(</text:span><text:span text:style-name="T197">cell</text:span><text:span text:style-name="T238">.status)</text:span></text:p>
      <text:p text:style-name="P198"><text:tab/><text:tab/><text:tab/><text:tab/><text:tab/><text:tab/>case <text:span text:style-name="T206">CELL_OPEN</text:span></text:p>
      <text:p text:style-name="P198"><text:tab/><text:tab/><text:tab/><text:tab/><text:tab/><text:tab/><text:tab/>print “The cell is already open!”</text:p>
      <text:p text:style-name="P198"><text:tab/><text:tab/><text:tab/><text:tab/><text:tab/><text:tab/>end case</text:p>
      <text:p text:style-name="P198"><text:tab/><text:tab/><text:tab/><text:tab/><text:tab/><text:tab/>case <text:span text:style-name="T206">CELL_FLAGGED</text:span></text:p>
      <text:p text:style-name="P198"><text:tab/><text:tab/><text:tab/><text:tab/><text:tab/><text:tab/><text:tab/>print “The cell is already flagged!”</text:p>
      <text:p text:style-name="P198"><text:tab/><text:tab/><text:tab/><text:tab/><text:tab/><text:tab/>end case</text:p>
      <text:p text:style-name="P198"><text:tab/><text:tab/><text:tab/><text:tab/><text:tab/><text:tab/>case <text:span text:style-name="T206">CELL_MARKED</text:span></text:p>
      <text:p text:style-name="P198"><text:tab/><text:tab/><text:tab/><text:tab/><text:tab/><text:tab/><text:tab/>print “The cell is already marked!”</text:p>
      <text:p text:style-name="P198"><text:tab/><text:tab/><text:tab/><text:tab/><text:tab/><text:tab/>end case</text:p>
      <text:p text:style-name="P198"><text:tab/><text:tab/><text:tab/><text:tab/><text:tab/><text:tab/>default</text:p>
      <text:p text:style-name="P77"><text:span text:style-name="T238"><text:tab/><text:tab/><text:tab/><text:tab/><text:tab/><text:tab/><text:tab/></text:span><text:span text:style-name="T197">cell</text:span><text:span text:style-name="T238">.status = </text:span><text:span text:style-name="T197">CELL_MARKED</text:span><text:span text:style-name="T238"> // </text:span><text:span text:style-name="T239">Mark</text:span><text:span text:style-name="T238"> cell</text:span></text:p>
      <text:p text:style-name="P77"><text:span text:style-name="T238"><text:tab/><text:tab/><text:tab/><text:tab/><text:tab/><text:tab/><text:tab/></text:span><text:span text:style-name="T198">markedCells</text:span><text:span text:style-name="T238">++</text:span></text:p>
      <text:p text:style-name="P77"><text:span text:style-name="T238"><text:tab/><text:tab/><text:tab/><text:tab/><text:tab/><text:tab/><text:tab/></text:span><text:span text:style-name="T197">movesDone</text:span><text:span text:style-name="T238">++</text:span></text:p>
      <text:p text:style-name="P198"><text:tab/><text:tab/><text:tab/><text:tab/><text:tab/><text:tab/>end case</text:p>
      <text:p text:style-name="P198"><text:tab/><text:tab/><text:tab/><text:tab/><text:tab/>end switch</text:p>
      <text:p text:style-name="P196"><text:tab/><text:tab/><text:tab/><text:tab/>end case</text:p>
      <text:p text:style-name="P69"><text:span text:style-name="T223"><text:tab/><text:tab/><text:tab/><text:tab/></text:span><text:span text:style-name="T224">case ‘u’</text:span></text:p>
      <text:p text:style-name="P72"><text:span text:style-name="T224"><text:tab/><text:tab/><text:tab/><text:tab/><text:tab/></text:span><text:span text:style-name="T236">get move from user → </text:span><text:span text:style-name="T195">move</text:span></text:p>
      <text:p text:style-name="P78"><text:span text:style-name="T224"><text:tab/><text:tab/><text:tab/><text:tab/><text:tab/></text:span><text:span text:style-name="T196">cell</text:span><text:span text:style-name="T237"> ← {cell at </text:span><text:span text:style-name="T196">move</text:span><text:span text:style-name="T237">}</text:span></text:p>
      <text:p text:style-name="P78"><text:span text:style-name="T237"><text:tab/><text:tab/><text:tab/><text:tab/><text:tab/></text:span><text:span text:style-name="T240">switch(</text:span><text:span text:style-name="T199">cell</text:span><text:span text:style-name="T240">.status)</text:span></text:p>
      <text:p text:style-name="P199"><text:tab/><text:tab/><text:tab/><text:tab/><text:tab/><text:tab/>case <text:span text:style-name="T207">CELL_FLAGGED</text:span></text:p>
      <text:p text:style-name="P78"><text:span text:style-name="T240"><text:tab/><text:tab/><text:tab/><text:tab/><text:tab/><text:tab/><text:tab/></text:span><text:span text:style-name="T199">cell</text:span><text:span text:style-name="T240">.status = </text:span><text:span text:style-name="T199">CELL_CLOSED</text:span><text:span text:style-name="T240"> </text:span></text:p>
      <text:p text:style-name="P78"><text:span text:style-name="T240"><text:tab/><text:tab/><text:tab/><text:tab/><text:tab/><text:tab/><text:tab/></text:span><text:span text:style-name="T199">flaggedCells</text:span><text:span text:style-name="T240">--</text:span></text:p>
      <text:p text:style-name="P78"><text:span text:style-name="T240"><text:tab/><text:tab/><text:tab/><text:tab/><text:tab/><text:tab/><text:tab/></text:span><text:span text:style-name="T199">movesDone</text:span><text:span text:style-name="T240">++</text:span></text:p>
      <text:p text:style-name="P199"><text:tab/><text:tab/><text:tab/><text:tab/><text:tab/><text:tab/>end case</text:p>
      <text:p text:style-name="P199"><text:tab/><text:tab/><text:tab/><text:tab/><text:tab/><text:tab/>case <text:span text:style-name="T207">CELL_MARKED</text:span></text:p>
      <text:p text:style-name="P78"><text:span text:style-name="T240"><text:tab/><text:tab/><text:tab/><text:tab/><text:tab/><text:tab/><text:tab/></text:span><text:span text:style-name="T199">cell</text:span><text:span text:style-name="T240">.status = </text:span><text:span text:style-name="T199">CELL_CLOSED</text:span><text:span text:style-name="T240"> </text:span></text:p>
      <text:p text:style-name="P78"><text:span text:style-name="T240"><text:tab/><text:tab/><text:tab/><text:tab/><text:tab/><text:tab/><text:tab/></text:span><text:span text:style-name="T199">markedCells</text:span><text:span text:style-name="T240">--</text:span></text:p>
      <text:p text:style-name="P78"><text:soft-page-break/><text:span text:style-name="T199"><text:tab/><text:tab/><text:tab/><text:tab/><text:tab/><text:tab/><text:tab/>movesDone</text:span><text:span text:style-name="T240">++</text:span></text:p>
      <text:p text:style-name="P199"><text:tab/><text:tab/><text:tab/><text:tab/><text:tab/><text:tab/>end case</text:p>
      <text:p text:style-name="P199"><text:tab/><text:tab/><text:tab/><text:tab/><text:tab/><text:tab/>default</text:p>
      <text:p text:style-name="P199"><text:tab/><text:tab/><text:tab/><text:tab/><text:tab/><text:tab/><text:tab/>print “The cell is not flagged nor marked!”</text:p>
      <text:p text:style-name="P199"><text:tab/><text:tab/><text:tab/><text:tab/><text:tab/><text:tab/>end case</text:p>
      <text:p text:style-name="P199"><text:tab/><text:tab/><text:tab/><text:tab/><text:tab/>end switch</text:p>
      <text:p text:style-name="P196"><text:tab/><text:tab/><text:tab/><text:tab/>end case</text:p>
      <text:p text:style-name="P69"><text:span text:style-name="T223"><text:tab/><text:tab/><text:tab/><text:tab/></text:span><text:span text:style-name="T224">case ‘s’</text:span></text:p>
      <text:p text:style-name="P73"><text:span text:style-name="T224"><text:tab/><text:tab/><text:tab/><text:tab/><text:tab/></text:span><text:span text:style-name="T186">score</text:span><text:span text:style-name="T222"> ← </text:span><text:span text:style-name="T186">rows</text:span><text:span text:style-name="T222">^4 * </text:span><text:span text:style-name="T186">columns</text:span><text:span text:style-name="T222">^4 / (</text:span><text:span text:style-name="T186">timePassed</text:span><text:span text:style-name="T222">*</text:span><text:span text:style-name="T186">movesDone</text:span><text:span text:style-name="T222">)</text:span></text:p>
      <text:p text:style-name="P73"><text:span text:style-name="T222"><text:tab/><text:tab/><text:tab/><text:tab/><text:tab/></text:span><text:span text:style-name="T201">timePassed </text:span><text:span text:style-name="T243">= {current time} – </text:span><text:span text:style-name="T201">start</text:span></text:p>
      <text:p text:style-name="P73"><text:span text:style-name="T201"><text:tab/><text:tab/><text:tab/><text:tab/><text:tab/></text:span><text:span text:style-name="T202">timePassed → </text:span><text:span text:style-name="T244">file</text:span></text:p>
      <text:p text:style-name="P73"><text:span text:style-name="T244"><text:tab/><text:tab/><text:tab/><text:tab/><text:tab/></text:span><text:span text:style-name="T202">movesDone</text:span><text:span text:style-name="T244"> → file</text:span></text:p>
      <text:p text:style-name="P73"><text:span text:style-name="T244"><text:tab/><text:tab/><text:tab/><text:tab/><text:tab/></text:span><text:span text:style-name="T202">rows</text:span><text:span text:style-name="T244"> → file</text:span></text:p>
      <text:p text:style-name="P73"><text:span text:style-name="T244"><text:tab/><text:tab/><text:tab/><text:tab/><text:tab/></text:span><text:span text:style-name="T202">columns</text:span><text:span text:style-name="T244"> → file</text:span></text:p>
      <text:p text:style-name="P200"><text:tab/><text:tab/><text:tab/><text:tab/><text:tab/>write grid to file</text:p>
      <text:p text:style-name="P200"><text:tab/><text:tab/><text:tab/><text:tab/><text:tab/>print “Game saved successfully!”</text:p>
      <text:p text:style-name="P200"><text:tab/><text:tab/><text:tab/><text:tab/><text:tab/>exit to main menu</text:p>
      <text:p text:style-name="P196"><text:tab/><text:tab/><text:tab/><text:tab/>end case</text:p>
      <text:p text:style-name="P69"><text:span text:style-name="T223"><text:tab/><text:tab/><text:tab/><text:tab/></text:span><text:span text:style-name="T224">case ‘q’</text:span></text:p>
      <text:p text:style-name="P69"><text:span text:style-name="T224"><text:tab/><text:tab/><text:tab/><text:tab/></text:span><text:span text:style-name="T241"><text:tab/></text:span><text:span text:style-name="T242">get confirmation from user → </text:span><text:span text:style-name="T200">confirm</text:span></text:p>
      <text:p text:style-name="P69"><text:span text:style-name="T200"><text:tab/><text:tab/><text:tab/><text:tab/><text:tab/></text:span><text:span text:style-name="T242">change </text:span><text:span text:style-name="T200">confirm</text:span><text:span text:style-name="T242"> to lowercase</text:span></text:p>
      <text:p text:style-name="P69"><text:span text:style-name="T242"><text:tab/><text:tab/><text:tab/><text:tab/><text:tab/>if(</text:span><text:span text:style-name="T200">confirm</text:span><text:span text:style-name="T242"> == ‘y’)</text:span></text:p>
      <text:p text:style-name="P201"><text:tab/><text:tab/><text:tab/><text:tab/><text:tab/><text:tab/>exit to main menu</text:p>
      <text:p text:style-name="P201"><text:tab/><text:tab/><text:tab/><text:tab/><text:tab/>end if</text:p>
      <text:p text:style-name="P196"><text:tab/><text:tab/><text:tab/><text:tab/>end case</text:p>
      <text:p text:style-name="P69"><text:span text:style-name="T224"><text:tab/><text:tab/><text:tab/><text:tab/></text:span><text:span text:style-name="T238">default</text:span></text:p>
      <text:p text:style-name="P196"><text:tab/><text:tab/><text:tab/><text:tab/><text:tab/>print “Unknown Action!”</text:p>
      <text:p text:style-name="P196"><text:tab/><text:tab/><text:tab/><text:tab/>end case</text:p>
      <text:p text:style-name="P202"><text:tab/><text:tab/><text:tab/>end switch</text:p>
      <text:p text:style-name="P74"><text:span text:style-name="T223"><text:tab/><text:tab/><text:tab/></text:span><text:span text:style-name="T186">score</text:span><text:span text:style-name="T222"> ← </text:span><text:span text:style-name="T186">rows</text:span><text:span text:style-name="T222">^4 * </text:span><text:span text:style-name="T186">columns</text:span><text:span text:style-name="T222">^4 / (</text:span><text:span text:style-name="T186">timePassed</text:span><text:span text:style-name="T222">*</text:span><text:span text:style-name="T186">movesDone</text:span><text:span text:style-name="T222">)</text:span></text:p>
      <text:p text:style-name="P74"><text:span text:style-name="T222"><text:tab/><text:tab/><text:tab/></text:span><text:span text:style-name="T201">timePassed </text:span><text:span text:style-name="T243">= {current time} - </text:span><text:span text:style-name="T201">start</text:span></text:p>
      <text:p text:style-name="P188"><text:tab/><text:tab/>end while</text:p>
      <text:p text:style-name="P61"><text:span text:style-name="T223"><text:tab/><text:tab/></text:span><text:span text:style-name="T225">print info</text:span></text:p>
      <text:p text:style-name="P61"><text:span text:style-name="T225"><text:tab/><text:tab/>switch(</text:span><text:span text:style-name="T188">end</text:span><text:span text:style-name="T225">)</text:span></text:p>
      <text:p text:style-name="P61"><text:span text:style-name="T225"><text:tab/><text:tab/><text:tab/>case </text:span><text:span text:style-name="T188">PLAYER_WON</text:span></text:p>
      <text:p text:style-name="P61"><text:span text:style-name="T188"><text:tab/><text:tab/><text:tab/><text:tab/></text:span><text:span text:style-name="T225">for each </text:span><text:span text:style-name="T188">cell</text:span><text:span text:style-name="T225"> in grid</text:span></text:p>
      <text:p text:style-name="P61"><text:span text:style-name="T225"><text:tab/><text:tab/><text:tab/><text:tab/><text:tab/>if(</text:span><text:span text:style-name="T188">cell</text:span><text:span text:style-name="T225">.type == ‘*’)</text:span></text:p>
      <text:p text:style-name="P61"><text:span text:style-name="T225"><text:tab/><text:tab/><text:tab/><text:tab/><text:tab/><text:tab/></text:span><text:span text:style-name="T188">cell</text:span><text:span text:style-name="T225">.status = </text:span><text:span text:style-name="T188">CELL_FLAGGED</text:span><text:span text:style-name="T225"> </text:span></text:p>
      <text:p text:style-name="P189"><text:tab/><text:tab/><text:tab/><text:tab/><text:tab/>end if</text:p>
      <text:p text:style-name="P189"><text:tab/><text:tab/><text:tab/><text:tab/>end for each</text:p>
      <text:p text:style-name="P189"><text:tab/><text:tab/><text:tab/><text:tab/>print grid</text:p>
      <text:p text:style-name="P189"><text:tab/><text:tab/><text:tab/><text:tab/>print “Congratulations! You have won!”</text:p>
      <text:p text:style-name="P61"><text:span text:style-name="T225"><text:tab/><text:tab/><text:tab/><text:tab/>get player name → </text:span><text:span text:style-name="T188">playerName</text:span></text:p>
      <text:p text:style-name="P61"><text:span text:style-name="T188"><text:tab/><text:tab/><text:tab/><text:tab/></text:span><text:span text:style-name="T189">playerFound</text:span><text:span text:style-name="T226"> ← </text:span><text:span text:style-name="T189">FALSE</text:span></text:p>
      <text:p text:style-name="P61"><text:span text:style-name="T189"><text:tab/><text:tab/><text:tab/><text:tab/></text:span><text:span text:style-name="T226">for each </text:span><text:span text:style-name="T190">currentS</text:span><text:span text:style-name="T189">core</text:span><text:span text:style-name="T226"> in scores file</text:span></text:p>
      <text:p text:style-name="P61"><text:span text:style-name="T226"><text:tab/><text:tab/><text:tab/><text:tab/><text:tab/>if(</text:span><text:span text:style-name="T190">currentScore</text:span><text:span text:style-name="T226">.playerName == </text:span><text:span text:style-name="T189">playerName</text:span><text:span text:style-name="T226">)</text:span></text:p>
      <text:p text:style-name="P61"><text:span text:style-name="T226"><text:tab/><text:tab/><text:tab/><text:tab/><text:tab/><text:tab/></text:span><text:span text:style-name="T190">currentScore</text:span><text:span text:style-name="T227">.scoreValue = </text:span><text:span text:style-name="T190">score</text:span></text:p>
      <text:p text:style-name="P61"><text:span text:style-name="T190"><text:tab/><text:tab/><text:tab/><text:tab/><text:tab/><text:tab/>playerFound </text:span><text:span text:style-name="T227">=</text:span><text:span text:style-name="T190"> TRUE</text:span></text:p>
      <text:p text:style-name="P61"><text:span text:style-name="T190"><text:tab/><text:tab/><text:tab/><text:tab/><text:tab/><text:tab/></text:span><text:span text:style-name="T230">break</text:span></text:p>
      <text:p text:style-name="P190"><text:tab/><text:tab/><text:tab/><text:tab/><text:tab/>end if</text:p>
      <text:p text:style-name="P190"><text:tab/><text:tab/><text:tab/><text:tab/>end for each</text:p>
      <text:p text:style-name="P61"><text:span text:style-name="T226"><text:tab/><text:tab/><text:tab/><text:tab/></text:span><text:span text:style-name="T228">if(</text:span><text:span text:style-name="T191">playerFound </text:span><text:span text:style-name="T228">== </text:span><text:span text:style-name="T191">FALSE</text:span><text:span text:style-name="T228">)</text:span></text:p>
      <text:p text:style-name="P61"><text:span text:style-name="T228"><text:tab/><text:tab/><text:tab/><text:tab/><text:tab/></text:span><text:span text:style-name="T229">add player score to file</text:span></text:p>
      <text:p text:style-name="P191"><text:tab/><text:tab/><text:tab/><text:tab/>end if</text:p>
      <text:p text:style-name="P63"><text:span text:style-name="T188"><text:tab/><text:tab/><text:tab/></text:span><text:span text:style-name="T225">end case</text:span></text:p>
      <text:p text:style-name="P63"><text:span text:style-name="T225"><text:tab/><text:tab/><text:tab/></text:span><text:span text:style-name="T231">case </text:span><text:span text:style-name="T192">PLAYER_LOST</text:span></text:p>
      <text:p text:style-name="P61"><text:span text:style-name="T192"><text:tab/><text:tab/><text:tab/><text:tab/></text:span><text:span text:style-name="T232">print “You’ve touched a mine! BOOM! :’(”</text:span></text:p>
      <text:p text:style-name="P61"><text:span text:style-name="T232"><text:tab/><text:tab/><text:tab/><text:tab/></text:span><text:span text:style-name="T233">for each </text:span><text:span text:style-name="T193">cell</text:span><text:span text:style-name="T233"> in grid</text:span></text:p>
      <text:p text:style-name="P61"><text:span text:style-name="T233"><text:tab/><text:tab/><text:tab/><text:tab/><text:tab/>if(</text:span><text:span text:style-name="T193">cell</text:span><text:span text:style-name="T233">.status == </text:span><text:span text:style-name="T193">CELL_FLAGGED</text:span><text:span text:style-name="T233">) </text:span></text:p>
      <text:p text:style-name="P61"><text:span text:style-name="T233"><text:tab/><text:tab/><text:tab/><text:tab/><text:tab/><text:tab/>if(</text:span><text:span text:style-name="T193">cell</text:span><text:span text:style-name="T233">.type != ‘*’)</text:span></text:p>
      <text:p text:style-name="P61"><text:span text:style-name="T233"><text:tab/><text:tab/><text:tab/><text:tab/><text:tab/><text:tab/><text:tab/></text:span><text:span text:style-name="T193">cell</text:span><text:span text:style-name="T233">.type = ‘-’</text:span></text:p>
      <text:p text:style-name="P61"><text:span text:style-name="T233"><text:tab/><text:tab/><text:tab/><text:tab/><text:tab/><text:tab/><text:tab/></text:span><text:span text:style-name="T193">cell</text:span><text:span text:style-name="T233">.status = </text:span><text:span text:style-name="T193">CELL_OPEN</text:span><text:span text:style-name="T233"> </text:span></text:p>
      <text:p text:style-name="P192"><text:tab/><text:tab/><text:tab/><text:tab/><text:tab/><text:tab/>end if</text:p>
      <text:p text:style-name="P192"><text:tab/><text:tab/><text:tab/><text:tab/><text:tab/>else // Not Flagged</text:p>
      <text:p text:style-name="P61"><text:span text:style-name="T233"><text:tab/><text:tab/><text:tab/><text:tab/><text:tab/><text:tab/>if(</text:span><text:span text:style-name="T193">cell</text:span><text:span text:style-name="T233">.type == ‘*’)</text:span></text:p>
      <text:p text:style-name="P61"><text:span text:style-name="T233"><text:tab/><text:tab/><text:tab/><text:tab/><text:tab/><text:tab/><text:tab/></text:span><text:span text:style-name="T193">cell</text:span><text:span text:style-name="T233">.type = ‘M’</text:span></text:p>
      <text:p text:style-name="P61"><text:span text:style-name="T233"><text:tab/><text:tab/><text:tab/><text:tab/><text:tab/><text:tab/><text:tab/></text:span><text:span text:style-name="T193">cell</text:span><text:span text:style-name="T233">.status = </text:span><text:span text:style-name="T193">CELL_OPEN</text:span><text:span text:style-name="T233"> </text:span></text:p>
      <text:p text:style-name="P192"><text:tab/><text:tab/><text:tab/><text:tab/><text:tab/><text:tab/>else // Not Mine</text:p>
      <text:p text:style-name="P61"><text:span text:style-name="T233"><text:tab/><text:tab/><text:tab/><text:tab/><text:tab/><text:tab/><text:tab/></text:span><text:span text:style-name="T193">cell</text:span><text:span text:style-name="T233">.status = </text:span><text:span text:style-name="T193">CELL_OPEN</text:span><text:span text:style-name="T233"> </text:span></text:p>
      <text:p text:style-name="P192"><text:tab/><text:tab/><text:tab/><text:tab/><text:tab/><text:tab/>end if</text:p>
      <text:p text:style-name="P192"><text:tab/><text:tab/><text:tab/><text:tab/><text:tab/>end if</text:p>
      <text:p text:style-name="P192"><text:tab/><text:tab/><text:tab/><text:tab/>end for each</text:p>
      <text:p text:style-name="P193"><text:tab/><text:tab/><text:tab/><text:tab/>print grid</text:p>
      <text:p text:style-name="P61"><text:span text:style-name="T192"><text:tab/><text:tab/><text:tab/></text:span><text:span text:style-name="T231">end case</text:span></text:p>
      <text:p text:style-name="P189"><text:tab/><text:tab/>end switch</text:p>
      <text:p text:style-name="P194"><text:tab/>end function</text:p>
      <text:h text:style-name="P164" text:outline-level="1">User Manual</text:h>
      <text:h text:style-name="P178" text:outline-level="2" text:restart-numbering="true" text:start-value="-1">Running</text:h>
      <text:h text:style-name="P154" text:outline-level="1">Run the game by double-clicking on the executable “minesweeper” found under “./bin” or by invoking it from the terminal.</text:h>
      <text:h text:style-name="P154" text:outline-level="1">If you are using Windows, you will have to run the game from Cygwin terminal.</text:h>
      <text:h text:style-name="P178" text:outline-level="2">Main Menu</text:h>
      <text:h text:style-name="P137" text:outline-level="1">The first thing you see is the main menu:</text:h>
      <text:h text:style-name="P137" text:outline-level="1"/>
      <text:p text:style-name="P209"><text:span text:style-name="T254">Minesweeper Game </text:span><text:span text:style-name="T51"><text:line-break/></text:span></text:p>
      <text:p text:style-name="P209"><text:span text:style-name="T51"><text:tab/>1) New Game </text:span></text:p>
      <text:p text:style-name="P209"><text:span text:style-name="T51"><text:tab/>2) Load Game <text:line-break/><text:tab/>3) Hall of Fame <text:line-break/><text:tab/>4) Exit <text:line-break/><text:line-break/>Choice:</text:span><text:line-break/></text:p>
      <text:p text:style-name="P138">To perform an action, simply type <text:span text:style-name="T256">the corresponding</text:span> number and press <text:span text:style-name="T272">ENTER.</text:span></text:p>
      <text:h text:style-name="P179" text:outline-level="2">New Game</text:h>
      <text:p text:style-name="P139">Once you choose to start a new game, you <text:span text:style-name="T273">are</text:span> prompted for the dimensions of the grid. The allowed dimensions are from 2x2 <text:span text:style-name="T270">up </text:span>to 30x30. The grid doesn’t have to be <text:span text:style-name="T270">a</text:span> <text:span text:style-name="T270">square</text:span>.</text:p>
      <text:p text:style-name="P140">You have to input each dimension separately, do not type both dimensions on one line.</text:p>
      <text:p text:style-name="P140"/>
      <text:p text:style-name="P79"><text:span text:style-name="T253">Enter the dimensions of the grid </text:span><text:span text:style-name="T15"><text:line-break/>Rows: 5 <text:line-break/>Columns: 10</text:span><text:line-break/></text:p>
      <text:p text:style-name="P141">You <text:span text:style-name="T273">are</text:span> then asked to make your first move. Type the position of the cell you want to open on one line in the given format, <text:span text:style-name="T271">then press ENTER.</text:span></text:p>
      <text:p text:style-name="P141"/>
      <text:p text:style-name="P207"><text:span text:style-name="T251"><text:s text:c="3"/>00 01 02 03 04 05 06 07 08 09</text:span><text:line-break/> <text:s text:c="2"/>-- -- -- -- -- -- -- -- -- --<text:line-break/>00 <text:s/>X <text:s/>X <text:s/>X <text:s/>X <text:s/>X <text:s/>X <text:s/>X <text:s/>X <text:s/>X <text:s/>X <text:s/><text:line-break/>01 <text:s/>X <text:s/>X <text:s/>X <text:s/>X <text:s/>X <text:s/>X <text:s/>X <text:s/>X <text:s/>X <text:s/>X <text:s/><text:line-break/>02 <text:s/>X <text:s/>X <text:s/>X <text:s/>X <text:s/>X <text:s/>X <text:s/>X <text:s/>X <text:s/>X <text:s/>X <text:s/><text:line-break/>03 <text:s/>X <text:s/>X <text:s/>X <text:s/>X <text:s/>X <text:s/>X <text:s/>X <text:s/>X <text:s/>X <text:s/>X <text:s/><text:line-break/>04 <text:s/>X <text:s/>X <text:s/>X <text:s/>X <text:s/>X <text:s/>X <text:s/>X <text:s/>X <text:s/>X <text:s/>X <text:s/><text:line-break/><text:line-break/>Your first move: <text:line-break/>Position ([X][SPACE][Y]): 0 9<text:line-break/></text:p>
      <text:p text:style-name="P142">The chosen cell is opened, along with the neighboring cells in case it turns out to be an empty cell. The game screen shows a header with information about the current game, the grid, and supported actions.</text:p>
      <text:p text:style-name="P144"><text:span text:style-name="T258">The elapsed time since the start of the game is printed in seconds, and updated after every action or within 60 seconds if no action is taken.</text:span></text:p>
      <text:p text:style-name="P145"><text:span text:style-name="T258">The number of flagged cells, the number of marked cells, </text:span><text:span text:style-name="T260">and the current score are all</text:span><text:span text:style-name="T258"> printed in the header.</text:span></text:p>
      <text:p text:style-name="P211"><text:span text:style-name="T253">Time: 0s <text:s text:c="7"/>Moves: 1 <text:s text:c="7"/>Flagged: 0 <text:s text:c="4"/>Marked: 0 <text:s text:c="6"/>Score: 0 </text:span><text:span text:style-name="T15"><text:line-break/><text:line-break/> <text:s text:c="2"/>00 01 02 03 04 05 06 07 08 09 </text:span><text:line-break/><text:span text:style-name="T15"> <text:s text:c="2"/>-- -- -- -- -- -- -- -- -- -- <text:s/><text:line-break/>00 <text:s/>X <text:s/>X <text:s/>X <text:s/>X <text:s/>X <text:s/>2 <text:s text:c="13"/><text:line-break/>01 <text:s/>X <text:s/>X <text:s/>X <text:s/>X <text:s/>X <text:s/>2 <text:s text:c="13"/><text:line-break/>02 <text:s/>X <text:s/>X <text:s/>X <text:s/>X <text:s/>X <text:s/>2 <text:s/>1 <text:s/>1 <text:s text:c="7"/><text:line-break/>03 <text:s/>X <text:s/>X <text:s/>X <text:s/>X <text:s/>X <text:s/>X <text:s/>X <text:s/>1 <text:s text:c="7"/><text:line-break/>04 <text:s/>X <text:s/>X <text:s/>X <text:s/>X <text:s/>X <text:s/>X <text:s/>X <text:s/>1 <text:s text:c="7"/><text:line-break/><text:line-break/> <text:s text:c="6"/>[O]pen Cell <text:line-break/> <text:s text:c="6"/>[F]lag Cell <text:line-break/> <text:s text:c="6"/>[M]ark Cell <text:line-break/> <text:s text:c="6"/>[U]nmark Cell <text:line-break/> <text:s text:c="6"/>[S]ave &amp; Quit Game <text:line-break/> <text:s text:c="6"/>[Q]uit Game <text:line-break/>Action:</text:span><text:line-break/></text:p>
      <text:p text:style-name="P146"><text:span text:style-name="T259">Any valid move you make is counted on you and directly affects your score, including:<text:tab/>- Opening a cell.</text:span></text:p>
      <text:p text:style-name="P146"><text:span text:style-name="T259"><text:tab/><text:tab/><text:tab/>- Flagging a cell.</text:span></text:p>
      <text:p text:style-name="P147"><text:span text:style-name="T10"><text:tab/><text:tab/><text:tab/>- Marking a cell.</text:span></text:p>
      <text:p text:style-name="P147"><text:span text:style-name="T10"><text:tab/><text:tab/><text:tab/>- Unmarking a cell.</text:span></text:p>
      <text:p text:style-name="P153"><text:span text:style-name="T10">The score is calculated according to the following formula:</text:span></text:p>
      <text:p text:style-name="P148"><text:span text:style-name="T10"><draw:g text:anchor-type="as-char" svg:y="-0.2083in" draw:z-index="1" draw:style-name="gr1"><svg:title>TexMaths</svg:title><svg:desc>8§display§\frac{rows^4 \times columns^4}{time\ passed\ (in\ seconds) \times moves\ done}§svg§600§FALSE§</svg:desc><draw:polygon draw:style-name="gr2" draw:text-style-name="P214" svg:width="2.4366in" svg:height="0.3354in" svg:x="0in" svg:y="0.0031in" svg:viewBox="0 0 6190 853" draw:points="3095,853 0,853 0,0 6190,0 6190,853"><text:p/></draw:polygon><draw:path draw:style-name="gr3" draw:text-style-name="P215" svg:width="0.0563in" svg:height="0.0626in" svg:x="0.6654in" svg:y="0.0547in" svg:viewBox="0 0 144 160" svg:d="M21 135c-1 6-3 14-3 15 0 7 4 10 10 10 4 0 10-3 13-10 1-1 13-49 14-56 3-12 9-36 11-46 2-4 12-21 20-29 3-2 13-11 28-11 10 0 15 4 16 4-12 2-19 10-19 19 0 6 4 13 14 13 9 0 19-8 19-21s-11-23-30-23c-23 0-38 18-44 27-4-16-16-27-33-27-16 0-23 14-26 20-6 12-11 34-11 34 0 4 3 4 4 4 4 0 4 0 6-8 6-25 13-42 26-42 6 0 11 2 11 16 0 7-1 11-5 30z"><text:p/></draw:path><draw:path draw:style-name="gr4" draw:text-style-name="P215" svg:width="0.0591in" svg:height="0.0626in" svg:x="0.7331in" svg:y="0.0547in" svg:viewBox="0 0 151 160" svg:d="M151 60c0-37-25-60-57-60-47 0-94 50-94 100 0 35 24 60 57 60 46 0 94-49 94-100zM57 152c-15 0-31-10-31-38 0-17 9-56 20-74 18-27 39-32 48-32 21 0 32 17 32 38 0 14-8 51-21 74-12 20-32 32-48 32z"><text:p/></draw:path><draw:path draw:style-name="gr5" draw:text-style-name="P215" svg:width="0.0917in" svg:height="0.0626in" svg:x="0.7984in" svg:y="0.0547in" svg:viewBox="0 0 234 160" svg:d="M153 36c1-7 5-21 5-22 0-7-5-10-10-10s-10 2-14 10c0 2-17 70-20 79-2 10-3 17-3 23 0 4 0 5 1 6-8 20-19 30-33 30-28 0-28-26-28-32 0-11 2-25 19-69 4-10 5-15 5-22 0-16-11-29-29-29-33 0-46 51-46 54 0 4 3 4 4 4 4 0 4 0 6-7 9-33 23-43 36-43 3 0 8 0 8 11 0 9-4 19-6 25-15 42-20 58-20 71 0 33 24 45 50 45 6 0 23 0 37-25 9 23 34 25 44 25 27 0 42-22 51-43 12-28 24-75 24-92 0-19-10-25-16-25-9 0-18 9-18 17 0 5 2 7 6 9 4 4 12 13 12 31 0 12-10 46-19 64-9 19-21 31-39 31-17 0-26-10-26-30 0-10 3-21 4-26z"><text:p/></draw:path><draw:path draw:style-name="gr6" draw:text-style-name="P215" svg:width="0.0508in" svg:height="0.0626in" svg:x="0.9039in" svg:y="0.0547in" svg:viewBox="0 0 130 160" svg:d="M120 24c-10 0-17 8-17 16 0 5 3 10 11 10s16-6 16-20c0-16-15-30-42-30-46 0-60 36-60 51 0 28 26 34 37 35 18 4 37 8 37 28 0 8-8 38-51 38-5 0-33 0-41-18 14 1 23-9 23-20 0-8-6-12-13-12-10 0-20 8-20 24 0 20 20 34 50 34 58 0 72-42 72-58 0-13-7-22-12-27-9-9-19-11-35-14-13-3-26-6-26-22 0-9 8-31 39-31 9 0 26 2 32 16z"><text:p/></draw:path><draw:path draw:style-name="gr7" draw:text-style-name="P215" svg:width="0.0476in" svg:height="0.065in" svg:x="0.9654in" svg:y="0in" svg:viewBox="0 0 122 166" svg:d="M122 126v-9h-28v-110c0-5 0-7-5-7-3 0-4 0-7 3l-82 114v9h73v20c0 8 0 12-20 12h-7v8c12 0 28 0 37 0s25 0 38 0v-8h-7c-20 0-20-4-20-12v-20zM74 26v91h-65z"><text:p/></draw:path><draw:path draw:style-name="gr8" draw:text-style-name="P215" svg:width="0.0665in" svg:height="0.0665in" svg:x="1.0744in" svg:y="0.0476in" svg:viewBox="0 0 170 170" svg:d="M86 75l-71-70c-5-4-5-5-8-5-4 0-7 3-7 7 0 3 1 3 5 7l70 71-70 71c-4 4-5 5-5 7 0 4 3 7 7 7 3 0 3 0 8-4l70-71 73 73c1 1 4 2 5 2 5 0 7-3 7-7 0-1 0-2 0-4-1-1-57-56-75-74l65-64c2-3 7-7 9-9 0-1 1-2 1-5 0-4-2-7-7-7-2 0-4 2-8 6z"><text:p/></draw:path><draw:path draw:style-name="gr9" draw:text-style-name="P215" svg:width="0.0539in" svg:height="0.0626in" svg:x="1.198in" svg:y="0.0547in" svg:viewBox="0 0 138 160" svg:d="M126 22c-6 0-11 0-16 5-6 5-7 11-7 14 0 8 7 12 14 12 10 0 20-8 20-23 0-17-17-30-43-30-47 0-94 50-94 100 0 32 21 60 58 60 50 0 80-38 80-42 0-2-3-4-4-4-3 0-4 0-5 4-28 34-67 34-71 34-22 0-32-17-32-38 0-15 8-49 20-71 10-20 30-35 49-35 12 0 26 4 31 14z"><text:p/></draw:path><draw:path draw:style-name="gr10" draw:text-style-name="P215" svg:width="0.0591in" svg:height="0.0626in" svg:x="1.2575in" svg:y="0.0547in" svg:viewBox="0 0 151 160" svg:d="M151 60c0-37-25-60-57-60-47 0-94 50-94 100 0 35 24 60 57 60 46 0 94-49 94-100zM57 152c-15 0-31-10-31-38 0-17 9-56 20-74 18-27 39-32 48-32 21 0 32 17 32 38 0 14-8 51-21 74-12 20-32 32-48 32z"><text:p/></draw:path><draw:path draw:style-name="gr11" draw:text-style-name="P215" svg:width="0.0295in" svg:height="0.0976in" svg:x="1.3244in" svg:y="0.0193in" svg:viewBox="0 0 76 249" svg:d="M76 4c0-1 0-4-5-4-8 0-33 3-43 3-2 1-6 1-6 8 0 4 3 4 8 4 17 0 17 3 17 6l-1 7-44 176c-1 4-2 6-2 12 0 20 16 33 32 33 12 0 21-7 27-20 7-14 11-34 11-35 0-4-4-4-4-4-4 0-4 2-6 7-6 23-13 44-26 44-12 0-12-11-12-16 0-9 1-11 3-17z"><text:p/></draw:path><draw:path draw:style-name="gr12" draw:text-style-name="P215" svg:width="0.0713in" svg:height="0.0626in" svg:x="1.3665in" svg:y="0.0547in" svg:viewBox="0 0 182 160" svg:d="M114 136c3 15 16 24 31 24 12 0 20-8 26-19 6-13 11-35 11-35 0-4-4-4-4-4-4 0-4 1-6 7-5 19-11 43-26 43-8 0-11-4-11-16 0-8 4-24 7-37l10-38c1-5 4-19 6-24 1-8 5-22 5-23 0-7-5-10-10-10-2 0-11 0-14 12-7 26-22 88-26 106-1 2-15 30-41 30-18 0-22-16-22-29 0-20 10-48 20-72 4-10 5-15 5-22 0-16-11-29-29-29-33 0-46 51-46 54 0 4 3 4 4 4 4 0 4 0 6-7 8-30 22-43 36-43 3 0 8 0 8 11 0 9-4 19-6 24-13 35-20 57-20 75 0 33 24 42 43 42 23 0 36-16 43-24z"><text:p/></draw:path><draw:path draw:style-name="gr13" draw:text-style-name="P215" svg:width="0.1134in" svg:height="0.0626in" svg:x="1.4453in" svg:y="0.0547in" svg:viewBox="0 0 289 160" svg:d="M21 135c-1 6-3 14-3 15 0 7 4 10 10 10 4 0 10-3 13-10 1 0 5-17 6-26l8-32c3-7 4-15 7-23 0-7 4-17 4-18 5-11 24-43 57-43 16 0 19 13 19 25 0 9-2 18-5 29l-10 40-7 28c-2 7-5 19-5 20 0 7 6 10 11 10 11 0 13-9 16-20 4-20 18-71 20-86 2-4 20-46 59-46 15 0 19 12 19 25 0 20-14 60-22 79-3 8-4 12-4 19 0 17 12 29 28 29 33 0 47-51 47-54 0-4-3-4-5-4-3 0-3 1-5 7-5 18-17 43-36 43-6 0-9-3-9-11 0-9 4-18 7-26 7-18 21-57 21-77 0-23-13-38-40-38s-44 15-57 34c-1-4-2-16-11-25-9-7-21-9-30-9-31 0-49 22-54 30-2-20-17-30-33-30s-23 14-26 20c-6 13-11 34-11 34 0 4 3 4 4 4 4 0 4 0 6-8 6-25 13-42 26-42 6 0 11 2 11 16 0 7-1 11-5 30z"><text:p/></draw:path><draw:path draw:style-name="gr14" draw:text-style-name="P215" svg:width="0.0748in" svg:height="0.0626in" svg:x="1.5665in" svg:y="0.0547in" svg:viewBox="0 0 191 160" svg:d="M21 135c-1 6-3 14-3 15 0 7 4 10 10 10 4 0 10-3 13-10 1 0 5-17 7-26l7-32c3-7 5-15 7-23 1-7 4-17 4-18 5-11 24-43 57-43 16 0 19 13 19 25 0 21-16 67-22 81-3 9-4 13-4 17 0 17 13 29 29 29 33 0 46-51 46-54 0-4-3-4-4-4-4 0-4 1-5 7-8 24-19 43-36 43-6 0-8-3-8-11 0-9 3-18 6-26 6-18 21-57 21-77 0-24-15-38-40-38-32 0-50 22-55 30-2-19-16-30-33-30-16 0-23 14-27 20-5 12-10 33-10 34 0 4 3 4 4 4 4 0 4 0 6-8 6-25 13-42 26-42 7 0 11 4 11 16 0 7-1 11-5 30z"><text:p/></draw:path><draw:path draw:style-name="gr15" draw:text-style-name="P215" svg:width="0.0508in" svg:height="0.0626in" svg:x="1.6524in" svg:y="0.0547in" svg:viewBox="0 0 130 160" svg:d="M120 24c-10 0-17 8-17 16 0 5 3 10 11 10s16-6 16-20c0-16-15-30-42-30-46 0-60 36-60 51 0 28 26 34 37 35 18 4 37 8 37 28 0 8-8 38-51 38-5 0-33 0-41-18 14 1 23-9 23-20 0-8-6-12-13-12-10 0-20 8-20 24 0 20 20 34 50 34 58 0 72-42 72-58 0-13-7-22-12-27-9-9-19-11-35-14-13-3-26-6-26-22 0-9 8-31 39-31 9 0 26 2 32 16z"><text:p/></draw:path><draw:path draw:style-name="gr16" draw:text-style-name="P215" svg:width="0.0476in" svg:height="0.065in" svg:x="1.7134in" svg:y="0in" svg:viewBox="0 0 122 166" svg:d="M122 126v-9h-28v-110c0-5 0-7-5-7-3 0-4 0-7 3l-82 114v9h73v20c0 8 0 12-20 12h-7v8c12 0 28 0 37 0 10 0 25 0 38 0v-8h-7c-20 0-20-4-20-12v-20zM74 26v91h-65z"><text:p/></draw:path><draw:polygon draw:style-name="gr17" draw:text-style-name="P215" svg:width="2.4366in" svg:height="0.0055in" svg:x="0in" svg:y="0.1717in" svg:viewBox="0 0 6190 15" draw:points="3095,15 0,15 0,0 6190,0 6190,15"><text:p/></draw:polygon><draw:path draw:style-name="gr18" draw:text-style-name="P215" svg:width="0.0425in" svg:height="0.0882in" svg:x="0in" svg:y="0.2173in" svg:viewBox="0 0 109 225" svg:d="M65 80h33c7 0 11 0 11-7 0-4-4-4-11-4h-30c12-51 14-57 14-59 0-7-4-10-10-10-1 0-11 0-14 13l-14 56h-34c-7 0-10 0-10 6 0 5 3 5 10 5h31c-26 100-27 106-27 112 0 19 14 33 32 33 37 0 57-52 57-55s-3-3-5-3c-3 0-3 1-4 5-16 37-35 45-47 45-7 0-10-5-10-16 0-9 0-11 1-17z"><text:p/></draw:path><draw:path draw:style-name="gr19" draw:text-style-name="P215" svg:width="0.0366in" svg:height="0.0929in" svg:x="0.0508in" svg:y="0.2126in" svg:viewBox="0 0 94 237" svg:d="M90 13c0-7-4-13-12-13-10 0-20 9-20 18 0 8 5 13 14 13 8 0 18-8 18-18zM63 146c5-11 5-12 8-21 3-7 5-12 5-19 0-16-11-28-30-28-32 0-46 50-46 53 0 4 3 4 4 4 4 0 4-1 6-6 9-34 24-44 36-44 3 0 8 0 8 11 0 8-2 15-4 18-2 10-18 51-24 66-4 9-8 21-8 28 0 17 12 29 29 29 34 0 47-51 47-55 0-3-4-3-4-3-4 0-4 1-6 7-6 22-18 44-36 44-6 0-9-4-9-12 0-9 3-14 11-36z"><text:p/></draw:path><draw:path draw:style-name="gr20" draw:text-style-name="P215" svg:width="0.1134in" svg:height="0.0626in" svg:x="0.098in" svg:y="0.2429in" svg:viewBox="0 0 289 160" svg:d="M21 135c-1 6-3 14-3 15 0 7 4 10 10 10 4 0 10-3 13-10 1 0 5-17 6-26l8-32c3-7 4-15 7-23 0-7 4-17 4-18 5-11 24-43 57-43 16 0 19 13 19 25 0 9-2 18-5 29l-10 40-7 28c-2 7-5 19-5 20 0 7 6 10 11 10 11 0 13-9 16-20 4-20 18-71 21-86 1-4 19-46 58-46 15 0 19 12 19 25 0 20-14 60-22 79-3 8-4 12-4 19 0 17 12 29 28 29 34 0 47-51 47-54 0-4-3-4-4-4-4 0-4 1-6 7-5 18-17 43-36 43-6 0-9-3-9-11 0-9 4-18 7-26 7-18 21-57 21-77 0-23-13-38-40-38-26 0-44 15-57 34-1-4-2-16-11-25-9-7-20-9-29-9-32 0-50 22-55 30-2-20-17-30-33-30s-23 14-26 20c-6 13-11 34-11 34 0 4 3 4 4 4 4 0 4 0 6-8 6-25 13-42 26-42 6 0 11 2 11 16 0 7-1 11-5 30z"><text:p/></draw:path><draw:path draw:style-name="gr21" draw:text-style-name="P215" svg:width="0.0531in" svg:height="0.0626in" svg:x="0.2213in" svg:y="0.2429in" svg:viewBox="0 0 136 160" svg:d="M50 74c10 0 36 0 54-8 25-10 26-31 26-36 0-16-13-30-37-30-39 0-93 34-93 96 0 36 21 64 55 64 51 0 81-38 81-42 0-2-2-4-5-4-1 0-2 0-4 4-28 34-66 34-71 34-27 0-30-30-30-41 0-4 0-15 5-37zM34 66c13-53 49-58 59-58 17 0 25 10 25 22 0 36-56 36-70 36z"><text:p/></draw:path><draw:path draw:style-name="gr22" draw:text-style-name="P215" svg:width="0.072in" svg:height="0.0878in" svg:x="0.3209in" svg:y="0.2429in" svg:viewBox="0 0 184 224" svg:d="M27 199c-3 12-3 15-19 15-4 0-8 0-8 6 0 3 2 4 5 4 9 0 19-1 29-1 12 0 24 1 35 1 2 0 6 0 6-6 0-4-3-4-8-4-17 0-17-3-17-6 0-5 14-62 16-70 5 9 15 22 33 22 41 0 85-52 85-103 0-34-20-57-46-57-18 0-36 13-47 26-4-19-19-26-32-26-16 0-23 14-26 20-6 12-11 34-11 34 0 4 4 4 4 4 4 0 4 0 7-8 5-25 13-42 25-42 6 0 11 2 11 16 0 8-1 12-3 18zM90 46c2-10 12-20 18-25 12-11 22-13 28-13 14 0 23 12 23 33s-12 61-18 75c-12 24-29 36-42 36-24 0-28-30-28-31s0-2 1-6z"><text:p/></draw:path><draw:path draw:style-name="gr23" draw:text-style-name="P215" svg:width="0.0634in" svg:height="0.0626in" svg:x="0.4004in" svg:y="0.2429in" svg:viewBox="0 0 162 160" svg:d="M118 22c-7-12-17-22-33-22-41 0-85 52-85 103 0 34 19 57 47 57 7 0 25-2 46-26 3 14 15 26 32 26 13 0 21-8 26-19 6-13 11-35 11-35 0-4-4-4-4-4-4 0-4 1-5 7-7 22-13 43-27 43-10 0-11-9-11-16 0-8 1-10 5-26 4-15 4-19 7-32l13-49c2-11 2-11 2-12 0-7-4-10-9-10-9 0-15 8-15 15zM94 114c-1 7-1 7-6 13-16 19-30 25-40 25-18 0-23-19-23-33 0-17 11-61 20-77 10-21 26-34 41-34 23 0 28 29 28 31s-1 4-2 6z"><text:p/></draw:path><draw:path draw:style-name="gr24" draw:text-style-name="P215" svg:width="0.0508in" svg:height="0.0626in" svg:x="0.4748in" svg:y="0.2429in" svg:viewBox="0 0 130 160" svg:d="M120 24c-10 0-17 8-17 16 0 5 3 10 11 10s16-6 16-20c0-16-15-30-42-30-46 0-60 36-60 51 0 28 26 34 37 35 18 4 37 8 37 28 0 8-8 38-51 38-5 0-33 0-41-18 14 1 23-9 23-20 0-8-6-12-13-12-10 0-20 8-20 24 0 20 20 34 50 34 58 0 72-42 72-58 0-13-7-22-12-27-9-9-19-11-35-14-13-3-26-6-26-22 0-9 8-31 39-31 9 0 26 2 32 16z"><text:p/></draw:path><draw:path draw:style-name="gr25" draw:text-style-name="P215" svg:width="0.0508in" svg:height="0.0626in" svg:x="0.5394in" svg:y="0.2429in" svg:viewBox="0 0 130 160" svg:d="M120 24c-10 0-17 8-17 16 0 5 3 10 11 10s16-6 16-20c0-16-15-30-42-30-46 0-60 36-60 51 0 28 26 34 37 35 18 4 37 8 37 28 0 8-8 38-51 38-5 0-33 0-41-18 14 1 23-9 23-20 0-8-6-12-13-12-10 0-20 8-20 24 0 20 20 34 50 34 58 0 72-42 72-58 0-13-7-22-12-27-9-9-19-11-35-14-13-3-26-6-26-22 0-9 8-31 39-31 9 0 26 2 32 16z"><text:p/></draw:path><draw:path draw:style-name="gr26" draw:text-style-name="P215" svg:width="0.0531in" svg:height="0.0626in" svg:x="0.6031in" svg:y="0.2429in" svg:viewBox="0 0 136 160" svg:d="M50 74c10 0 36 0 54-8 25-10 26-31 26-36 0-16-13-30-37-30-39 0-93 34-93 96 0 36 21 64 55 64 51 0 81-38 81-42 0-2-2-4-5-4-1 0-2 0-4 4-28 34-66 34-71 34-27 0-30-30-30-41 0-4 0-15 5-37zM34 66c13-53 49-58 59-58 17 0 26 10 26 22 0 36-57 36-71 36z"><text:p/></draw:path><draw:path draw:style-name="gr27" draw:text-style-name="P215" svg:width="0.0657in" svg:height="0.0976in" svg:x="0.6665in" svg:y="0.2083in" svg:viewBox="0 0 168 249" svg:d="M168 4c0-1 0-4-5-4s-38 3-45 4c-2 0-4 2-4 6 0 5 3 5 8 5 17 0 18 3 18 6l-2 7-20 83c-7-13-17-22-33-22-41 0-85 52-85 103 0 34 19 57 47 57 7 0 25-2 46-27 3 15 15 27 32 27 13 0 21-8 26-20 6-12 11-34 11-35 0-4-4-4-4-4-4 0-4 2-5 7-7 23-13 44-27 44-10 0-11-9-11-16 0-9 1-11 3-17zM94 202c-1 7-1 8-7 14-15 19-29 25-39 25-18 0-23-19-23-33 0-18 11-62 20-78 10-20 26-33 41-33 22 0 28 29 28 31s-1 4-2 6z"><text:p/></draw:path><draw:path draw:style-name="gr28" draw:text-style-name="P215" svg:width="0.0319in" svg:height="0.1382in" svg:x="0.7925in" svg:y="0.2004in" svg:viewBox="0 0 82 352" svg:d="M82 349c0-1 0-2-6-8-44-44-55-111-55-165 0-61 13-122 57-166 4-4 4-5 4-7s-1-3-4-3-35 24-56 69c-18 38-22 77-22 107 0 28 4 70 23 110 22 44 52 66 55 66s4-1 4-3z"><text:p/></draw:path><draw:path draw:style-name="gr29" draw:text-style-name="P215" svg:width="0.0366in" svg:height="0.0929in" svg:x="0.8362in" svg:y="0.2126in" svg:viewBox="0 0 94 237" svg:d="M90 13c0-7-4-13-12-13-10 0-20 9-20 18 0 8 5 13 14 13 8 0 18-8 18-18zM63 146c5-11 5-12 8-21 3-7 5-12 5-19 0-16-11-28-30-28-32 0-46 50-46 53 0 4 3 4 4 4 4 0 4-1 6-6 9-34 24-44 36-44 3 0 8 0 8 11 0 8-2 15-4 18-2 10-18 51-24 66-4 9-8 21-8 28 0 17 12 29 29 29 34 0 47-51 47-55 0-3-4-3-4-3-4 0-4 1-6 7-6 22-18 44-36 44-6 0-9-4-9-12 0-9 3-14 11-36z"><text:p/></draw:path><draw:path draw:style-name="gr30" draw:text-style-name="P215" svg:width="0.0748in" svg:height="0.0626in" svg:x="0.8839in" svg:y="0.2429in" svg:viewBox="0 0 191 160" svg:d="M21 135c-1 6-3 14-3 15 0 7 4 10 10 10 4 0 10-3 13-10 1 0 5-17 7-26l7-32c3-7 5-15 7-23 1-7 4-17 4-18 5-11 24-43 57-43 16 0 19 13 19 25 0 21-16 67-22 81-3 9-4 13-4 17 0 17 13 29 29 29 33 0 46-51 46-54 0-4-3-4-4-4-4 0-4 1-5 7-8 24-19 43-36 43-6 0-8-3-8-11 0-9 3-18 6-26 6-18 21-57 21-77 0-24-15-38-40-38-32 0-50 22-55 30-2-19-16-30-33-30-16 0-23 14-27 20-5 12-10 33-10 34 0 4 3 4 4 4 4 0 4 0 6-8 6-25 13-42 26-42 7 0 11 4 11 16 0 7-1 11-5 30z"><text:p/></draw:path><draw:path draw:style-name="gr31" draw:text-style-name="P215" svg:width="0.0508in" svg:height="0.0626in" svg:x="1.0157in" svg:y="0.2429in" svg:viewBox="0 0 130 160" svg:d="M120 24c-10 0-17 8-17 16 0 5 3 10 11 10s16-6 16-20c0-16-15-30-42-30-46 0-60 36-60 51 0 28 26 34 37 35 18 4 37 8 37 28 0 8-8 38-51 38-5 0-33 0-41-18 14 1 23-9 23-20 0-8-6-12-13-12-10 0-20 8-20 24 0 20 20 34 50 34 58 0 72-42 72-58 0-13-7-22-12-27-9-9-19-11-35-14-13-3-26-6-26-22 0-9 8-31 39-31 9 0 26 2 32 16z"><text:p/></draw:path><draw:path draw:style-name="gr32" draw:text-style-name="P215" svg:width="0.0531in" svg:height="0.0626in" svg:x="1.0799in" svg:y="0.2429in" svg:viewBox="0 0 136 160" svg:d="M50 74c10 0 36 0 54-8 25-10 26-31 26-36 0-16-13-30-37-30-39 0-93 34-93 96 0 36 21 64 55 64 51 0 81-38 81-42 0-2-2-4-5-4-1 0-2 0-4 4-28 34-66 34-71 34-27 0-30-30-30-41 0-4 0-15 5-37zM34 66c13-53 49-58 59-58 17 0 25 10 25 22 0 36-56 36-70 36z"><text:p/></draw:path><draw:path draw:style-name="gr33" draw:text-style-name="P215" svg:width="0.0539in" svg:height="0.0626in" svg:x="1.1429in" svg:y="0.2429in" svg:viewBox="0 0 138 160" svg:d="M126 22c-6 0-11 0-16 5-6 5-7 11-7 14 0 8 7 12 14 12 10 0 20-8 20-23 0-17-17-30-43-30-47 0-94 50-94 100 0 32 21 60 58 60 50 0 80-38 80-42 0-2-3-4-4-4-3 0-4 0-5 4-28 34-67 34-71 34-22 0-32-17-32-38 0-15 8-49 20-71 10-20 30-35 49-35 12 0 26 4 31 14z"><text:p/></draw:path><draw:path draw:style-name="gr34" draw:text-style-name="P215" svg:width="0.0591in" svg:height="0.0626in" svg:x="1.2028in" svg:y="0.2429in" svg:viewBox="0 0 151 160" svg:d="M151 60c0-37-25-60-57-60-47 0-94 50-94 100 0 35 24 60 57 60 46 0 94-49 94-100zM57 152c-15 0-31-10-31-38 0-17 9-56 20-74 18-27 39-32 48-32 21 0 32 17 32 38 0 14-8 51-21 74-12 20-32 32-48 32z"><text:p/></draw:path><draw:path draw:style-name="gr35" draw:text-style-name="P215" svg:width="0.0748in" svg:height="0.0626in" svg:x="1.2681in" svg:y="0.2429in" svg:viewBox="0 0 191 160" svg:d="M21 135c-1 6-3 14-3 15 0 7 4 10 10 10 4 0 10-3 13-10 1 0 5-17 7-26l7-32c3-7 5-15 7-23 1-7 4-17 4-18 5-11 24-43 57-43 16 0 19 13 19 25 0 21-16 67-22 81-3 9-4 13-4 17 0 17 13 29 29 29 33 0 46-51 46-54 0-4-3-4-4-4-4 0-4 1-5 7-8 24-19 43-36 43-6 0-8-3-8-11 0-9 3-18 6-26 6-18 21-57 21-77 0-24-15-38-40-38-32 0-50 22-55 30-2-19-16-30-33-30-16 0-23 14-27 20-5 12-10 33-10 34 0 4 3 4 4 4 4 0 4 0 6-8 6-25 13-42 26-42 7 0 11 4 11 16 0 7-1 11-5 30z"><text:p/></draw:path><draw:path draw:style-name="gr36" draw:text-style-name="P215" svg:width="0.0657in" svg:height="0.0976in" svg:x="1.352in" svg:y="0.2083in" svg:viewBox="0 0 168 249" svg:d="M168 4c0-1 0-4-5-4s-38 3-45 4c-2 0-4 2-4 6 0 5 3 5 8 5 17 0 18 3 18 6l-2 7-20 83c-7-13-17-22-33-22-41 0-85 52-85 103 0 34 19 57 47 57 7 0 25-2 46-27 3 15 15 27 32 27 13 0 21-8 26-20 6-12 11-34 11-35 0-4-4-4-4-4-4 0-4 2-5 7-7 23-13 44-27 44-10 0-11-9-11-16 0-9 1-11 3-17zM94 202c-1 7-1 8-7 14-15 19-29 25-39 25-18 0-23-19-23-33 0-18 11-62 20-78 10-20 26-33 41-33 22 0 28 29 28 31s-1 4-2 6z"><text:p/></draw:path><draw:path draw:style-name="gr37" draw:text-style-name="P215" svg:width="0.0508in" svg:height="0.0626in" svg:x="1.4256in" svg:y="0.2429in" svg:viewBox="0 0 130 160" svg:d="M120 24c-10 0-17 8-17 16 0 5 3 10 11 10s16-6 16-20c0-16-15-30-42-30-46 0-60 36-60 51 0 28 26 34 37 35 18 4 37 8 37 28 0 8-8 38-51 38-5 0-33 0-41-18 14 1 23-9 23-20 0-8-6-12-13-12-10 0-20 8-20 24 0 20 20 34 50 34 58 0 72-42 72-58 0-13-7-22-12-27-9-9-19-11-35-14-13-3-26-6-26-22 0-9 8-31 39-31 9 0 26 2 32 16z"><text:p/></draw:path><draw:path draw:style-name="gr38" draw:text-style-name="P215" svg:width="0.0319in" svg:height="0.1382in" svg:x="1.4909in" svg:y="0.2004in" svg:viewBox="0 0 82 352" svg:d="M82 176c0-27-4-70-23-110-21-43-52-66-56-66-1 0-3 2-3 3 0 2 0 3 6 9 36 34 56 90 56 164 0 60-13 122-57 166-5 5-5 6-5 7 0 2 2 3 3 3 4 0 36-24 57-69 18-38 22-77 22-107z"><text:p/></draw:path><draw:path draw:style-name="gr39" draw:text-style-name="P215" svg:width="0.0665in" svg:height="0.0665in" svg:x="1.5878in" svg:y="0.2362in" svg:viewBox="0 0 170 170" svg:d="M86 75l-71-70c-5-4-5-5-8-5-4 0-7 3-7 7 0 3 1 3 5 7l70 71-70 71c-4 4-5 5-5 7 0 4 3 7 7 7 3 0 3 0 8-4l70-71 73 73c1 1 4 2 5 2 5 0 7-3 7-7 0-1 0-2 0-4-1-1-57-56-75-74l65-64c2-3 7-7 9-9 0-1 1-2 1-5 0-4-2-7-7-7-2 0-4 2-8 6z"><text:p/></draw:path><draw:path draw:style-name="gr40" draw:text-style-name="P215" svg:width="0.1134in" svg:height="0.0626in" svg:x="1.7094in" svg:y="0.2429in" svg:viewBox="0 0 289 160" svg:d="M21 135c-1 6-3 14-3 15 0 7 4 10 10 10 4 0 10-3 13-10 1 0 5-17 6-26l8-32c3-7 4-15 7-23 0-7 4-17 4-18 5-11 24-43 57-43 16 0 19 13 19 25 0 9-2 18-5 29l-10 40-7 28c-2 7-4 19-4 20 0 7 5 10 10 10 11 0 13-9 16-20 4-20 18-71 21-86 1-4 19-46 58-46 15 0 19 12 19 25 0 20-14 60-22 79-3 8-4 12-4 19 0 17 12 29 28 29 34 0 47-51 47-54 0-4-3-4-4-4-4 0-4 1-6 7-5 18-17 43-36 43-6 0-9-3-9-11 0-9 4-18 7-26 7-18 21-57 21-77 0-23-13-38-40-38-26 0-44 15-57 34-1-4-2-16-11-25-9-7-20-9-29-9-32 0-50 22-55 30-2-20-17-30-33-30s-23 14-26 20c-6 13-11 34-11 34 0 4 3 4 4 4 4 0 4 0 6-8 6-25 13-42 26-42 6 0 11 2 11 16 0 7-1 11-5 30z"><text:p/></draw:path><draw:path draw:style-name="gr41" draw:text-style-name="P215" svg:width="0.0591in" svg:height="0.0626in" svg:x="1.8319in" svg:y="0.2429in" svg:viewBox="0 0 151 160" svg:d="M151 60c0-37-25-60-57-60-47 0-94 50-94 100 0 35 24 60 57 60 46 0 94-49 94-100zM57 152c-15 0-31-10-31-38 0-17 9-56 20-74 18-27 39-32 48-32 21 0 32 17 32 38 0 14-8 51-21 74-12 20-32 32-48 32z"><text:p/></draw:path><draw:path draw:style-name="gr42" draw:text-style-name="P215" svg:width="0.0606in" svg:height="0.0626in" svg:x="1.8972in" svg:y="0.2429in" svg:viewBox="0 0 155 160" svg:d="M155 25c0-19-9-25-16-25-9 0-17 9-17 17 0 5 2 7 6 10 7 7 12 17 12 30 0 14-22 95-63 95-18 0-26-12-26-30 0-20 9-46 20-76 3-5 5-10 5-17 0-16-12-29-30-29-32 0-46 51-46 54 0 4 3 4 4 4 4 0 4 0 6-7 10-35 25-43 36-43 3 0 8 0 8 11 0 9-3 19-5 25-16 41-21 57-21 72 0 38 31 44 48 44 59 0 79-117 79-135z"><text:p/></draw:path><draw:path draw:style-name="gr43" draw:text-style-name="P215" svg:width="0.0531in" svg:height="0.0626in" svg:x="1.9713in" svg:y="0.2429in" svg:viewBox="0 0 136 160" svg:d="M50 74c10 0 36 0 54-8 25-10 26-31 26-36 0-16-13-30-37-30-39 0-93 34-93 96 0 36 21 64 55 64 51 0 81-38 81-42 0-2-2-4-5-4-1 0-2 0-4 4-28 34-66 34-71 34-27 0-30-30-30-41 0-4 0-15 5-37zM34 66c13-53 49-58 59-58 17 0 25 10 25 22 0 36-56 36-70 36z"><text:p/></draw:path><draw:path draw:style-name="gr44" draw:text-style-name="P215" svg:width="0.0508in" svg:height="0.0626in" svg:x="2.0366in" svg:y="0.2429in" svg:viewBox="0 0 130 160" svg:d="M120 24c-10 0-17 8-17 16 0 5 3 10 11 10s16-6 16-20c0-16-15-30-42-30-46 0-60 36-60 51 0 28 26 34 37 35 18 4 37 8 37 28 0 8-8 38-51 38-5 0-33 0-41-18 14 1 23-9 23-20 0-8-6-12-13-12-10 0-20 8-20 24 0 20 20 34 50 34 58 0 72-42 72-58 0-13-7-22-12-27-9-9-19-11-35-14-13-3-26-6-26-22 0-9 8-31 39-31 9 0 26 2 32 16z"><text:p/></draw:path><draw:path draw:style-name="gr45" draw:text-style-name="P215" svg:width="0.0657in" svg:height="0.0976in" svg:x="2.1453in" svg:y="0.2083in" svg:viewBox="0 0 168 249" svg:d="M168 4c0-1 0-4-5-4s-38 3-45 4c-2 0-4 2-4 6 0 5 3 5 8 5 17 0 18 3 18 6l-2 7-20 83c-7-13-17-22-33-22-41 0-85 52-85 103 0 34 19 57 47 57 7 0 25-2 46-27 3 15 15 27 32 27 13 0 21-8 26-20 6-12 11-34 11-35 0-4-4-4-4-4-4 0-4 2-5 7-7 23-13 44-27 44-10 0-11-9-11-16 0-9 1-11 3-17zM94 202c-1 7-1 8-7 14-15 19-29 25-39 25-18 0-23-19-23-33 0-18 11-62 20-78 10-20 26-33 41-33 22 0 28 29 28 31s-1 4-2 6z"><text:p/></draw:path><draw:path draw:style-name="gr46" draw:text-style-name="P215" svg:width="0.0591in" svg:height="0.0626in" svg:x="2.2173in" svg:y="0.2429in" svg:viewBox="0 0 151 160" svg:d="M151 60c0-37-25-60-57-60-47 0-94 50-94 100 0 35 24 60 57 60 46 0 94-49 94-100zM57 152c-15 0-31-10-31-38 0-17 9-56 20-74 18-27 39-32 48-32 21 0 32 17 32 38 0 14-8 51-21 74-12 20-32 32-48 32z"><text:p/></draw:path><draw:path draw:style-name="gr47" draw:text-style-name="P215" svg:width="0.0748in" svg:height="0.0626in" svg:x="2.2823in" svg:y="0.2429in" svg:viewBox="0 0 191 160" svg:d="M21 135c-1 6-3 14-3 15 0 7 4 10 10 10 4 0 10-3 13-10 1 0 5-17 7-26l7-32c3-7 5-15 7-23 1-7 4-17 4-18 5-11 24-43 57-43 16 0 19 13 19 25 0 21-16 67-22 81-3 9-4 13-4 17 0 17 13 29 29 29 33 0 46-51 46-54 0-4-3-4-4-4-4 0-4 1-5 7-8 24-19 43-36 43-6 0-8-3-8-11 0-9 3-18 6-26 6-18 21-57 21-77 0-24-15-38-40-38-32 0-50 22-55 30-2-19-16-30-33-30-16 0-23 14-27 20-5 12-10 33-10 34 0 4 3 4 4 4 4 0 4 0 6-8 6-25 13-42 26-42 7 0 11 4 11 16 0 7-1 11-5 30z"><text:p/></draw:path><draw:path draw:style-name="gr48" draw:text-style-name="P215" svg:width="0.0531in" svg:height="0.0626in" svg:x="2.3673in" svg:y="0.2429in" svg:viewBox="0 0 136 160" svg:d="M50 74c10 0 36 0 54-8 25-10 26-31 26-36 0-16-13-30-37-30-39 0-93 34-93 96 0 36 21 64 55 64 51 0 81-38 81-42 0-2-2-4-5-4-1 0-2 0-4 4-28 34-66 34-71 34-27 0-30-30-30-41 0-4 0-15 5-37zM34 66c13-53 49-58 59-58 17 0 26 10 26 22 0 36-57 36-71 36z"><text:p/></draw:path></draw:g></text:span></text:p>
      <text:p text:style-name="P152"><text:span text:style-name="T261">E</text:span><text:span text:style-name="T10">very action can be invoked by entering the first letter of it. </text:span><text:span text:style-name="T262">Actions are case-insensitive, so both </text:span><text:span text:style-name="T275">f</text:span><text:span text:style-name="T262"> and </text:span><text:span text:style-name="T275">F</text:span><text:span text:style-name="T262"> refer to the same thing.</text:span></text:p>
      <text:p text:style-name="P149"><text:span text:style-name="T262"/></text:p>
      <text:p text:style-name="P150"><text:span text:style-name="T262">T</text:span><text:span text:style-name="T10">he first four actions are the basic game actions, each one of them asks you for the position of the cell to perform the action on. Positions </text:span><text:span text:style-name="T264">should</text:span><text:span text:style-name="T263"> be</text:span><text:span text:style-name="T10"> </text:span><text:span text:style-name="T263">given</text:span><text:span text:style-name="T10"> in the same manner as you do in the first move. (i.e.: the coordinates are typed on one line separated by a space)</text:span></text:p>
      <text:p text:style-name="P150"><text:span text:style-name="T10"/></text:p>
      <text:p text:style-name="P207"><text:span text:style-name="T251">Time: 10s <text:s text:c="6"/>Moves: 1 <text:s text:c="7"/>Flagged: 0 <text:s text:c="4"/>Marked: 0 <text:s text:c="6"/>Score: 625000 </text:span><text:line-break/><text:line-break/> <text:s text:c="2"/>00 01 02 03 04 05 06 07 08 09 <text:line-break/> <text:s text:c="2"/>-- -- -- -- -- -- -- -- -- -- <text:s/><text:line-break/>00 <text:s text:c="31"/><text:line-break/>01 <text:s text:c="4"/>1 <text:s/>1 <text:s/>2 <text:s/>1 <text:s/>1 <text:s/>1 <text:s/>1 <text:s/>1 <text:s text:c="4"/><text:line-break/>02 <text:s/>1 <text:s/>2 <text:s/>X <text:s/>X <text:s/>X <text:s/>X <text:s/>X <text:s/>X <text:s/>1 <text:s text:c="4"/><text:line-break/>03 <text:s/>X <text:s/>X <text:s/>X <text:s/>X <text:s/>X <text:s/>X <text:s/>X <text:s/>2 <text:s/>1 <text:s text:c="4"/><text:line-break/>04 <text:s/>X <text:s/>X <text:s/>X <text:s/>X <text:s/>X <text:s/>X <text:s/>X <text:s/>1 <text:s text:c="7"/><text:line-break/><text:line-break/> <text:s text:c="6"/>[O]pen Cell <text:line-break/> <text:s text:c="6"/>[F]lag Cell <text:line-break/> <text:s text:c="6"/>[M]ark Cell <text:line-break/> <text:s text:c="6"/>[U]nmark Cell <text:line-break/> <text:s text:c="6"/>[S]ave &amp; Quit Game <text:line-break/> <text:s text:c="6"/>[Q]uit Game <text:line-break/>Action: f <text:line-break/>Position ([X][SPACE][Y]): 2 7</text:p>
      <text:p text:style-name="P150"><text:span text:style-name="T10"/></text:p>
      <text:p text:style-name="P151"><text:span text:style-name="T10">The fifth action (</text:span><text:span text:style-name="T265">[S]ave &amp; Quit Game</text:span><text:span text:style-name="T10">)</text:span><text:span text:style-name="T265"> </text:span><text:span text:style-name="T266">saves the current state of the game and exits to the main menu.</text:span></text:p>
      <text:p text:style-name="P151"><text:span text:style-name="T266"/></text:p>
      <text:p text:style-name="P151"><text:span text:style-name="T266">The last action (</text:span><text:span text:style-name="T265">[Q]uit Game</text:span><text:span text:style-name="T266">) exits to the main menu without saving the current state of the game. You are prompted for confirmation </text:span><text:span text:style-name="T267">before applying the action</text:span><text:span text:style-name="T266">.</text:span></text:p>
      <text:h text:style-name="P181" text:outline-level="2">Load Game</text:h>
      <text:p text:style-name="P143">This action continues the previously-saved game (if any) <text:span text:style-name="T276">from the point at which it was saved.</text:span></text:p>
      <text:h text:style-name="P180" text:outline-level="2">Hall of Fame</text:h>
      <text:p text:style-name="P116"><text:tab/><text:span text:style-name="T277">The scores of winners are displayed here sorted in descending order.</text:span></text:p>
      <text:p text:style-name="P116"/>
      <text:p text:style-name="P204"><text:tab/><text:span text:style-name="T255">Hall of Fame </text:span><text:span text:style-name="T148"><text:line-break/><text:line-break/> <text:s text:c="2"/><text:tab/><text:tab/> <text:s text:c="5"/>Player <text:s text:c="15"/>Score <text:line-break/> <text:s text:c="2"/><text:tab/><text:tab/> <text:s text:c="5"/>------ <text:s text:c="15"/>----- <text:line-break/> <text:s text:c="2"/><text:tab/><text:tab/> <text:s text:c="6"/>Shams <text:s text:c="15"/>437 <text:line-break/> <text:s text:c="2"/><text:tab/><text:tab/> <text:s text:c="6"/>GHOST <text:s text:c="15"/>346 <text:line-break/> <text:s text:c="2"/><text:tab/><text:tab/> Abdelhakeem <text:s text:c="15"/>229</text:span></text:p>
      <text:p text:style-name="P205"/>
      <text:p text:style-name="P79"><text:span text:style-name="T268">When you win a game, you are asked to enter you</text:span><text:span text:style-name="T269">r</text:span><text:span text:style-name="T268"> name so that your score can be saved.</text:span></text:p>
      <text:p text:style-name="P79"><text:span text:style-name="T268"/></text:p>
      <text:p text:style-name="P207"><text:span text:style-name="T252">Time: 32s <text:s text:c="6"/>Moves: 9 <text:s text:c="7"/>Flagged: 2 <text:s text:c="4"/>Marked: 0 <text:s text:c="6"/>Score: 1356 </text:span><text:span text:style-name="T280"><text:line-break/><text:line-break/> <text:s text:c="2"/>00 01 02 03 04 <text:line-break/> <text:s text:c="2"/>-- -- -- -- -- <text:s/><text:line-break/>00 <text:s text:c="4"/>1 <text:s/>1 <text:s/>1 <text:s text:c="4"/><text:line-break/>01 <text:s text:c="4"/>1 <text:s/>F <text:s/>1 <text:s text:c="4"/><text:line-break/>02 <text:s text:c="4"/>2 <text:s/>2 <text:s/>2 <text:s text:c="4"/><text:line-break/>03 <text:s/>1 <text:s/>2 <text:s/>F <text:s/>1 <text:s text:c="4"/><text:line-break/>04 <text:s/>F <text:s/>2 <text:s/>1 <text:s/>1 <text:s text:c="4"/><text:line-break/><text:line-break/>Congratulations! You have won! <text:line-break/>Please enter your name: Another Ghost</text:span></text:p>
      <text:h text:style-name="P163" text:outline-level="1">Sample Runs</text:h>
      <text:p text:style-name="P35">Below <text:span text:style-name="T169">is a</text:span> sample run which w<text:span text:style-name="T169">as executed and recorded using the </text:span><text:span text:style-name="T145">tee</text:span><text:span text:style-name="T145"><text:note text:id="ftn2" text:note-class="footnote"><text:note-citation>2</text:note-citation><text:note-body><text:p text:style-name="P51"><text:span text:style-name="T26">“The </text:span><text:span text:style-name="Source_20_Text"><text:span text:style-name="T146">tee</text:span></text:span><text:span text:style-name="T26"> command copies standard input to standard output and also to any files given as arguments.” </text:span><text:span text:style-name="T27">[https://www.gnu.org/software/coreutils/manual/html_node/tee-invocation.html]</text:span></text:p></text:note-body></text:note></text:span><text:span text:style-name="T169"> utility...</text:span></text:p>
      <text:p text:style-name="P38"/>
      <text:p text:style-name="P53">grid<text:span text:style-name="T170">01</text:span>.txt:</text:p>
      <text:p text:style-name="P40"><text:s text:c="4"/><text:span text:style-name="T170">00 01 02 03 04</text:span></text:p>
      <text:p text:style-name="P42"><text:s text:c="4"/>-- -- -- -- -- </text:p>
      <text:p text:style-name="P42">00 <text:s text:c="2"/>0 <text:s/>2 <text:s/>* <text:s/>2 <text:s/>0 </text:p>
      <text:p text:style-name="P42">01 <text:s text:c="2"/>1 <text:s/>3 <text:s/>* <text:s/>2 <text:s/>0 </text:p>
      <text:p text:style-name="P42">02 <text:s text:c="2"/>* <text:s/>2 <text:s/>1 <text:s/>1 <text:s/>0 </text:p>
      <text:p text:style-name="P42">03 <text:s text:c="2"/>1 <text:s/>1 <text:s/>0 <text:s/>0 <text:s/>0 </text:p>
      <text:p text:style-name="P42">04 <text:s text:c="2"/>0 <text:s/>0 <text:s/>0 <text:s/>0 <text:s/>0 </text:p>
      <text:p text:style-name="P39"/>
      <text:p text:style-name="P53">program output:</text:p>
      <text:p text:style-name="P42">Minesweeper Game</text:p>
      <text:p text:style-name="P42"/>
      <text:p text:style-name="P42"><text:tab/>1) New Game</text:p>
      <text:p text:style-name="P42"><text:tab/>2) Load Game</text:p>
      <text:p text:style-name="P42"><text:tab/>3) Hall of Fame</text:p>
      <text:p text:style-name="P42"><text:tab/>4) Exit</text:p>
      <text:p text:style-name="P42"/>
      <text:p text:style-name="P42">Choice: 1</text:p>
      <text:p text:style-name="P42"/>
      <text:p text:style-name="P42">Enter the dimensions of the grid</text:p>
      <text:p text:style-name="P42">Rows: 5</text:p>
      <text:p text:style-name="P42">Columns: 5</text:p>
      <text:p text:style-name="P42"/>
      <text:p text:style-name="P42"><text:s text:c="4"/>00 01 02 03 04</text:p>
      <text:p text:style-name="P42"><text:s text:c="4"/>-- -- -- -- -- </text:p>
      <text:p text:style-name="P42">00 <text:s text:c="2"/>X <text:s/>X <text:s/>X <text:s/>X <text:s/>X </text:p>
      <text:p text:style-name="P42">01 <text:s text:c="2"/>X <text:s/>X <text:s/>X <text:s/>X <text:s/>X </text:p>
      <text:p text:style-name="P42">02 <text:s text:c="2"/>X <text:s/>X <text:s/>X <text:s/>X <text:s/>X </text:p>
      <text:p text:style-name="P42">03 <text:s text:c="2"/>X <text:s/>X <text:s/>X <text:s/>X <text:s/>X </text:p>
      <text:p text:style-name="P42">04 <text:s text:c="2"/>X <text:s/>X <text:s/>X <text:s/>X <text:s/>X </text:p>
      <text:p text:style-name="P42"/>
      <text:p text:style-name="P42">Your first move:</text:p>
      <text:p text:style-name="P42">Position ([X][SPACE][Y]): 0 0</text:p>
      <text:p text:style-name="P42"/>
      <text:p text:style-name="P42">Time: 0s<text:tab/>Moves: 1<text:tab/>Flagged: 0<text:tab/>Marked: 0<text:tab/>Score: 0</text:p>
      <text:p text:style-name="P42"/>
      <text:p text:style-name="P42"><text:s text:c="4"/>00 01 02 03 04</text:p>
      <text:p text:style-name="P42"><text:s text:c="4"/>-- -- -- -- -- </text:p>
      <text:p text:style-name="P42">00 <text:s text:c="5"/>2 <text:s/>X <text:s/>X <text:s/>X </text:p>
      <text:p text:style-name="P42">01 <text:s text:c="2"/>1 <text:s/>3 <text:s/>X <text:s/>X <text:s/>X </text:p>
      <text:p text:style-name="P42">02 <text:s text:c="2"/>X <text:s/>X <text:s/>X <text:s/>X <text:s/>X </text:p>
      <text:p text:style-name="P42">03 <text:s text:c="2"/>X <text:s/>X <text:s/>X <text:s/>X <text:s/>X </text:p>
      <text:p text:style-name="P42">04 <text:s text:c="2"/>X <text:s/>X <text:s/>X <text:s/>X <text:s/>X </text:p>
      <text:p text:style-name="P42"/>
      <text:p text:style-name="P42"><text:tab/>[O]pen Cell</text:p>
      <text:p text:style-name="P42"><text:tab/>[F]lag Cell</text:p>
      <text:p text:style-name="P42"><text:tab/>[M]ark Cell</text:p>
      <text:p text:style-name="P42"><text:tab/>[U]nmark Cell</text:p>
      <text:p text:style-name="P42"><text:tab/>[S]ave &amp; Quit Game</text:p>
      <text:p text:style-name="P42"><text:tab/>[Q]uit Game</text:p>
      <text:p text:style-name="P42">Action: </text:p>
      <text:p text:style-name="P42"/>
      <text:p text:style-name="P48">Time: 60s<text:tab/>Moves: 1<text:tab/>Flagged: 0<text:tab/>Marked: 0<text:tab/>Score: 6510</text:p>
      <text:p text:style-name="P42"/>
      <text:p text:style-name="P42"><text:s text:c="4"/>00 01 02 03 04</text:p>
      <text:p text:style-name="P42"><text:s text:c="4"/>-- -- -- -- -- </text:p>
      <text:p text:style-name="P42">00 <text:s text:c="5"/>2 <text:s/>X <text:s/>X <text:s/>X </text:p>
      <text:p text:style-name="P42">01 <text:s text:c="2"/>1 <text:s/>3 <text:s/>X <text:s/>X <text:s/>X </text:p>
      <text:p text:style-name="P42">02 <text:s text:c="2"/>X <text:s/>X <text:s/>X <text:s/>X <text:s/>X </text:p>
      <text:p text:style-name="P42">03 <text:s text:c="2"/>X <text:s/>X <text:s/>X <text:s/>X <text:s/>X </text:p>
      <text:p text:style-name="P42">04 <text:s text:c="2"/>X <text:s/>X <text:s/>X <text:s/>X <text:s/>X </text:p>
      <text:p text:style-name="P42"/>
      <text:p text:style-name="P42"><text:tab/>[O]pen Cell</text:p>
      <text:p text:style-name="P42"><text:tab/>[F]lag Cell</text:p>
      <text:p text:style-name="P42"><text:tab/>[M]ark Cell</text:p>
      <text:p text:style-name="P42"><text:tab/>[U]nmark Cell</text:p>
      <text:p text:style-name="P42"><text:tab/>[S]ave &amp; Quit Game</text:p>
      <text:p text:style-name="P42"><text:tab/>[Q]uit Game</text:p>
      <text:p text:style-name="P42">Action: 4 0</text:p>
      <text:p text:style-name="P42">Too much characters given!</text:p>
      <text:p text:style-name="P42">Try again: o</text:p>
      <text:p text:style-name="P42">Position ([X][SPACE][Y]): 4 0</text:p>
      <text:p text:style-name="P42"/>
      <text:p text:style-name="P42">Time: 69s<text:tab/>Moves: 2<text:tab/>Flagged: 0<text:tab/>Marked: 0<text:tab/>Score: 2830</text:p>
      <text:p text:style-name="P42"/>
      <text:p text:style-name="P42"><text:s text:c="4"/>00 01 02 03 04</text:p>
      <text:p text:style-name="P42"><text:s text:c="4"/>-- -- -- -- -- </text:p>
      <text:p text:style-name="P42">00 <text:s text:c="5"/>2 <text:s/>F <text:s/>2 <text:s text:c="3"/></text:p>
      <text:p text:style-name="P42">01 <text:s text:c="2"/>1 <text:s/>3 <text:s/>F <text:s/>2 <text:s text:c="3"/></text:p>
      <text:p text:style-name="P42">02 <text:s text:c="2"/>F <text:s/>2 <text:s/>1 <text:s/>1 <text:s text:c="3"/></text:p>
      <text:p text:style-name="P42">03 <text:s text:c="2"/>1 <text:s/>1 <text:s text:c="9"/></text:p>
      <text:p text:style-name="P42">04 <text:s text:c="16"/></text:p>
      <text:p text:style-name="P42"/>
      <text:p text:style-name="P42">Congratulations! You have won!</text:p>
      <text:p text:style-name="P42">Please enter your name: Abdelhakeem</text:p>
      <text:p text:style-name="P42"/>
      <text:p text:style-name="P54">grid<text:span text:style-name="T170">02</text:span>.txt:</text:p>
      <text:p text:style-name="P40"><text:s text:c="4"/><text:span text:style-name="T170">00 01 02 03 04 05 06 07 08 09</text:span></text:p>
      <text:p text:style-name="P42"><text:s text:c="4"/>-- -- -- -- -- -- -- -- -- -- </text:p>
      <text:p text:style-name="P42">00 <text:s text:c="2"/>0 <text:s/>1 <text:s/>1 <text:s/>1 <text:s/>0 <text:s/>0 <text:s/>0 <text:s/>0 <text:s/>0 <text:s/>0 </text:p>
      <text:p text:style-name="P42">01 <text:s text:c="2"/>0 <text:s/>1 <text:s/>* <text:s/>2 <text:s/>1 <text:s/>0 <text:s/>0 <text:s/>0 <text:s/>0 <text:s/>0 </text:p>
      <text:p text:style-name="P42">02 <text:s text:c="2"/>0 <text:s/>1 <text:s/>2 <text:s/>* <text:s/>1 <text:s/>0 <text:s/>0 <text:s/>0 <text:s/>1 <text:s/>1 </text:p>
      <text:p text:style-name="P42">03 <text:s text:c="2"/>0 <text:s/>1 <text:s/>2 <text:s/>2 <text:s/>1 <text:s/>0 <text:s/>0 <text:s/>1 <text:s/>2 <text:s/>* </text:p>
      <text:p text:style-name="P42">04 <text:s text:c="2"/>0 <text:s/>1 <text:s/>* <text:s/>1 <text:s/>0 <text:s/>0 <text:s/>0 <text:s/>2 <text:s/>* <text:s/>3 </text:p>
      <text:p text:style-name="P42">05 <text:s text:c="2"/>0 <text:s/>1 <text:s/>1 <text:s/>1 <text:s/>0 <text:s/>0 <text:s/>0 <text:s/>2 <text:s/>* <text:s/>2 </text:p>
      <text:p text:style-name="P42">06 <text:s text:c="2"/>2 <text:s/>2 <text:s/>1 <text:s/>0 <text:s/>0 <text:s/>0 <text:s/>0 <text:s/>1 <text:s/>1 <text:s/>1 </text:p>
      <text:p text:style-name="P42">07 <text:s text:c="2"/>* <text:s/>* <text:s/>2 <text:s/>2 <text:s/>1 <text:s/>1 <text:s/>0 <text:s/>0 <text:s/>0 <text:s/>0 </text:p>
      <text:p text:style-name="P42">08 <text:s text:c="2"/>2 <text:s/>3 <text:s/>* <text:s/>2 <text:s/>* <text:s/>1 <text:s/>1 <text:s/>1 <text:s/>1 <text:s/>0 </text:p>
      <text:p text:style-name="P42">09 <text:s text:c="2"/>0 <text:s/>1 <text:s/>1 <text:s/>2 <text:s/>1 <text:s/>1 <text:s/>1 <text:s/>* <text:s/>1 <text:s/>0 <text:s/></text:p>
      <text:p text:style-name="P40"/>
      <text:p text:style-name="P54">program output:</text:p>
      <text:p text:style-name="P43">Minesweeper Game</text:p>
      <text:p text:style-name="P43"/>
      <text:p text:style-name="P43"><text:tab/>1) New Game</text:p>
      <text:p text:style-name="P43"><text:tab/>2) Load Game</text:p>
      <text:p text:style-name="P43"><text:tab/>3) Hall of Fame</text:p>
      <text:p text:style-name="P43"><text:tab/>4) Exit</text:p>
      <text:p text:style-name="P43"/>
      <text:p text:style-name="P43">Choice: 1</text:p>
      <text:p text:style-name="P43"/>
      <text:p text:style-name="P43">Enter the dimensions of the grid</text:p>
      <text:p text:style-name="P43">Rows: 10</text:p>
      <text:p text:style-name="P43">Columns: 10</text:p>
      <text:p text:style-name="P43"/>
      <text:p text:style-name="P43"><text:s text:c="4"/>00 01 02 03 04 05 06 07 08 09</text:p>
      <text:p text:style-name="P43"><text:s text:c="4"/>-- -- -- -- -- -- -- -- -- -- </text:p>
      <text:p text:style-name="P43">00 <text:s text:c="2"/>X <text:s/>X <text:s/>X <text:s/>X <text:s/>X <text:s/>X <text:s/>X <text:s/>X <text:s/>X <text:s/>X </text:p>
      <text:p text:style-name="P43">01 <text:s text:c="2"/>X <text:s/>X <text:s/>X <text:s/>X <text:s/>X <text:s/>X <text:s/>X <text:s/>X <text:s/>X <text:s/>X </text:p>
      <text:p text:style-name="P43">02 <text:s text:c="2"/>X <text:s/>X <text:s/>X <text:s/>X <text:s/>X <text:s/>X <text:s/>X <text:s/>X <text:s/>X <text:s/>X </text:p>
      <text:p text:style-name="P43">03 <text:s text:c="2"/>X <text:s/>X <text:s/>X <text:s/>X <text:s/>X <text:s/>X <text:s/>X <text:s/>X <text:s/>X <text:s/>X </text:p>
      <text:p text:style-name="P43">04 <text:s text:c="2"/>X <text:s/>X <text:s/>X <text:s/>X <text:s/>X <text:s/>X <text:s/>X <text:s/>X <text:s/>X <text:s/>X </text:p>
      <text:p text:style-name="P43">05 <text:s text:c="2"/>X <text:s/>X <text:s/>X <text:s/>X <text:s/>X <text:s/>X <text:s/>X <text:s/>X <text:s/>X <text:s/>X </text:p>
      <text:p text:style-name="P43">06 <text:s text:c="2"/>X <text:s/>X <text:s/>X <text:s/>X <text:s/>X <text:s/>X <text:s/>X <text:s/>X <text:s/>X <text:s/>X </text:p>
      <text:p text:style-name="P43">07 <text:s text:c="2"/>X <text:s/>X <text:s/>X <text:s/>X <text:s/>X <text:s/>X <text:s/>X <text:s/>X <text:s/>X <text:s/>X </text:p>
      <text:p text:style-name="P43">08 <text:s text:c="2"/>X <text:s/>X <text:s/>X <text:s/>X <text:s/>X <text:s/>X <text:s/>X <text:s/>X <text:s/>X <text:s/>X </text:p>
      <text:p text:style-name="P43">09 <text:s text:c="2"/>X <text:s/>X <text:s/>X <text:s/>X <text:s/>X <text:s/>X <text:s/>X <text:s/>X <text:s/>X <text:s/>X </text:p>
      <text:p text:style-name="P49">Your first move:</text:p>
      <text:p text:style-name="P43">Position ([X][SPACE][Y]): 5 5</text:p>
      <text:p text:style-name="P43"/>
      <text:p text:style-name="P43">Time: 0s<text:tab/>Moves: 1<text:tab/>Flagged: 0<text:tab/>Marked: 0<text:tab/>Score: 0</text:p>
      <text:p text:style-name="P43"/>
      <text:p text:style-name="P43"><text:s text:c="4"/>00 01 02 03 04 05 06 07 08 09</text:p>
      <text:p text:style-name="P43"><text:s text:c="4"/>-- -- -- -- -- -- -- -- -- -- </text:p>
      <text:p text:style-name="P43">00 <text:s text:c="2"/>X <text:s/>X <text:s/>X <text:s/>1 <text:s text:c="18"/></text:p>
      <text:p text:style-name="P43">01 <text:s text:c="2"/>X <text:s/>X <text:s/>X <text:s/>2 <text:s/>1 <text:s text:c="15"/></text:p>
      <text:p text:style-name="P43">02 <text:s text:c="2"/>X <text:s/>X <text:s/>X <text:s/>X <text:s/>1 <text:s text:c="10"/>1 <text:s/>1 </text:p>
      <text:p text:style-name="P43">03 <text:s text:c="2"/>X <text:s/>X <text:s/>X <text:s/>2 <text:s/>1 <text:s text:c="7"/>1 <text:s/>2 <text:s/>X </text:p>
      <text:p text:style-name="P43">04 <text:s text:c="2"/>X <text:s/>X <text:s/>X <text:s/>1 <text:s text:c="10"/>2 <text:s/>X <text:s/>X </text:p>
      <text:p text:style-name="P43">05 <text:s text:c="2"/>X <text:s/>X <text:s/>1 <text:s/>1 <text:s text:c="10"/>2 <text:s/>X <text:s/>X </text:p>
      <text:p text:style-name="P43">06 <text:s text:c="2"/>X <text:s/>X <text:s/>1 <text:s text:c="13"/>1 <text:s/>1 <text:s/>1 </text:p>
      <text:p text:style-name="P43">07 <text:s text:c="2"/>X <text:s/>X <text:s/>2 <text:s/>2 <text:s/>1 <text:s/>1 <text:s text:c="12"/></text:p>
      <text:p text:style-name="P43">08 <text:s text:c="2"/>X <text:s/>X <text:s/>X <text:s/>X <text:s/>X <text:s/>1 <text:s/>1 <text:s/>1 <text:s/>1 <text:s text:c="3"/></text:p>
      <text:p text:style-name="P43">09 <text:s text:c="2"/>X <text:s/>X <text:s/>X <text:s/>X <text:s/>X <text:s/>X <text:s/>X <text:s/>X <text:s/>1 <text:s text:c="3"/></text:p>
      <text:p text:style-name="P43"/>
      <text:p text:style-name="P43"><text:tab/>[O]pen Cell</text:p>
      <text:p text:style-name="P43"><text:tab/>[F]lag Cell</text:p>
      <text:p text:style-name="P43"><text:tab/>[M]ark Cell</text:p>
      <text:p text:style-name="P43"><text:tab/>[U]nmark Cell</text:p>
      <text:p text:style-name="P43"><text:tab/>[S]ave &amp; Quit Game</text:p>
      <text:p text:style-name="P43"><text:tab/>[Q]uit Game</text:p>
      <text:p text:style-name="P43">Action: f</text:p>
      <text:p text:style-name="P43">Position ([X][SPACE][Y]): 8 5</text:p>
      <text:p text:style-name="P43">The cell is already open!</text:p>
      <text:p text:style-name="P43"/>
      <text:p text:style-name="P43">Time: 9s<text:tab/>Moves: 1<text:tab/>Flagged: 0<text:tab/>Marked: 0<text:tab/>Score: 11111111</text:p>
      <text:p text:style-name="P43"/>
      <text:p text:style-name="P43"><text:s text:c="4"/>00 01 02 03 04 05 06 07 08 09</text:p>
      <text:p text:style-name="P43"><text:s text:c="4"/>-- -- -- -- -- -- -- -- -- -- </text:p>
      <text:p text:style-name="P43">00 <text:s text:c="2"/>X <text:s/>X <text:s/>X <text:s/>1 <text:s text:c="18"/></text:p>
      <text:p text:style-name="P43">01 <text:s text:c="2"/>X <text:s/>X <text:s/>X <text:s/>2 <text:s/>1 <text:s text:c="15"/></text:p>
      <text:p text:style-name="P43">02 <text:s text:c="2"/>X <text:s/>X <text:s/>X <text:s/>X <text:s/>1 <text:s text:c="10"/>1 <text:s/>1 </text:p>
      <text:p text:style-name="P43">03 <text:s text:c="2"/>X <text:s/>X <text:s/>X <text:s/>2 <text:s/>1 <text:s text:c="7"/>1 <text:s/>2 <text:s/>X </text:p>
      <text:p text:style-name="P43">04 <text:s text:c="2"/>X <text:s/>X <text:s/>X <text:s/>1 <text:s text:c="10"/>2 <text:s/>X <text:s/>X </text:p>
      <text:p text:style-name="P43">05 <text:s text:c="2"/>X <text:s/>X <text:s/>1 <text:s/>1 <text:s text:c="10"/>2 <text:s/>X <text:s/>X </text:p>
      <text:p text:style-name="P43">06 <text:s text:c="2"/>X <text:s/>X <text:s/>1 <text:s text:c="13"/>1 <text:s/>1 <text:s/>1 </text:p>
      <text:p text:style-name="P43">07 <text:s text:c="2"/>X <text:s/>X <text:s/>2 <text:s/>2 <text:s/>1 <text:s/>1 <text:s text:c="12"/></text:p>
      <text:p text:style-name="P43">08 <text:s text:c="2"/>X <text:s/>X <text:s/>X <text:s/>X <text:s/>X <text:s/>1 <text:s/>1 <text:s/>1 <text:s/>1 <text:s text:c="3"/></text:p>
      <text:p text:style-name="P43">09 <text:s text:c="2"/>X <text:s/>X <text:s/>X <text:s/>X <text:s/>X <text:s/>X <text:s/>X <text:s/>X <text:s/>1 <text:s text:c="3"/></text:p>
      <text:p text:style-name="P43"/>
      <text:p text:style-name="P43"><text:tab/>[O]pen Cell</text:p>
      <text:p text:style-name="P43"><text:tab/>[F]lag Cell</text:p>
      <text:p text:style-name="P43"><text:tab/>[M]ark Cell</text:p>
      <text:p text:style-name="P43"><text:tab/>[U]nmark Cell</text:p>
      <text:p text:style-name="P43"><text:tab/>[S]ave &amp; Quit Game</text:p>
      <text:p text:style-name="P43"><text:tab/>[Q]uit Game</text:p>
      <text:p text:style-name="P43">Action: f</text:p>
      <text:p text:style-name="P43">Position ([X][SPACE][Y]): 8 4</text:p>
      <text:p text:style-name="P43"/>
      <text:p text:style-name="P43">Time: 13s<text:tab/>Moves: 2<text:tab/>Flagged: 1<text:tab/>Marked: 0<text:tab/>Score: 3846153</text:p>
      <text:p text:style-name="P43"/>
      <text:p text:style-name="P43"><text:s text:c="4"/>00 01 02 03 04 05 06 07 08 09</text:p>
      <text:p text:style-name="P43"><text:s text:c="4"/>-- -- -- -- -- -- -- -- -- -- </text:p>
      <text:p text:style-name="P43">00 <text:s text:c="2"/>X <text:s/>X <text:s/>X <text:s/>1 <text:s text:c="18"/></text:p>
      <text:p text:style-name="P43">01 <text:s text:c="2"/>X <text:s/>X <text:s/>X <text:s/>2 <text:s/>1 <text:s text:c="15"/></text:p>
      <text:p text:style-name="P43">02 <text:s text:c="2"/>X <text:s/>X <text:s/>X <text:s/>X <text:s/>1 <text:s text:c="10"/>1 <text:s/>1 </text:p>
      <text:p text:style-name="P43">03 <text:s text:c="2"/>X <text:s/>X <text:s/>X <text:s/>2 <text:s/>1 <text:s text:c="7"/>1 <text:s/>2 <text:s/>X </text:p>
      <text:p text:style-name="P43">04 <text:s text:c="2"/>X <text:s/>X <text:s/>X <text:s/>1 <text:s text:c="10"/>2 <text:s/>X <text:s/>X </text:p>
      <text:p text:style-name="P43">05 <text:s text:c="2"/>X <text:s/>X <text:s/>1 <text:s/>1 <text:s text:c="10"/>2 <text:s/>X <text:s/>X </text:p>
      <text:p text:style-name="P43">06 <text:s text:c="2"/>X <text:s/>X <text:s/>1 <text:s text:c="13"/>1 <text:s/>1 <text:s/>1 </text:p>
      <text:p text:style-name="P43">07 <text:s text:c="2"/>X <text:s/>X <text:s/>2 <text:s/>2 <text:s/>1 <text:s/>1 <text:s text:c="12"/></text:p>
      <text:p text:style-name="P43">08 <text:s text:c="2"/>X <text:s/>X <text:s/>X <text:s/>X <text:s/>F <text:s/>1 <text:s/>1 <text:s/>1 <text:s/>1 <text:s text:c="3"/></text:p>
      <text:p text:style-name="P43">09 <text:s text:c="2"/>X <text:s/>X <text:s/>X <text:s/>X <text:s/>X <text:s/>X <text:s/>X <text:s/>X <text:s/>1 <text:s text:c="3"/></text:p>
      <text:p text:style-name="P43"/>
      <text:p text:style-name="P43"><text:tab/>[O]pen Cell</text:p>
      <text:p text:style-name="P43"><text:tab/>[F]lag Cell</text:p>
      <text:p text:style-name="P43"><text:tab/>[M]ark Cell</text:p>
      <text:p text:style-name="P43"><text:tab/>[U]nmark Cell</text:p>
      <text:p text:style-name="P43"><text:tab/>[S]ave &amp; Quit Game</text:p>
      <text:p text:style-name="P43"><text:tab/>[Q]uit Game</text:p>
      <text:p text:style-name="P43">Action: o</text:p>
      <text:p text:style-name="P43">Position ([X][SPACE][Y]): 8 5</text:p>
      <text:p text:style-name="P49">Time: 16s<text:tab/>Moves: 3<text:tab/>Flagged: 1<text:tab/>Marked: 0<text:tab/>Score: 2083333</text:p>
      <text:p text:style-name="P43"/>
      <text:p text:style-name="P43"><text:s text:c="4"/>00 01 02 03 04 05 06 07 08 09</text:p>
      <text:p text:style-name="P43"><text:s text:c="4"/>-- -- -- -- -- -- -- -- -- -- </text:p>
      <text:p text:style-name="P43">00 <text:s text:c="2"/>X <text:s/>X <text:s/>X <text:s/>1 <text:s text:c="18"/></text:p>
      <text:p text:style-name="P43">01 <text:s text:c="2"/>X <text:s/>X <text:s/>X <text:s/>2 <text:s/>1 <text:s text:c="15"/></text:p>
      <text:p text:style-name="P43">02 <text:s text:c="2"/>X <text:s/>X <text:s/>X <text:s/>X <text:s/>1 <text:s text:c="10"/>1 <text:s/>1 </text:p>
      <text:p text:style-name="P43">03 <text:s text:c="2"/>X <text:s/>X <text:s/>X <text:s/>2 <text:s/>1 <text:s text:c="7"/>1 <text:s/>2 <text:s/>X </text:p>
      <text:p text:style-name="P43">04 <text:s text:c="2"/>X <text:s/>X <text:s/>X <text:s/>1 <text:s text:c="10"/>2 <text:s/>X <text:s/>X </text:p>
      <text:p text:style-name="P43">05 <text:s text:c="2"/>X <text:s/>X <text:s/>1 <text:s/>1 <text:s text:c="10"/>2 <text:s/>X <text:s/>X </text:p>
      <text:p text:style-name="P43">06 <text:s text:c="2"/>X <text:s/>X <text:s/>1 <text:s text:c="13"/>1 <text:s/>1 <text:s/>1 </text:p>
      <text:p text:style-name="P43">07 <text:s text:c="2"/>X <text:s/>X <text:s/>2 <text:s/>2 <text:s/>1 <text:s/>1 <text:s text:c="12"/></text:p>
      <text:p text:style-name="P43">08 <text:s text:c="2"/>X <text:s/>X <text:s/>X <text:s/>X <text:s/>F <text:s/>1 <text:s/>1 <text:s/>1 <text:s/>1 <text:s text:c="3"/></text:p>
      <text:p text:style-name="P43">09 <text:s text:c="2"/>X <text:s/>X <text:s/>X <text:s/>X <text:s/>1 <text:s/>1 <text:s/>1 <text:s/>X <text:s/>1 <text:s text:c="3"/></text:p>
      <text:p text:style-name="P43"/>
      <text:p text:style-name="P43"><text:tab/>[O]pen Cell</text:p>
      <text:p text:style-name="P43"><text:tab/>[F]lag Cell</text:p>
      <text:p text:style-name="P43"><text:tab/>[M]ark Cell</text:p>
      <text:p text:style-name="P43"><text:tab/>[U]nmark Cell</text:p>
      <text:p text:style-name="P43"><text:tab/>[S]ave &amp; Quit Game</text:p>
      <text:p text:style-name="P43"><text:tab/>[Q]uit Game</text:p>
      <text:p text:style-name="P43">Action: s</text:p>
      <text:p text:style-name="P43">Game saved successfully!</text:p>
      <text:p text:style-name="P43"/>
      <text:p text:style-name="P43">Minesweeper Game</text:p>
      <text:p text:style-name="P43"/>
      <text:p text:style-name="P43"><text:tab/>1) New Game</text:p>
      <text:p text:style-name="P43"><text:tab/>2) Load Game</text:p>
      <text:p text:style-name="P43"><text:tab/>3) Hall of Fame</text:p>
      <text:p text:style-name="P43"><text:tab/>4) Exit</text:p>
      <text:p text:style-name="P43"/>
      <text:p text:style-name="P43">Choice: 2</text:p>
      <text:p text:style-name="P43"/>
      <text:p text:style-name="P43"/>
      <text:p text:style-name="P43">Time: 27s<text:tab/>Moves: 3<text:tab/>Flagged: 1<text:tab/>Marked: 0<text:tab/>Score: 1234567</text:p>
      <text:p text:style-name="P43"/>
      <text:p text:style-name="P43"><text:s text:c="4"/>00 01 02 03 04 05 06 07 08 09</text:p>
      <text:p text:style-name="P43"><text:s text:c="4"/>-- -- -- -- -- -- -- -- -- -- </text:p>
      <text:p text:style-name="P43">00 <text:s text:c="2"/>X <text:s/>X <text:s/>X <text:s/>1 <text:s text:c="18"/></text:p>
      <text:p text:style-name="P43">01 <text:s text:c="2"/>X <text:s/>X <text:s/>X <text:s/>2 <text:s/>1 <text:s text:c="15"/></text:p>
      <text:p text:style-name="P43">02 <text:s text:c="2"/>X <text:s/>X <text:s/>X <text:s/>X <text:s/>1 <text:s text:c="10"/>1 <text:s/>1 </text:p>
      <text:p text:style-name="P43">03 <text:s text:c="2"/>X <text:s/>X <text:s/>X <text:s/>2 <text:s/>1 <text:s text:c="7"/>1 <text:s/>2 <text:s/>X </text:p>
      <text:p text:style-name="P43">04 <text:s text:c="2"/>X <text:s/>X <text:s/>X <text:s/>1 <text:s text:c="10"/>2 <text:s/>X <text:s/>X </text:p>
      <text:p text:style-name="P43">05 <text:s text:c="2"/>X <text:s/>X <text:s/>1 <text:s/>1 <text:s text:c="10"/>2 <text:s/>X <text:s/>X </text:p>
      <text:p text:style-name="P43">06 <text:s text:c="2"/>X <text:s/>X <text:s/>1 <text:s text:c="13"/>1 <text:s/>1 <text:s/>1 </text:p>
      <text:p text:style-name="P43">07 <text:s text:c="2"/>X <text:s/>X <text:s/>2 <text:s/>2 <text:s/>1 <text:s/>1 <text:s text:c="12"/></text:p>
      <text:p text:style-name="P43">08 <text:s text:c="2"/>X <text:s/>X <text:s/>X <text:s/>X <text:s/>F <text:s/>1 <text:s/>1 <text:s/>1 <text:s/>1 <text:s text:c="3"/></text:p>
      <text:p text:style-name="P43">09 <text:s text:c="2"/>X <text:s/>X <text:s/>X <text:s/>X <text:s/>1 <text:s/>1 <text:s/>1 <text:s/>X <text:s/>1 <text:s text:c="3"/></text:p>
      <text:p text:style-name="P43"/>
      <text:p text:style-name="P43"><text:tab/>[O]pen Cell</text:p>
      <text:p text:style-name="P43"><text:tab/>[F]lag Cell</text:p>
      <text:p text:style-name="P43"><text:tab/>[M]ark Cell</text:p>
      <text:p text:style-name="P43"><text:tab/>[U]nmark Cell</text:p>
      <text:p text:style-name="P43"><text:tab/>[S]ave &amp; Quit Game</text:p>
      <text:p text:style-name="P43"><text:tab/>[Q]uit Game</text:p>
      <text:p text:style-name="P43">Action: o</text:p>
      <text:p text:style-name="P43">Position ([X][SPACE][Y]): 5 2</text:p>
      <text:p text:style-name="P43">The cell is already open!</text:p>
      <text:p text:style-name="P43"/>
      <text:p text:style-name="P43">Time: 36s<text:tab/>Moves: 3<text:tab/>Flagged: 1<text:tab/>Marked: 0<text:tab/>Score: 925925</text:p>
      <text:p text:style-name="P43"/>
      <text:p text:style-name="P43"><text:s text:c="4"/>00 01 02 03 04 05 06 07 08 09</text:p>
      <text:p text:style-name="P43"><text:s text:c="4"/>-- -- -- -- -- -- -- -- -- -- </text:p>
      <text:p text:style-name="P43">00 <text:s text:c="2"/>X <text:s/>X <text:s/>X <text:s/>1 <text:s text:c="18"/></text:p>
      <text:p text:style-name="P43">01 <text:s text:c="2"/>X <text:s/>X <text:s/>X <text:s/>2 <text:s/>1 <text:s text:c="15"/></text:p>
      <text:p text:style-name="P43">02 <text:s text:c="2"/>X <text:s/>X <text:s/>X <text:s/>X <text:s/>1 <text:s text:c="10"/>1 <text:s/>1 </text:p>
      <text:p text:style-name="P43">03 <text:s text:c="2"/>X <text:s/>X <text:s/>X <text:s/>2 <text:s/>1 <text:s text:c="7"/>1 <text:s/>2 <text:s/>X </text:p>
      <text:p text:style-name="P43">04 <text:s text:c="2"/>X <text:s/>X <text:s/>X <text:s/>1 <text:s text:c="10"/>2 <text:s/>X <text:s/>X </text:p>
      <text:p text:style-name="P43">05 <text:s text:c="2"/>X <text:s/>X <text:s/>1 <text:s/>1 <text:s text:c="10"/>2 <text:s/>X <text:s/>X </text:p>
      <text:p text:style-name="P43">06 <text:s text:c="2"/>X <text:s/>X <text:s/>1 <text:s text:c="13"/>1 <text:s/>1 <text:s/>1 </text:p>
      <text:p text:style-name="P43">07 <text:s text:c="2"/>X <text:s/>X <text:s/>2 <text:s/>2 <text:s/>1 <text:s/>1 <text:s text:c="12"/></text:p>
      <text:p text:style-name="P43">08 <text:s text:c="2"/>X <text:s/>X <text:s/>X <text:s/>X <text:s/>F <text:s/>1 <text:s/>1 <text:s/>1 <text:s/>1 <text:s text:c="3"/></text:p>
      <text:p text:style-name="P43">09 <text:s text:c="2"/>X <text:s/>X <text:s/>X <text:s/>X <text:s/>1 <text:s/>1 <text:s/>1 <text:s/>X <text:s/>1 <text:s text:c="3"/></text:p>
      <text:p text:style-name="P49"><text:tab/>[O]pen Cell</text:p>
      <text:p text:style-name="P43"><text:tab/>[F]lag Cell</text:p>
      <text:p text:style-name="P43"><text:tab/>[M]ark Cell</text:p>
      <text:p text:style-name="P43"><text:tab/>[U]nmark Cell</text:p>
      <text:p text:style-name="P43"><text:tab/>[S]ave &amp; Quit Game</text:p>
      <text:p text:style-name="P43"><text:tab/>[Q]uit Game</text:p>
      <text:p text:style-name="P43">Action: m</text:p>
      <text:p text:style-name="P43">Position ([X][SPACE][Y]): 4 8</text:p>
      <text:p text:style-name="P43"/>
      <text:p text:style-name="P43">Time: 46s<text:tab/>Moves: 4<text:tab/>Flagged: 1<text:tab/>Marked: 1<text:tab/>Score: 543478</text:p>
      <text:p text:style-name="P43"/>
      <text:p text:style-name="P43"><text:s text:c="4"/>00 01 02 03 04 05 06 07 08 09</text:p>
      <text:p text:style-name="P43"><text:s text:c="4"/>-- -- -- -- -- -- -- -- -- -- </text:p>
      <text:p text:style-name="P43">00 <text:s text:c="2"/>X <text:s/>X <text:s/>X <text:s/>1 <text:s text:c="18"/></text:p>
      <text:p text:style-name="P43">01 <text:s text:c="2"/>X <text:s/>X <text:s/>X <text:s/>2 <text:s/>1 <text:s text:c="15"/></text:p>
      <text:p text:style-name="P43">02 <text:s text:c="2"/>X <text:s/>X <text:s/>X <text:s/>X <text:s/>1 <text:s text:c="10"/>1 <text:s/>1 </text:p>
      <text:p text:style-name="P43">03 <text:s text:c="2"/>X <text:s/>X <text:s/>X <text:s/>2 <text:s/>1 <text:s text:c="7"/>1 <text:s/>2 <text:s/>X </text:p>
      <text:p text:style-name="P43">04 <text:s text:c="2"/>X <text:s/>X <text:s/>X <text:s/>1 <text:s text:c="10"/>2 <text:s/>? <text:s/>X </text:p>
      <text:p text:style-name="P43">05 <text:s text:c="2"/>X <text:s/>X <text:s/>1 <text:s/>1 <text:s text:c="10"/>2 <text:s/>X <text:s/>X </text:p>
      <text:p text:style-name="P43">06 <text:s text:c="2"/>X <text:s/>X <text:s/>1 <text:s text:c="13"/>1 <text:s/>1 <text:s/>1 </text:p>
      <text:p text:style-name="P43">07 <text:s text:c="2"/>X <text:s/>X <text:s/>2 <text:s/>2 <text:s/>1 <text:s/>1 <text:s text:c="12"/></text:p>
      <text:p text:style-name="P43">08 <text:s text:c="2"/>X <text:s/>X <text:s/>X <text:s/>X <text:s/>F <text:s/>1 <text:s/>1 <text:s/>1 <text:s/>1 <text:s text:c="3"/></text:p>
      <text:p text:style-name="P43">09 <text:s text:c="2"/>X <text:s/>X <text:s/>X <text:s/>X <text:s/>1 <text:s/>1 <text:s/>1 <text:s/>X <text:s/>1 <text:s text:c="3"/></text:p>
      <text:p text:style-name="P43"/>
      <text:p text:style-name="P43"><text:tab/>[O]pen Cell</text:p>
      <text:p text:style-name="P43"><text:tab/>[F]lag Cell</text:p>
      <text:p text:style-name="P43"><text:tab/>[M]ark Cell</text:p>
      <text:p text:style-name="P43"><text:tab/>[U]nmark Cell</text:p>
      <text:p text:style-name="P43"><text:tab/>[S]ave &amp; Quit Game</text:p>
      <text:p text:style-name="P43"><text:tab/>[Q]uit Game</text:p>
      <text:p text:style-name="P43">Action: o</text:p>
      <text:p text:style-name="P43">Position ([X][SPACE][Y]): 4 9</text:p>
      <text:p text:style-name="P43"/>
      <text:p text:style-name="P43">Time: 50s<text:tab/>Moves: 5<text:tab/>Flagged: 1<text:tab/>Marked: 1<text:tab/>Score: 400000</text:p>
      <text:p text:style-name="P43"/>
      <text:p text:style-name="P43"><text:s text:c="4"/>00 01 02 03 04 05 06 07 08 09</text:p>
      <text:p text:style-name="P43"><text:s text:c="4"/>-- -- -- -- -- -- -- -- -- -- </text:p>
      <text:p text:style-name="P43">00 <text:s text:c="2"/>X <text:s/>X <text:s/>X <text:s/>1 <text:s text:c="18"/></text:p>
      <text:p text:style-name="P43">01 <text:s text:c="2"/>X <text:s/>X <text:s/>X <text:s/>2 <text:s/>1 <text:s text:c="15"/></text:p>
      <text:p text:style-name="P43">02 <text:s text:c="2"/>X <text:s/>X <text:s/>X <text:s/>X <text:s/>1 <text:s text:c="10"/>1 <text:s/>1 </text:p>
      <text:p text:style-name="P43">03 <text:s text:c="2"/>X <text:s/>X <text:s/>X <text:s/>2 <text:s/>1 <text:s text:c="7"/>1 <text:s/>2 <text:s/>X </text:p>
      <text:p text:style-name="P43">04 <text:s text:c="2"/>X <text:s/>X <text:s/>X <text:s/>1 <text:s text:c="10"/>2 <text:s/>? <text:s/>3 </text:p>
      <text:p text:style-name="P43">05 <text:s text:c="2"/>X <text:s/>X <text:s/>1 <text:s/>1 <text:s text:c="10"/>2 <text:s/>X <text:s/>X </text:p>
      <text:p text:style-name="P43">06 <text:s text:c="2"/>X <text:s/>X <text:s/>1 <text:s text:c="13"/>1 <text:s/>1 <text:s/>1 </text:p>
      <text:p text:style-name="P43">07 <text:s text:c="2"/>X <text:s/>X <text:s/>2 <text:s/>2 <text:s/>1 <text:s/>1 <text:s text:c="12"/></text:p>
      <text:p text:style-name="P43">08 <text:s text:c="2"/>X <text:s/>X <text:s/>X <text:s/>X <text:s/>F <text:s/>1 <text:s/>1 <text:s/>1 <text:s/>1 <text:s text:c="3"/></text:p>
      <text:p text:style-name="P43">09 <text:s text:c="2"/>X <text:s/>X <text:s/>X <text:s/>X <text:s/>1 <text:s/>1 <text:s/>1 <text:s/>X <text:s/>1 <text:s text:c="3"/></text:p>
      <text:p text:style-name="P43"/>
      <text:p text:style-name="P43"><text:tab/>[O]pen Cell</text:p>
      <text:p text:style-name="P43"><text:tab/>[F]lag Cell</text:p>
      <text:p text:style-name="P43"><text:tab/>[M]ark Cell</text:p>
      <text:p text:style-name="P43"><text:tab/>[U]nmark Cell</text:p>
      <text:p text:style-name="P43"><text:tab/>[S]ave &amp; Quit Game</text:p>
      <text:p text:style-name="P43"><text:tab/>[Q]uit Game</text:p>
      <text:p text:style-name="P43">Action: o</text:p>
      <text:p text:style-name="P43">Position ([X][SPACE][Y]): 3 9</text:p>
      <text:p text:style-name="P43"/>
      <text:p text:style-name="P43">Time: 54s<text:tab/>Moves: 6<text:tab/>Flagged: 1<text:tab/>Marked: 1<text:tab/>Score: 308641</text:p>
      <text:p text:style-name="P43"/>
      <text:p text:style-name="P43">You've touched a mine! BOOM! :'(</text:p>
      <text:p text:style-name="P43"/>
      <text:p text:style-name="P43"><text:s text:c="4"/>00 01 02 03 04 05 06 07 08 09</text:p>
      <text:p text:style-name="P43"><text:s text:c="4"/>-- -- -- -- -- -- -- -- -- -- </text:p>
      <text:p text:style-name="P43">00 <text:s text:c="5"/>1 <text:s/>1 <text:s/>1 <text:s text:c="18"/></text:p>
      <text:p text:style-name="P43">01 <text:s text:c="5"/>1 <text:s/>M <text:s/>2 <text:s/>1 <text:s text:c="15"/></text:p>
      <text:p text:style-name="P43">02 <text:s text:c="5"/>1 <text:s/>2 <text:s/>M <text:s/>1 <text:s text:c="10"/>1 <text:s/>1 </text:p>
      <text:p text:style-name="P43">03 <text:s text:c="5"/>1 <text:s/>2 <text:s/>2 <text:s/>1 <text:s text:c="7"/>1 <text:s/>2 <text:s/>! </text:p>
      <text:p text:style-name="P43">04 <text:s text:c="5"/>1 <text:s/>M <text:s/>1 <text:s text:c="10"/>2 <text:s/>M <text:s/>3 </text:p>
      <text:p text:style-name="P43">05 <text:s text:c="5"/>1 <text:s/>1 <text:s/>1 <text:s text:c="10"/>2 <text:s/>M <text:s/>2 </text:p>
      <text:p text:style-name="P43">06 <text:s text:c="2"/>2 <text:s/>2 <text:s/>1 <text:s text:c="13"/>1 <text:s/>1 <text:s/>1 </text:p>
      <text:p text:style-name="P43">07 <text:s text:c="2"/>M <text:s/>M <text:s/>2 <text:s/>2 <text:s/>1 <text:s/>1 <text:s text:c="12"/></text:p>
      <text:p text:style-name="P43">08 <text:s text:c="2"/>2 <text:s/>3 <text:s/>M <text:s/>2 <text:s/>F <text:s/>1 <text:s/>1 <text:s/>1 <text:s/>1 <text:s text:c="3"/></text:p>
      <text:p text:style-name="P44">09 <text:s text:c="5"/>1 <text:s/>1 <text:s/>2 <text:s/>1 <text:s/>1 <text:s/>1 <text:s/>M <text:s/>1 <text:s text:c="3"/></text:p>
      <text:p text:style-name="P56"><text:span text:style-name="T173">grid</text:span><text:span text:style-name="T172">03</text:span><text:span text:style-name="T173">.txt:</text:span></text:p>
      <text:p text:style-name="P41"><text:s text:c="4"/><text:span text:style-name="T171">00 01 02</text:span></text:p>
      <text:p text:style-name="P47"><text:s text:c="4"/>-- -- -- </text:p>
      <text:p text:style-name="P47">00 <text:s text:c="2"/>0 <text:s/>0 <text:s/>0 </text:p>
      <text:p text:style-name="P47">01 <text:s text:c="2"/>1 <text:s/>1 <text:s/>1 </text:p>
      <text:p text:style-name="P47">02 <text:s text:c="2"/>1 <text:s/>* <text:s/>1 <text:s text:c="2"/></text:p>
      <text:p text:style-name="P41"/>
      <text:p text:style-name="P55">program output:</text:p>
      <text:p text:style-name="P45">Minesweeper Game</text:p>
      <text:p text:style-name="P45"/>
      <text:p text:style-name="P45"><text:tab/>1) New Game</text:p>
      <text:p text:style-name="P45"><text:tab/>2) Load Game</text:p>
      <text:p text:style-name="P45"><text:tab/>3) Hall of Fame</text:p>
      <text:p text:style-name="P45"><text:tab/>4) Exit</text:p>
      <text:p text:style-name="P45"/>
      <text:p text:style-name="P45">Choice: 1</text:p>
      <text:p text:style-name="P45"/>
      <text:p text:style-name="P45">Enter the dimensions of the grid</text:p>
      <text:p text:style-name="P45">Rows: 3</text:p>
      <text:p text:style-name="P45">Columns: 3</text:p>
      <text:p text:style-name="P45"/>
      <text:p text:style-name="P45"><text:s text:c="4"/>00 01 02</text:p>
      <text:p text:style-name="P45"><text:s text:c="4"/>-- -- -- </text:p>
      <text:p text:style-name="P45">00 <text:s text:c="2"/>X <text:s/>X <text:s/>X </text:p>
      <text:p text:style-name="P45">01 <text:s text:c="2"/>X <text:s/>X <text:s/>X </text:p>
      <text:p text:style-name="P45">02 <text:s text:c="2"/>X <text:s/>X <text:s/>X </text:p>
      <text:p text:style-name="P45"/>
      <text:p text:style-name="P45">Your first move:</text:p>
      <text:p text:style-name="P45">Position ([X][SPACE][Y]): 0 0</text:p>
      <text:p text:style-name="P45"/>
      <text:p text:style-name="P45">Time: 0s<text:tab/>Moves: 1<text:tab/>Flagged: 0<text:tab/>Marked: 0<text:tab/>Score: 0</text:p>
      <text:p text:style-name="P45"/>
      <text:p text:style-name="P45"><text:s text:c="4"/>00 01 02</text:p>
      <text:p text:style-name="P45"><text:s text:c="4"/>-- -- -- </text:p>
      <text:p text:style-name="P45">00 <text:s text:c="10"/></text:p>
      <text:p text:style-name="P45">01 <text:s text:c="2"/>1 <text:s/>1 <text:s/>1 </text:p>
      <text:p text:style-name="P45">02 <text:s text:c="2"/>X <text:s/>X <text:s/>X </text:p>
      <text:p text:style-name="P45"/>
      <text:p text:style-name="P45"><text:tab/>[O]pen Cell</text:p>
      <text:p text:style-name="P45"><text:tab/>[F]lag Cell</text:p>
      <text:p text:style-name="P45"><text:tab/>[M]ark Cell</text:p>
      <text:p text:style-name="P45"><text:tab/>[U]nmark Cell</text:p>
      <text:p text:style-name="P45"><text:tab/>[S]ave &amp; Quit Game</text:p>
      <text:p text:style-name="P45"><text:tab/>[Q]uit Game</text:p>
      <text:p text:style-name="P45">Action: o</text:p>
      <text:p text:style-name="P45">Position ([X][SPACE][Y]): 2 0</text:p>
      <text:p text:style-name="P45"/>
      <text:p text:style-name="P45">Time: 15s<text:tab/>Moves: 2<text:tab/>Flagged: 0<text:tab/>Marked: 0<text:tab/>Score: 218</text:p>
      <text:p text:style-name="P45"/>
      <text:p text:style-name="P45"><text:s text:c="4"/>00 01 02</text:p>
      <text:p text:style-name="P45"><text:s text:c="4"/>-- -- -- </text:p>
      <text:p text:style-name="P45">00 <text:s text:c="10"/></text:p>
      <text:p text:style-name="P45">01 <text:s text:c="2"/>1 <text:s/>1 <text:s/>1 </text:p>
      <text:p text:style-name="P45">02 <text:s text:c="2"/>1 <text:s/>X <text:s/>X </text:p>
      <text:p text:style-name="P45"/>
      <text:p text:style-name="P45"><text:tab/>[O]pen Cell</text:p>
      <text:p text:style-name="P45"><text:tab/>[F]lag Cell</text:p>
      <text:p text:style-name="P45"><text:tab/>[M]ark Cell</text:p>
      <text:p text:style-name="P45"><text:tab/>[U]nmark Cell</text:p>
      <text:p text:style-name="P45"><text:tab/>[S]ave &amp; Quit Game</text:p>
      <text:p text:style-name="P45"><text:tab/>[Q]uit Game</text:p>
      <text:p text:style-name="P45">Action: o</text:p>
      <text:p text:style-name="P45">Position ([X][SPACE][Y]): 2 2</text:p>
      <text:p text:style-name="P45"/>
      <text:p text:style-name="P45">Time: 16s<text:tab/>Moves: 3<text:tab/>Flagged: 0<text:tab/>Marked: 0<text:tab/>Score: 136</text:p>
      <text:p text:style-name="P45"/>
      <text:p text:style-name="P45"><text:s text:c="4"/>00 01 02</text:p>
      <text:p text:style-name="P45"><text:s text:c="4"/>-- -- -- </text:p>
      <text:p text:style-name="P45">00 <text:s text:c="10"/></text:p>
      <text:p text:style-name="P45">01 <text:s text:c="2"/>1 <text:s/>1 <text:s/>1 </text:p>
      <text:p text:style-name="P45">02 <text:s text:c="2"/>1 <text:s/>F <text:s/>1 </text:p>
      <text:p text:style-name="P45"/>
      <text:p text:style-name="P45">Congratulations! You have won!</text:p>
      <text:p text:style-name="P46">Please enter your name: Shams</text:p>
      <text:p text:style-name="P50">Minesweeper Game</text:p>
      <text:p text:style-name="P45"/>
      <text:p text:style-name="P45"><text:tab/>1) New Game</text:p>
      <text:p text:style-name="P45"><text:tab/>2) Load Game</text:p>
      <text:p text:style-name="P45"><text:tab/>3) Hall of Fame</text:p>
      <text:p text:style-name="P45"><text:tab/>4) Exit</text:p>
      <text:p text:style-name="P45"/>
      <text:p text:style-name="P45">Choice: 3</text:p>
      <text:p text:style-name="P45"/>
      <text:p text:style-name="P45">Hall of Fame</text:p>
      <text:p text:style-name="P45"/>
      <text:p text:style-name="P45"><text:s text:c="10"/>Player<text:tab/><text:tab/>Score</text:p>
      <text:p text:style-name="P45"><text:s text:c="10"/>------<text:tab/><text:tab/>-----</text:p>
      <text:p text:style-name="P45"><text:s text:c="5"/>Abdelhakeem<text:tab/><text:tab/>2830</text:p>
      <text:p text:style-name="P45"><text:s text:c="11"/>Shams<text:tab/><text:tab/>136</text:p>
      <text:p text:style-name="P45"/>
      <text:p text:style-name="P45"/>
      <text:p text:style-name="P45">Minesweeper Game</text:p>
      <text:p text:style-name="P45"/>
      <text:p text:style-name="P45"><text:tab/>1) New Game</text:p>
      <text:p text:style-name="P45"><text:tab/>2) Load Game</text:p>
      <text:p text:style-name="P45"><text:tab/>3) Hall of Fame</text:p>
      <text:p text:style-name="P45"><text:tab/>4) Exit</text:p>
      <text:p text:style-name="P45"/>
      <text:p text:style-name="P45">Choice: 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Mn" svg:font-family="'Noto Mn'"/>
    <style:font-face style:name="monospace" svg:font-family="monospace"/>
    <style:font-face style:name="FreeMono" svg:font-family="FreeMono" style:font-pitch="fixed"/>
    <style:font-face style:name="Noto Mono" svg:font-family="'Noto Mono'" style:font-pitch="fixed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Cantarell" svg:font-family="Cantarell" style:font-pitch="variable"/>
    <style:font-face style:name="DejaVu Sans1" svg:font-family="'DejaVu Sans'" style:font-pitch="variable"/>
    <style:font-face style:name="URW Gothic" svg:font-family="'URW Gothic'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ar" style:country-complex="EG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false" style:writing-mode="pag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0%" style:writing-mode="page"/>
      <style:text-properties style:font-name="Noto Mono" fo:font-family="'Noto Mono'" style:font-pitch="fixed" officeooo:rsid="005ad73f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 style:master-page-name="">
      <style:paragraph-properties fo:margin-left="0in" fo:margin-right="0in" fo:text-align="center" style:justify-single-word="false" fo:text-indent="0in" style:auto-text-indent="false" style:page-number="auto" text:number-lines="false" text:line-number="0" style:vertical-align="middle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de" style:family="paragraph" style:parent-style-name="Text_20_body"/>
    <style:style style:name="Funcdesc" style:family="paragraph" style:parent-style-name="Text_20_body">
      <style:text-properties fo:font-size="8pt" officeooo:rsid="0096527f" style:font-size-asian="7pt" style:font-size-complex="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Noto Mono" fo:font-family="'Noto Mono'" style:font-pitch="fixed" fo:font-size="8pt" style:font-name-asian="OpenSymbol" style:font-family-asian="OpenSymbol" style:font-charset-asian="x-symbol" style:font-size-asian="7pt" style:font-name-complex="OpenSymbol" style:font-family-complex="OpenSymbol" style:font-charset-complex="x-symbol" style:font-size-complex="8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FreeMono1" style:font-family-asian="FreeMono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19:03:59.358972442</meta:creation-date>
    <dc:date>2017-01-30T17:06:49.018136015</dc:date>
    <meta:editing-duration>PT19H39M20S</meta:editing-duration>
    <meta:editing-cycles>529</meta:editing-cycles>
    <meta:generator>LibreOffice/5.2.4.2.0$Linux_X86_64 LibreOffice_project/20m0$Build-2</meta:generator>
    <meta:document-statistic meta:table-count="3" meta:image-count="0" meta:object-count="0" meta:page-count="22" meta:paragraph-count="839" meta:word-count="5632" meta:character-count="31164" meta:non-whitespace-character-count="21929"/>
  </office:meta>
</office:document-meta>
</file>